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1846.0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-3.06648038066E-017" calcext:value-type="float">
            <text:p>-3.06648038066E-17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5.15538385946" calcext:value-type="float">
            <text:p>5.155383859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264772" calcext:value-type="float">
            <text:p>11.7028264772</text:p>
          </table:table-cell>
          <table:table-cell office:value-type="float" office:value="-2.84142659662E-017" calcext:value-type="float">
            <text:p>-2.84142659662E-17</text:p>
          </table:table-cell>
          <table:table-cell office:value-type="float" office:value="11.7028264772" calcext:value-type="float">
            <text:p>11.7028264772</text:p>
          </table:table-cell>
          <table:table-cell office:value-type="float" office:value="5.2454432327" calcext:value-type="float">
            <text:p>5.245443232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7560233" calcext:value-type="float">
            <text:p>11.7027560233</text:p>
          </table:table-cell>
          <table:table-cell office:value-type="float" office:value="-4.09390387388E-017" calcext:value-type="float">
            <text:p>-4.09390387388E-17</text:p>
          </table:table-cell>
          <table:table-cell office:value-type="float" office:value="11.7027560233" calcext:value-type="float">
            <text:p>11.7027560233</text:p>
          </table:table-cell>
          <table:table-cell office:value-type="float" office:value="5.33707585266" calcext:value-type="float">
            <text:p>5.337075852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6650021" calcext:value-type="float">
            <text:p>11.7026650021</text:p>
          </table:table-cell>
          <table:table-cell office:value-type="float" office:value="-3.95041894993E-017" calcext:value-type="float">
            <text:p>-3.95041894993E-17</text:p>
          </table:table-cell>
          <table:table-cell office:value-type="float" office:value="11.7026650021" calcext:value-type="float">
            <text:p>11.7026650021</text:p>
          </table:table-cell>
          <table:table-cell office:value-type="float" office:value="5.43030920236" calcext:value-type="float">
            <text:p>5.430309202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5694058" calcext:value-type="float">
            <text:p>11.7025694058</text:p>
          </table:table-cell>
          <table:table-cell office:value-type="float" office:value="-2.96675891549E-017" calcext:value-type="float">
            <text:p>-2.96675891549E-17</text:p>
          </table:table-cell>
          <table:table-cell office:value-type="float" office:value="11.7025694058" calcext:value-type="float">
            <text:p>11.7025694058</text:p>
          </table:table-cell>
          <table:table-cell office:value-type="float" office:value="5.52517124495" calcext:value-type="float">
            <text:p>5.52517124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4810245" calcext:value-type="float">
            <text:p>11.7024810245</text:p>
          </table:table-cell>
          <table:table-cell office:value-type="float" office:value="-2.81166755081E-017" calcext:value-type="float">
            <text:p>-2.81166755081E-17</text:p>
          </table:table-cell>
          <table:table-cell office:value-type="float" office:value="11.7024810245" calcext:value-type="float">
            <text:p>11.7024810245</text:p>
          </table:table-cell>
          <table:table-cell office:value-type="float" office:value="5.62169043206" calcext:value-type="float">
            <text:p>5.621690432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4080098" calcext:value-type="float">
            <text:p>11.7024080098</text:p>
          </table:table-cell>
          <table:table-cell office:value-type="float" office:value="-1.48763292205E-017" calcext:value-type="float">
            <text:p>-1.48763292205E-17</text:p>
          </table:table-cell>
          <table:table-cell office:value-type="float" office:value="11.7024080098" calcext:value-type="float">
            <text:p>11.7024080098</text:p>
          </table:table-cell>
          <table:table-cell office:value-type="float" office:value="5.71989571234" calcext:value-type="float">
            <text:p>5.719895712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3554101" calcext:value-type="float">
            <text:p>11.7023554101</text:p>
          </table:table-cell>
          <table:table-cell office:value-type="float" office:value="-7.70930758028E-018" calcext:value-type="float">
            <text:p>-7.70930758028E-18</text:p>
          </table:table-cell>
          <table:table-cell office:value-type="float" office:value="11.7023554101" calcext:value-type="float">
            <text:p>11.7023554101</text:p>
          </table:table-cell>
          <table:table-cell office:value-type="float" office:value="5.81981654014" calcext:value-type="float">
            <text:p>5.819816540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3256712" calcext:value-type="float">
            <text:p>11.7023256712</text:p>
          </table:table-cell>
          <table:table-cell office:value-type="float" office:value="1.91056851211E-017" calcext:value-type="float">
            <text:p>1.91056851211E-17</text:p>
          </table:table-cell>
          <table:table-cell office:value-type="float" office:value="11.7023256712" calcext:value-type="float">
            <text:p>11.7023256712</text:p>
          </table:table-cell>
          <table:table-cell office:value-type="float" office:value="5.92148288435" calcext:value-type="float">
            <text:p>5.921482884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3191134" calcext:value-type="float">
            <text:p>11.7023191134</text:p>
          </table:table-cell>
          <table:table-cell office:value-type="float" office:value="1.62602561464E-017" calcext:value-type="float">
            <text:p>1.62602561464E-17</text:p>
          </table:table-cell>
          <table:table-cell office:value-type="float" office:value="11.7023191134" calcext:value-type="float">
            <text:p>11.7023191134</text:p>
          </table:table-cell>
          <table:table-cell office:value-type="float" office:value="6.02492523738" calcext:value-type="float">
            <text:p>6.024925237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3343396" calcext:value-type="float">
            <text:p>11.7023343396</text:p>
          </table:table-cell>
          <table:table-cell office:value-type="float" office:value="3.06253142989E-017" calcext:value-type="float">
            <text:p>3.06253142989E-17</text:p>
          </table:table-cell>
          <table:table-cell office:value-type="float" office:value="11.7023343396" calcext:value-type="float">
            <text:p>11.7023343396</text:p>
          </table:table-cell>
          <table:table-cell office:value-type="float" office:value="6.13017462433" calcext:value-type="float">
            <text:p>6.130174624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3686387" calcext:value-type="float">
            <text:p>11.7023686387</text:p>
          </table:table-cell>
          <table:table-cell office:value-type="float" office:value="2.84004557919E-017" calcext:value-type="float">
            <text:p>2.84004557919E-17</text:p>
          </table:table-cell>
          <table:table-cell office:value-type="float" office:value="11.7023686387" calcext:value-type="float">
            <text:p>11.7023686387</text:p>
          </table:table-cell>
          <table:table-cell office:value-type="float" office:value="6.23726261226" calcext:value-type="float">
            <text:p>6.237262612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4183581" calcext:value-type="float">
            <text:p>11.7024183581</text:p>
          </table:table-cell>
          <table:table-cell office:value-type="float" office:value="2.8155462386E-017" calcext:value-type="float">
            <text:p>2.8155462386E-17</text:p>
          </table:table-cell>
          <table:table-cell office:value-type="float" office:value="11.7024183581" calcext:value-type="float">
            <text:p>11.7024183581</text:p>
          </table:table-cell>
          <table:table-cell office:value-type="float" office:value="6.34622131969" calcext:value-type="float">
            <text:p>6.3462213197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4792065" calcext:value-type="float">
            <text:p>11.7024792065</text:p>
          </table:table-cell>
          <table:table-cell office:value-type="float" office:value="4.50473801269E-017" calcext:value-type="float">
            <text:p>4.50473801269E-17</text:p>
          </table:table-cell>
          <table:table-cell office:value-type="float" office:value="11.7024792065" calcext:value-type="float">
            <text:p>11.7024792065</text:p>
          </table:table-cell>
          <table:table-cell office:value-type="float" office:value="6.45708342619" calcext:value-type="float">
            <text:p>6.457083426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5466007" calcext:value-type="float">
            <text:p>11.7025466007</text:p>
          </table:table-cell>
          <table:table-cell office:value-type="float" office:value="5.31557802759E-017" calcext:value-type="float">
            <text:p>5.31557802759E-17</text:p>
          </table:table-cell>
          <table:table-cell office:value-type="float" office:value="11.7025466007" calcext:value-type="float">
            <text:p>11.7025466007</text:p>
          </table:table-cell>
          <table:table-cell office:value-type="float" office:value="6.56988218224" calcext:value-type="float">
            <text:p>6.569882182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6158832" calcext:value-type="float">
            <text:p>11.7026158832</text:p>
          </table:table-cell>
          <table:table-cell office:value-type="float" office:value="5.84018746672E-017" calcext:value-type="float">
            <text:p>5.84018746672E-17</text:p>
          </table:table-cell>
          <table:table-cell office:value-type="float" office:value="11.7026158832" calcext:value-type="float">
            <text:p>11.7026158832</text:p>
          </table:table-cell>
          <table:table-cell office:value-type="float" office:value="6.68465141916" calcext:value-type="float">
            <text:p>6.684651419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6825783" calcext:value-type="float">
            <text:p>11.7026825783</text:p>
          </table:table-cell>
          <table:table-cell office:value-type="float" office:value="4.92364197984E-017" calcext:value-type="float">
            <text:p>4.92364197984E-17</text:p>
          </table:table-cell>
          <table:table-cell office:value-type="float" office:value="11.7026825783" calcext:value-type="float">
            <text:p>11.7026825783</text:p>
          </table:table-cell>
          <table:table-cell office:value-type="float" office:value="6.80142555928" calcext:value-type="float">
            <text:p>6.801425559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7426007" calcext:value-type="float">
            <text:p>11.7027426007</text:p>
          </table:table-cell>
          <table:table-cell office:value-type="float" office:value="5.94175560819E-017" calcext:value-type="float">
            <text:p>5.94175560819E-17</text:p>
          </table:table-cell>
          <table:table-cell office:value-type="float" office:value="11.7027426007" calcext:value-type="float">
            <text:p>11.7027426007</text:p>
          </table:table-cell>
          <table:table-cell office:value-type="float" office:value="6.92023962622" calcext:value-type="float">
            <text:p>6.920239626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7923978" calcext:value-type="float">
            <text:p>11.7027923978</text:p>
          </table:table-cell>
          <table:table-cell office:value-type="float" office:value="6.37411889598E-017" calcext:value-type="float">
            <text:p>6.37411889598E-17</text:p>
          </table:table-cell>
          <table:table-cell office:value-type="float" office:value="11.7027923978" calcext:value-type="float">
            <text:p>11.7027923978</text:p>
          </table:table-cell>
          <table:table-cell office:value-type="float" office:value="7.04112925547" calcext:value-type="float">
            <text:p>7.041129255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291213" calcext:value-type="float">
            <text:p>11.7028291213</text:p>
          </table:table-cell>
          <table:table-cell office:value-type="float" office:value="6.21320787132E-017" calcext:value-type="float">
            <text:p>6.21320787132E-17</text:p>
          </table:table-cell>
          <table:table-cell office:value-type="float" office:value="11.7028291213" calcext:value-type="float">
            <text:p>11.7028291213</text:p>
          </table:table-cell>
          <table:table-cell office:value-type="float" office:value="7.16413070501" calcext:value-type="float">
            <text:p>7.1641307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07076" calcext:value-type="float">
            <text:p>11.7028507076</text:p>
          </table:table-cell>
          <table:table-cell office:value-type="float" office:value="7.18359879031E-017" calcext:value-type="float">
            <text:p>7.18359879031E-17</text:p>
          </table:table-cell>
          <table:table-cell office:value-type="float" office:value="11.7028507076" calcext:value-type="float">
            <text:p>11.7028507076</text:p>
          </table:table-cell>
          <table:table-cell office:value-type="float" office:value="7.28928086622" calcext:value-type="float">
            <text:p>7.289280866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9562" calcext:value-type="float">
            <text:p>11.7028559562</text:p>
          </table:table-cell>
          <table:table-cell office:value-type="float" office:value="6.17812652373E-017" calcext:value-type="float">
            <text:p>6.17812652373E-17</text:p>
          </table:table-cell>
          <table:table-cell office:value-type="float" office:value="11.7028559562" calcext:value-type="float">
            <text:p>11.7028559562</text:p>
          </table:table-cell>
          <table:table-cell office:value-type="float" office:value="7.41661727493" calcext:value-type="float">
            <text:p>7.4166172749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445871" calcext:value-type="float">
            <text:p>11.7028445871</text:p>
          </table:table-cell>
          <table:table-cell office:value-type="float" office:value="7.30727723382E-017" calcext:value-type="float">
            <text:p>7.30727723382E-17</text:p>
          </table:table-cell>
          <table:table-cell office:value-type="float" office:value="11.7028445871" calcext:value-type="float">
            <text:p>11.7028445871</text:p>
          </table:table-cell>
          <table:table-cell office:value-type="float" office:value="7.54617812269" calcext:value-type="float">
            <text:p>7.546178122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279281" calcext:value-type="float">
            <text:p>11.7028279281</text:p>
          </table:table-cell>
          <table:table-cell office:value-type="float" office:value="6.15102512701E-017" calcext:value-type="float">
            <text:p>6.15102512701E-17</text:p>
          </table:table-cell>
          <table:table-cell office:value-type="float" office:value="11.7028279281" calcext:value-type="float">
            <text:p>11.7028279281</text:p>
          </table:table-cell>
          <table:table-cell office:value-type="float" office:value="7.67800226821" calcext:value-type="float">
            <text:p>7.678002268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9791434" calcext:value-type="float">
            <text:p>11.7029791434</text:p>
          </table:table-cell>
          <table:table-cell office:value-type="float" office:value="6.33955613352E-017" calcext:value-type="float">
            <text:p>6.33955613352E-17</text:p>
          </table:table-cell>
          <table:table-cell office:value-type="float" office:value="11.7029791434" calcext:value-type="float">
            <text:p>11.7029791434</text:p>
          </table:table-cell>
          <table:table-cell office:value-type="float" office:value="7.81212924902" calcext:value-type="float">
            <text:p>7.81212924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32788146" calcext:value-type="float">
            <text:p>11.7032788146</text:p>
          </table:table-cell>
          <table:table-cell office:value-type="float" office:value="6.06820765437E-017" calcext:value-type="float">
            <text:p>6.06820765437E-17</text:p>
          </table:table-cell>
          <table:table-cell office:value-type="float" office:value="11.7032788146" calcext:value-type="float">
            <text:p>11.7032788146</text:p>
          </table:table-cell>
          <table:table-cell office:value-type="float" office:value="7.94859929335" calcext:value-type="float">
            <text:p>7.948599293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.7036419161" calcext:value-type="float">
            <text:p>11.7036419161</text:p>
          </table:table-cell>
          <table:table-cell office:value-type="float" office:value="6.44271134858E-017" calcext:value-type="float">
            <text:p>6.44271134858E-17</text:p>
          </table:table-cell>
          <table:table-cell office:value-type="float" office:value="11.7036419161" calcext:value-type="float">
            <text:p>11.7036419161</text:p>
          </table:table-cell>
          <table:table-cell office:value-type="float" office:value="8.08745333216" calcext:value-type="float">
            <text:p>8.087453332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.7040049663" calcext:value-type="float">
            <text:p>11.7040049663</text:p>
          </table:table-cell>
          <table:table-cell office:value-type="float" office:value="5.56785018376E-017" calcext:value-type="float">
            <text:p>5.56785018376E-17</text:p>
          </table:table-cell>
          <table:table-cell office:value-type="float" office:value="11.7040049663" calcext:value-type="float">
            <text:p>11.7040049663</text:p>
          </table:table-cell>
          <table:table-cell office:value-type="float" office:value="8.22873301143" calcext:value-type="float">
            <text:p>8.228733011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.7043232248" calcext:value-type="float">
            <text:p>11.7043232248</text:p>
          </table:table-cell>
          <table:table-cell office:value-type="float" office:value="6.11009527842E-017" calcext:value-type="float">
            <text:p>6.11009527842E-17</text:p>
          </table:table-cell>
          <table:table-cell office:value-type="float" office:value="11.7043232248" calcext:value-type="float">
            <text:p>11.7043232248</text:p>
          </table:table-cell>
          <table:table-cell office:value-type="float" office:value="8.37248070467" calcext:value-type="float">
            <text:p>8.372480704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.7045680771" calcext:value-type="float">
            <text:p>11.7045680771</text:p>
          </table:table-cell>
          <table:table-cell office:value-type="float" office:value="4.22754986608E-017" calcext:value-type="float">
            <text:p>4.22754986608E-17</text:p>
          </table:table-cell>
          <table:table-cell office:value-type="float" office:value="11.7045680771" calcext:value-type="float">
            <text:p>11.7045680771</text:p>
          </table:table-cell>
          <table:table-cell office:value-type="float" office:value="8.51873952561" calcext:value-type="float">
            <text:p>8.518739525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.704724405" calcext:value-type="float">
            <text:p>11.704724405</text:p>
          </table:table-cell>
          <table:table-cell office:value-type="float" office:value="5.39509444995E-017" calcext:value-type="float">
            <text:p>5.39509444995E-17</text:p>
          </table:table-cell>
          <table:table-cell office:value-type="float" office:value="11.704724405" calcext:value-type="float">
            <text:p>11.704724405</text:p>
          </table:table-cell>
          <table:table-cell office:value-type="float" office:value="8.6675533411" calcext:value-type="float">
            <text:p>8.667553341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.7047882079" calcext:value-type="float">
            <text:p>11.7047882079</text:p>
          </table:table-cell>
          <table:table-cell office:value-type="float" office:value="5.78024142355E-017" calcext:value-type="float">
            <text:p>5.78024142355E-17</text:p>
          </table:table-cell>
          <table:table-cell office:value-type="float" office:value="11.7047882079" calcext:value-type="float">
            <text:p>11.7047882079</text:p>
          </table:table-cell>
          <table:table-cell office:value-type="float" office:value="8.81896678435" calcext:value-type="float">
            <text:p>8.818966784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.7047642944" calcext:value-type="float">
            <text:p>11.7047642944</text:p>
          </table:table-cell>
          <table:table-cell office:value-type="float" office:value="5.50184690531E-017" calcext:value-type="float">
            <text:p>5.50184690531E-17</text:p>
          </table:table-cell>
          <table:table-cell office:value-type="float" office:value="11.7047642944" calcext:value-type="float">
            <text:p>11.7047642944</text:p>
          </table:table-cell>
          <table:table-cell office:value-type="float" office:value="8.97302526823" calcext:value-type="float">
            <text:p>8.973025268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1.7046639726" calcext:value-type="float">
            <text:p>11.7046639726</text:p>
          </table:table-cell>
          <table:table-cell office:value-type="float" office:value="4.50589116475E-017" calcext:value-type="float">
            <text:p>4.50589116475E-17</text:p>
          </table:table-cell>
          <table:table-cell office:value-type="float" office:value="11.7046639726" calcext:value-type="float">
            <text:p>11.7046639726</text:p>
          </table:table-cell>
          <table:table-cell office:value-type="float" office:value="9.12977499895" calcext:value-type="float">
            <text:p>9.12977499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.7045030819" calcext:value-type="float">
            <text:p>11.7045030819</text:p>
          </table:table-cell>
          <table:table-cell office:value-type="float" office:value="6.10176662567E-017" calcext:value-type="float">
            <text:p>6.10176662567E-17</text:p>
          </table:table-cell>
          <table:table-cell office:value-type="float" office:value="11.7045030819" calcext:value-type="float">
            <text:p>11.7045030819</text:p>
          </table:table-cell>
          <table:table-cell office:value-type="float" office:value="9.28926298988" calcext:value-type="float">
            <text:p>9.289262989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.7042998947" calcext:value-type="float">
            <text:p>11.7042998947</text:p>
          </table:table-cell>
          <table:table-cell office:value-type="float" office:value="3.70337426679E-017" calcext:value-type="float">
            <text:p>3.70337426679E-17</text:p>
          </table:table-cell>
          <table:table-cell office:value-type="float" office:value="11.7042998947" calcext:value-type="float">
            <text:p>11.7042998947</text:p>
          </table:table-cell>
          <table:table-cell office:value-type="float" office:value="9.45153707568" calcext:value-type="float">
            <text:p>9.451537075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.0377386625" calcext:value-type="float">
            <text:p>14.0377386625</text:p>
          </table:table-cell>
          <table:table-cell office:value-type="float" office:value="9.75620426492E-017" calcext:value-type="float">
            <text:p>9.75620426492E-17</text:p>
          </table:table-cell>
          <table:table-cell office:value-type="float" office:value="14.0377386625" calcext:value-type="float">
            <text:p>14.0377386625</text:p>
          </table:table-cell>
          <table:table-cell office:value-type="float" office:value="9.61664592662" calcext:value-type="float">
            <text:p>9.6166459266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4.0338099645" calcext:value-type="float">
            <text:p>14.0338099645</text:p>
          </table:table-cell>
          <table:table-cell office:value-type="float" office:value="1.004417338E-016" calcext:value-type="float">
            <text:p>1.004417338E-16</text:p>
          </table:table-cell>
          <table:table-cell office:value-type="float" office:value="14.0338099645" calcext:value-type="float">
            <text:p>14.0338099645</text:p>
          </table:table-cell>
          <table:table-cell office:value-type="float" office:value="9.7846390632" calcext:value-type="float">
            <text:p>9.784639063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.0306085835" calcext:value-type="float">
            <text:p>14.0306085835</text:p>
          </table:table-cell>
          <table:table-cell office:value-type="float" office:value="8.49788100896E-017" calcext:value-type="float">
            <text:p>8.49788100896E-17</text:p>
          </table:table-cell>
          <table:table-cell office:value-type="float" office:value="14.0306085835" calcext:value-type="float">
            <text:p>14.0306085835</text:p>
          </table:table-cell>
          <table:table-cell office:value-type="float" office:value="9.95556687099" calcext:value-type="float">
            <text:p>9.95556687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4.0293443846" calcext:value-type="float">
            <text:p>14.0293443846</text:p>
          </table:table-cell>
          <table:table-cell office:value-type="float" office:value="8.29731094552E-017" calcext:value-type="float">
            <text:p>8.29731094552E-17</text:p>
          </table:table-cell>
          <table:table-cell office:value-type="float" office:value="14.0293443846" calcext:value-type="float">
            <text:p>14.0293443846</text:p>
          </table:table-cell>
          <table:table-cell office:value-type="float" office:value="10.1294806157" calcext:value-type="float">
            <text:p>10.129480615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.0287916718" calcext:value-type="float">
            <text:p>14.0287916718</text:p>
          </table:table-cell>
          <table:table-cell office:value-type="float" office:value="9.56043137033E-017" calcext:value-type="float">
            <text:p>9.56043137033E-17</text:p>
          </table:table-cell>
          <table:table-cell office:value-type="float" office:value="14.0287916718" calcext:value-type="float">
            <text:p>14.0287916718</text:p>
          </table:table-cell>
          <table:table-cell office:value-type="float" office:value="10.3064324588" calcext:value-type="float">
            <text:p>10.3064324588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4.0283193113" calcext:value-type="float">
            <text:p>14.0283193113</text:p>
          </table:table-cell>
          <table:table-cell office:value-type="float" office:value="9.54712177412E-017" calcext:value-type="float">
            <text:p>9.54712177412E-17</text:p>
          </table:table-cell>
          <table:table-cell office:value-type="float" office:value="14.0283193113" calcext:value-type="float">
            <text:p>14.0283193113</text:p>
          </table:table-cell>
          <table:table-cell office:value-type="float" office:value="10.4864754726" calcext:value-type="float">
            <text:p>10.486475472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.0279040695" calcext:value-type="float">
            <text:p>14.0279040695</text:p>
          </table:table-cell>
          <table:table-cell office:value-type="float" office:value="9.07037897719E-017" calcext:value-type="float">
            <text:p>9.07037897719E-17</text:p>
          </table:table-cell>
          <table:table-cell office:value-type="float" office:value="14.0279040695" calcext:value-type="float">
            <text:p>14.0279040695</text:p>
          </table:table-cell>
          <table:table-cell office:value-type="float" office:value="10.6696636569" calcext:value-type="float">
            <text:p>10.6696636569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4.0275322202" calcext:value-type="float">
            <text:p>14.0275322202</text:p>
          </table:table-cell>
          <table:table-cell office:value-type="float" office:value="8.46957652528E-017" calcext:value-type="float">
            <text:p>8.46957652528E-17</text:p>
          </table:table-cell>
          <table:table-cell office:value-type="float" office:value="14.0275322202" calcext:value-type="float">
            <text:p>14.0275322202</text:p>
          </table:table-cell>
          <table:table-cell office:value-type="float" office:value="10.8560519546" calcext:value-type="float">
            <text:p>10.856051954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.0271941541" calcext:value-type="float">
            <text:p>14.0271941541</text:p>
          </table:table-cell>
          <table:table-cell office:value-type="float" office:value="9.14333382545E-017" calcext:value-type="float">
            <text:p>9.14333382545E-17</text:p>
          </table:table-cell>
          <table:table-cell office:value-type="float" office:value="14.0271941541" calcext:value-type="float">
            <text:p>14.0271941541</text:p>
          </table:table-cell>
          <table:table-cell office:value-type="float" office:value="11.0456962685" calcext:value-type="float">
            <text:p>11.045696268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4.0268832405" calcext:value-type="float">
            <text:p>14.0268832405</text:p>
          </table:table-cell>
          <table:table-cell office:value-type="float" office:value="9.57295415895E-017" calcext:value-type="float">
            <text:p>9.57295415895E-17</text:p>
          </table:table-cell>
          <table:table-cell office:value-type="float" office:value="14.0268832405" calcext:value-type="float">
            <text:p>14.0268832405</text:p>
          </table:table-cell>
          <table:table-cell office:value-type="float" office:value="11.2386534779" calcext:value-type="float">
            <text:p>11.2386534779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.0265945564" calcext:value-type="float">
            <text:p>14.0265945564</text:p>
          </table:table-cell>
          <table:table-cell office:value-type="float" office:value="9.45487757126E-017" calcext:value-type="float">
            <text:p>9.45487757126E-17</text:p>
          </table:table-cell>
          <table:table-cell office:value-type="float" office:value="14.0265945564" calcext:value-type="float">
            <text:p>14.0265945564</text:p>
          </table:table-cell>
          <table:table-cell office:value-type="float" office:value="11.4349814558" calcext:value-type="float">
            <text:p>11.434981455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4.0263243706" calcext:value-type="float">
            <text:p>14.0263243706</text:p>
          </table:table-cell>
          <table:table-cell office:value-type="float" office:value="1.01334618709E-016" calcext:value-type="float">
            <text:p>1.01334618709E-16</text:p>
          </table:table-cell>
          <table:table-cell office:value-type="float" office:value="14.0263243706" calcext:value-type="float">
            <text:p>14.0263243706</text:p>
          </table:table-cell>
          <table:table-cell office:value-type="float" office:value="11.6347390861" calcext:value-type="float">
            <text:p>11.634739086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.026069767" calcext:value-type="float">
            <text:p>14.026069767</text:p>
          </table:table-cell>
          <table:table-cell office:value-type="float" office:value="8.29992540943E-017" calcext:value-type="float">
            <text:p>8.29992540943E-17</text:p>
          </table:table-cell>
          <table:table-cell office:value-type="float" office:value="14.026069767" calcext:value-type="float">
            <text:p>14.026069767</text:p>
          </table:table-cell>
          <table:table-cell office:value-type="float" office:value="11.8379862813" calcext:value-type="float">
            <text:p>11.8379862813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4.0258284521" calcext:value-type="float">
            <text:p>14.0258284521</text:p>
          </table:table-cell>
          <table:table-cell office:value-type="float" office:value="7.3427190086E-017" calcext:value-type="float">
            <text:p>7.3427190086E-17</text:p>
          </table:table-cell>
          <table:table-cell office:value-type="float" office:value="14.0258284521" calcext:value-type="float">
            <text:p>14.0258284521</text:p>
          </table:table-cell>
          <table:table-cell office:value-type="float" office:value="12.0447840008" calcext:value-type="float">
            <text:p>12.044784000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.28690224" calcext:value-type="float">
            <text:p>14.28690224</text:p>
          </table:table-cell>
          <table:table-cell office:value-type="float" office:value="1.00042743769E-016" calcext:value-type="float">
            <text:p>1.00042743769E-16</text:p>
          </table:table-cell>
          <table:table-cell office:value-type="float" office:value="14.28690224" calcext:value-type="float">
            <text:p>14.28690224</text:p>
          </table:table-cell>
          <table:table-cell office:value-type="float" office:value="12.2551942685" calcext:value-type="float">
            <text:p>12.2551942685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4.2867086103" calcext:value-type="float">
            <text:p>14.2867086103</text:p>
          </table:table-cell>
          <table:table-cell office:value-type="float" office:value="1.23973602577E-016" calcext:value-type="float">
            <text:p>1.23973602577E-16</text:p>
          </table:table-cell>
          <table:table-cell office:value-type="float" office:value="14.2867086103" calcext:value-type="float">
            <text:p>14.2867086103</text:p>
          </table:table-cell>
          <table:table-cell office:value-type="float" office:value="12.469280192" calcext:value-type="float">
            <text:p>12.46928019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4.2865982714" calcext:value-type="float">
            <text:p>14.2865982714</text:p>
          </table:table-cell>
          <table:table-cell office:value-type="float" office:value="9.21999542313E-017" calcext:value-type="float">
            <text:p>9.21999542313E-17</text:p>
          </table:table-cell>
          <table:table-cell office:value-type="float" office:value="14.2865982714" calcext:value-type="float">
            <text:p>14.2865982714</text:p>
          </table:table-cell>
          <table:table-cell office:value-type="float" office:value="12.6871059814" calcext:value-type="float">
            <text:p>12.687105981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4.2865329322" calcext:value-type="float">
            <text:p>14.2865329322</text:p>
          </table:table-cell>
          <table:table-cell office:value-type="float" office:value="8.19741703551E-017" calcext:value-type="float">
            <text:p>8.19741703551E-17</text:p>
          </table:table-cell>
          <table:table-cell office:value-type="float" office:value="14.2865329322" calcext:value-type="float">
            <text:p>14.2865329322</text:p>
          </table:table-cell>
          <table:table-cell office:value-type="float" office:value="12.9087369684" calcext:value-type="float">
            <text:p>12.908736968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4.2864978432" calcext:value-type="float">
            <text:p>14.2864978432</text:p>
          </table:table-cell>
          <table:table-cell office:value-type="float" office:value="9.83670865245E-017" calcext:value-type="float">
            <text:p>9.83670865245E-17</text:p>
          </table:table-cell>
          <table:table-cell office:value-type="float" office:value="14.2864978432" calcext:value-type="float">
            <text:p>14.2864978432</text:p>
          </table:table-cell>
          <table:table-cell office:value-type="float" office:value="13.1342396259" calcext:value-type="float">
            <text:p>13.134239625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4.2864999623" calcext:value-type="float">
            <text:p>14.2864999623</text:p>
          </table:table-cell>
          <table:table-cell office:value-type="float" office:value="8.16983177772E-017" calcext:value-type="float">
            <text:p>8.16983177772E-17</text:p>
          </table:table-cell>
          <table:table-cell office:value-type="float" office:value="14.2864999623" calcext:value-type="float">
            <text:p>14.2864999623</text:p>
          </table:table-cell>
          <table:table-cell office:value-type="float" office:value="13.3636815881" calcext:value-type="float">
            <text:p>13.363681588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4.2865384928" calcext:value-type="float">
            <text:p>14.2865384928</text:p>
          </table:table-cell>
          <table:table-cell office:value-type="float" office:value="1.19411462649E-016" calcext:value-type="float">
            <text:p>1.19411462649E-16</text:p>
          </table:table-cell>
          <table:table-cell office:value-type="float" office:value="14.2865384928" calcext:value-type="float">
            <text:p>14.2865384928</text:p>
          </table:table-cell>
          <table:table-cell office:value-type="float" office:value="13.5971316707" calcext:value-type="float">
            <text:p>13.5971316707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4.2866059913" calcext:value-type="float">
            <text:p>14.2866059913</text:p>
          </table:table-cell>
          <table:table-cell office:value-type="float" office:value="9.94888511432E-017" calcext:value-type="float">
            <text:p>9.94888511432E-17</text:p>
          </table:table-cell>
          <table:table-cell office:value-type="float" office:value="14.2866059913" calcext:value-type="float">
            <text:p>14.2866059913</text:p>
          </table:table-cell>
          <table:table-cell office:value-type="float" office:value="13.8346598916" calcext:value-type="float">
            <text:p>13.8346598916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4.2866896415" calcext:value-type="float">
            <text:p>14.2866896415</text:p>
          </table:table-cell>
          <table:table-cell office:value-type="float" office:value="1.21320672589E-016" calcext:value-type="float">
            <text:p>1.21320672589E-16</text:p>
          </table:table-cell>
          <table:table-cell office:value-type="float" office:value="14.2866896415" calcext:value-type="float">
            <text:p>14.2866896415</text:p>
          </table:table-cell>
          <table:table-cell office:value-type="float" office:value="14.0763374917" calcext:value-type="float">
            <text:p>14.076337491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4.2867727009" calcext:value-type="float">
            <text:p>14.2867727009</text:p>
          </table:table-cell>
          <table:table-cell office:value-type="float" office:value="1.111488238E-016" calcext:value-type="float">
            <text:p>1.111488238E-16</text:p>
          </table:table-cell>
          <table:table-cell office:value-type="float" office:value="14.2867727009" calcext:value-type="float">
            <text:p>14.2867727009</text:p>
          </table:table-cell>
          <table:table-cell office:value-type="float" office:value="14.3222369565" calcext:value-type="float">
            <text:p>14.322236956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.286835938" calcext:value-type="float">
            <text:p>14.286835938</text:p>
          </table:table-cell>
          <table:table-cell office:value-type="float" office:value="7.09262511177E-017" calcext:value-type="float">
            <text:p>7.09262511177E-17</text:p>
          </table:table-cell>
          <table:table-cell office:value-type="float" office:value="14.286835938" calcext:value-type="float">
            <text:p>14.286835938</text:p>
          </table:table-cell>
          <table:table-cell office:value-type="float" office:value="14.5724320378" calcext:value-type="float">
            <text:p>14.5724320378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4.286859362" calcext:value-type="float">
            <text:p>14.286859362</text:p>
          </table:table-cell>
          <table:table-cell office:value-type="float" office:value="1.17814866783E-016" calcext:value-type="float">
            <text:p>1.17814866783E-16</text:p>
          </table:table-cell>
          <table:table-cell office:value-type="float" office:value="14.286859362" calcext:value-type="float">
            <text:p>14.286859362</text:p>
          </table:table-cell>
          <table:table-cell office:value-type="float" office:value="14.8269977756" calcext:value-type="float">
            <text:p>14.8269977756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4.2868238319" calcext:value-type="float">
            <text:p>14.2868238319</text:p>
          </table:table-cell>
          <table:table-cell office:value-type="float" office:value="8.4684942564E-017" calcext:value-type="float">
            <text:p>8.4684942564E-17</text:p>
          </table:table-cell>
          <table:table-cell office:value-type="float" office:value="14.2868238319" calcext:value-type="float">
            <text:p>14.2868238319</text:p>
          </table:table-cell>
          <table:table-cell office:value-type="float" office:value="15.086010521" calcext:value-type="float">
            <text:p>15.086010521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4.2867130299" calcext:value-type="float">
            <text:p>14.2867130299</text:p>
          </table:table-cell>
          <table:table-cell office:value-type="float" office:value="9.56660613415E-017" calcext:value-type="float">
            <text:p>9.56660613415E-17</text:p>
          </table:table-cell>
          <table:table-cell office:value-type="float" office:value="14.2867130299" calcext:value-type="float">
            <text:p>14.2867130299</text:p>
          </table:table-cell>
          <table:table-cell office:value-type="float" office:value="15.3495479586" calcext:value-type="float">
            <text:p>15.3495479586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4.2865161453" calcext:value-type="float">
            <text:p>14.2865161453</text:p>
          </table:table-cell>
          <table:table-cell office:value-type="float" office:value="7.83805142984E-017" calcext:value-type="float">
            <text:p>7.83805142984E-17</text:p>
          </table:table-cell>
          <table:table-cell office:value-type="float" office:value="14.2865161453" calcext:value-type="float">
            <text:p>14.2865161453</text:p>
          </table:table-cell>
          <table:table-cell office:value-type="float" office:value="15.6176891303" calcext:value-type="float">
            <text:p>15.617689130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4.3031035128" calcext:value-type="float">
            <text:p>14.3031035128</text:p>
          </table:table-cell>
          <table:table-cell office:value-type="float" office:value="1.0586915114E-016" calcext:value-type="float">
            <text:p>1.0586915114E-16</text:p>
          </table:table-cell>
          <table:table-cell office:value-type="float" office:value="14.3031035128" calcext:value-type="float">
            <text:p>14.3031035128</text:p>
          </table:table-cell>
          <table:table-cell office:value-type="float" office:value="15.8905144587" calcext:value-type="float">
            <text:p>15.890514458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4.2855681467" calcext:value-type="float">
            <text:p>14.2855681467</text:p>
          </table:table-cell>
          <table:table-cell office:value-type="float" office:value="8.38405156209E-017" calcext:value-type="float">
            <text:p>8.38405156209E-17</text:p>
          </table:table-cell>
          <table:table-cell office:value-type="float" office:value="14.2855681467" calcext:value-type="float">
            <text:p>14.2855681467</text:p>
          </table:table-cell>
          <table:table-cell office:value-type="float" office:value="16.1681057713" calcext:value-type="float">
            <text:p>16.168105771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4.2798571358" calcext:value-type="float">
            <text:p>14.2798571358</text:p>
          </table:table-cell>
          <table:table-cell office:value-type="float" office:value="4.79743494122E-017" calcext:value-type="float">
            <text:p>4.79743494122E-17</text:p>
          </table:table-cell>
          <table:table-cell office:value-type="float" office:value="14.2798571358" calcext:value-type="float">
            <text:p>14.2798571358</text:p>
          </table:table-cell>
          <table:table-cell office:value-type="float" office:value="16.4505463251" calcext:value-type="float">
            <text:p>16.450546325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4.2786017077" calcext:value-type="float">
            <text:p>14.2786017077</text:p>
          </table:table-cell>
          <table:table-cell office:value-type="float" office:value="2.44313387551E-017" calcext:value-type="float">
            <text:p>2.44313387551E-17</text:p>
          </table:table-cell>
          <table:table-cell office:value-type="float" office:value="14.2786017077" calcext:value-type="float">
            <text:p>14.2786017077</text:p>
          </table:table-cell>
          <table:table-cell office:value-type="float" office:value="16.7379208314" calcext:value-type="float">
            <text:p>16.737920831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4.2775113957" calcext:value-type="float">
            <text:p>14.2775113957</text:p>
          </table:table-cell>
          <table:table-cell office:value-type="float" office:value="-1.83631128494E-017" calcext:value-type="float">
            <text:p>-1.83631128494E-17</text:p>
          </table:table-cell>
          <table:table-cell office:value-type="float" office:value="14.2775113957" calcext:value-type="float">
            <text:p>14.2775113957</text:p>
          </table:table-cell>
          <table:table-cell office:value-type="float" office:value="17.0303154815" calcext:value-type="float">
            <text:p>17.03031548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4.2765427475" calcext:value-type="float">
            <text:p>14.2765427475</text:p>
          </table:table-cell>
          <table:table-cell office:value-type="float" office:value="7.91530708822E-018" calcext:value-type="float">
            <text:p>7.91530708822E-18</text:p>
          </table:table-cell>
          <table:table-cell office:value-type="float" office:value="14.2765427475" calcext:value-type="float">
            <text:p>14.2765427475</text:p>
          </table:table-cell>
          <table:table-cell office:value-type="float" office:value="17.3278179721" calcext:value-type="float">
            <text:p>17.327817972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4.2756682443" calcext:value-type="float">
            <text:p>14.2756682443</text:p>
          </table:table-cell>
          <table:table-cell office:value-type="float" office:value="4.80077081884E-017" calcext:value-type="float">
            <text:p>4.80077081884E-17</text:p>
          </table:table-cell>
          <table:table-cell office:value-type="float" office:value="14.2756682443" calcext:value-type="float">
            <text:p>14.2756682443</text:p>
          </table:table-cell>
          <table:table-cell office:value-type="float" office:value="17.6305175321" calcext:value-type="float">
            <text:p>17.630517532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4.274868792" calcext:value-type="float">
            <text:p>14.274868792</text:p>
          </table:table-cell>
          <table:table-cell office:value-type="float" office:value="4.32235452761E-017" calcext:value-type="float">
            <text:p>4.32235452761E-17</text:p>
          </table:table-cell>
          <table:table-cell office:value-type="float" office:value="14.274868792" calcext:value-type="float">
            <text:p>14.274868792</text:p>
          </table:table-cell>
          <table:table-cell office:value-type="float" office:value="17.9385049492" calcext:value-type="float">
            <text:p>17.9385049492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4.2741309157" calcext:value-type="float">
            <text:p>14.2741309157</text:p>
          </table:table-cell>
          <table:table-cell office:value-type="float" office:value="4.28417298493E-017" calcext:value-type="float">
            <text:p>4.28417298493E-17</text:p>
          </table:table-cell>
          <table:table-cell office:value-type="float" office:value="14.2741309157" calcext:value-type="float">
            <text:p>14.2741309157</text:p>
          </table:table-cell>
          <table:table-cell office:value-type="float" office:value="18.2518725968" calcext:value-type="float">
            <text:p>18.251872596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4.2734445302" calcext:value-type="float">
            <text:p>14.2734445302</text:p>
          </table:table-cell>
          <table:table-cell office:value-type="float" office:value="5.06427291484E-017" calcext:value-type="float">
            <text:p>5.06427291484E-17</text:p>
          </table:table-cell>
          <table:table-cell office:value-type="float" office:value="14.2734445302" calcext:value-type="float">
            <text:p>14.2734445302</text:p>
          </table:table-cell>
          <table:table-cell office:value-type="float" office:value="18.5707144622" calcext:value-type="float">
            <text:p>18.570714462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4.2728223435" calcext:value-type="float">
            <text:p>14.2728223435</text:p>
          </table:table-cell>
          <table:table-cell office:value-type="float" office:value="4.41258510235E-017" calcext:value-type="float">
            <text:p>4.41258510235E-17</text:p>
          </table:table-cell>
          <table:table-cell office:value-type="float" office:value="14.2728223435" calcext:value-type="float">
            <text:p>14.2728223435</text:p>
          </table:table-cell>
          <table:table-cell office:value-type="float" office:value="18.8951261744" calcext:value-type="float">
            <text:p>18.895126174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4.272432406" calcext:value-type="float">
            <text:p>14.272432406</text:p>
          </table:table-cell>
          <table:table-cell office:value-type="float" office:value="4.00683124646E-018" calcext:value-type="float">
            <text:p>4.00683124646E-18</text:p>
          </table:table-cell>
          <table:table-cell office:value-type="float" office:value="14.272432406" calcext:value-type="float">
            <text:p>14.272432406</text:p>
          </table:table-cell>
          <table:table-cell office:value-type="float" office:value="19.2252050332" calcext:value-type="float">
            <text:p>19.225205033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4.2722255515" calcext:value-type="float">
            <text:p>14.2722255515</text:p>
          </table:table-cell>
          <table:table-cell office:value-type="float" office:value="2.14628763895E-017" calcext:value-type="float">
            <text:p>2.14628763895E-17</text:p>
          </table:table-cell>
          <table:table-cell office:value-type="float" office:value="14.2722255515" calcext:value-type="float">
            <text:p>14.2722255515</text:p>
          </table:table-cell>
          <table:table-cell office:value-type="float" office:value="19.5610500377" calcext:value-type="float">
            <text:p>19.561050037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4.2721121491" calcext:value-type="float">
            <text:p>14.2721121491</text:p>
          </table:table-cell>
          <table:table-cell office:value-type="float" office:value="2.36007343221E-017" calcext:value-type="float">
            <text:p>2.36007343221E-17</text:p>
          </table:table-cell>
          <table:table-cell office:value-type="float" office:value="14.2721121491" calcext:value-type="float">
            <text:p>14.2721121491</text:p>
          </table:table-cell>
          <table:table-cell office:value-type="float" office:value="19.9027619168" calcext:value-type="float">
            <text:p>19.902761916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4.2720236277" calcext:value-type="float">
            <text:p>14.2720236277</text:p>
          </table:table-cell>
          <table:table-cell office:value-type="float" office:value="2.31923234261E-017" calcext:value-type="float">
            <text:p>2.31923234261E-17</text:p>
          </table:table-cell>
          <table:table-cell office:value-type="float" office:value="14.2720236277" calcext:value-type="float">
            <text:p>14.2720236277</text:p>
          </table:table-cell>
          <table:table-cell office:value-type="float" office:value="20.250443159" calcext:value-type="float">
            <text:p>20.25044315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4.2719101172" calcext:value-type="float">
            <text:p>14.2719101172</text:p>
          </table:table-cell>
          <table:table-cell office:value-type="float" office:value="1.21051359453E-017" calcext:value-type="float">
            <text:p>1.21051359453E-17</text:p>
          </table:table-cell>
          <table:table-cell office:value-type="float" office:value="14.2719101172" calcext:value-type="float">
            <text:p>14.2719101172</text:p>
          </table:table-cell>
          <table:table-cell office:value-type="float" office:value="20.6041980429" calcext:value-type="float">
            <text:p>20.604198042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4.2717377037" calcext:value-type="float">
            <text:p>14.2717377037</text:p>
          </table:table-cell>
          <table:table-cell office:value-type="float" office:value="-9.26552612895E-018" calcext:value-type="float">
            <text:p>-9.26552612895E-18</text:p>
          </table:table-cell>
          <table:table-cell office:value-type="float" office:value="14.2717377037" calcext:value-type="float">
            <text:p>14.2717377037</text:p>
          </table:table-cell>
          <table:table-cell office:value-type="float" office:value="20.964132669" calcext:value-type="float">
            <text:p>20.96413266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4.2714859046" calcext:value-type="float">
            <text:p>14.2714859046</text:p>
          </table:table-cell>
          <table:table-cell office:value-type="float" office:value="1.57112684682E-017" calcext:value-type="float">
            <text:p>1.57112684682E-17</text:p>
          </table:table-cell>
          <table:table-cell office:value-type="float" office:value="14.2714859046" calcext:value-type="float">
            <text:p>14.2714859046</text:p>
          </table:table-cell>
          <table:table-cell office:value-type="float" office:value="21.3303549912" calcext:value-type="float">
            <text:p>21.330354991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4.2711456425" calcext:value-type="float">
            <text:p>14.2711456425</text:p>
          </table:table-cell>
          <table:table-cell office:value-type="float" office:value="8.8526078021E-017" calcext:value-type="float">
            <text:p>8.8526078021E-17</text:p>
          </table:table-cell>
          <table:table-cell office:value-type="float" office:value="14.2711456425" calcext:value-type="float">
            <text:p>14.2711456425</text:p>
          </table:table-cell>
          <table:table-cell office:value-type="float" office:value="21.7029748491" calcext:value-type="float">
            <text:p>21.702974849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4.2707170286" calcext:value-type="float">
            <text:p>14.2707170286</text:p>
          </table:table-cell>
          <table:table-cell office:value-type="float" office:value="4.40884191658E-017" calcext:value-type="float">
            <text:p>4.40884191658E-17</text:p>
          </table:table-cell>
          <table:table-cell office:value-type="float" office:value="14.2707170286" calcext:value-type="float">
            <text:p>14.2707170286</text:p>
          </table:table-cell>
          <table:table-cell office:value-type="float" office:value="22.0821040014" calcext:value-type="float">
            <text:p>22.082104001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4.2702074512" calcext:value-type="float">
            <text:p>14.2702074512</text:p>
          </table:table-cell>
          <table:table-cell office:value-type="float" office:value="2.36613450995E-017" calcext:value-type="float">
            <text:p>2.36613450995E-17</text:p>
          </table:table-cell>
          <table:table-cell office:value-type="float" office:value="14.2702074512" calcext:value-type="float">
            <text:p>14.2702074512</text:p>
          </table:table-cell>
          <table:table-cell office:value-type="float" office:value="22.4678561589" calcext:value-type="float">
            <text:p>22.467856158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4.4560725136" calcext:value-type="float">
            <text:p>24.4560725136</text:p>
          </table:table-cell>
          <table:table-cell office:value-type="float" office:value="2.98008425745E-016" calcext:value-type="float">
            <text:p>2.98008425745E-16</text:p>
          </table:table-cell>
          <table:table-cell office:value-type="float" office:value="24.4560725136" calcext:value-type="float">
            <text:p>24.4560725136</text:p>
          </table:table-cell>
          <table:table-cell office:value-type="float" office:value="22.8603470187" calcext:value-type="float">
            <text:p>22.8603470187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4.4552563985" calcext:value-type="float">
            <text:p>24.4552563985</text:p>
          </table:table-cell>
          <table:table-cell office:value-type="float" office:value="2.07776535676E-016" calcext:value-type="float">
            <text:p>2.07776535676E-16</text:p>
          </table:table-cell>
          <table:table-cell office:value-type="float" office:value="24.4552563985" calcext:value-type="float">
            <text:p>24.4552563985</text:p>
          </table:table-cell>
          <table:table-cell office:value-type="float" office:value="23.2596942992" calcext:value-type="float">
            <text:p>23.259694299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4.4546238371" calcext:value-type="float">
            <text:p>24.4546238371</text:p>
          </table:table-cell>
          <table:table-cell office:value-type="float" office:value="3.02236776329E-016" calcext:value-type="float">
            <text:p>3.02236776329E-16</text:p>
          </table:table-cell>
          <table:table-cell office:value-type="float" office:value="24.4546238371" calcext:value-type="float">
            <text:p>24.4546238371</text:p>
          </table:table-cell>
          <table:table-cell office:value-type="float" office:value="23.6660177753" calcext:value-type="float">
            <text:p>23.666017775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4.4541959548" calcext:value-type="float">
            <text:p>24.4541959548</text:p>
          </table:table-cell>
          <table:table-cell office:value-type="float" office:value="2.79551823642E-016" calcext:value-type="float">
            <text:p>2.79551823642E-16</text:p>
          </table:table-cell>
          <table:table-cell office:value-type="float" office:value="24.4541959548" calcext:value-type="float">
            <text:p>24.4541959548</text:p>
          </table:table-cell>
          <table:table-cell office:value-type="float" office:value="24.0794393141" calcext:value-type="float">
            <text:p>24.079439314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4.454248385" calcext:value-type="float">
            <text:p>24.454248385</text:p>
          </table:table-cell>
          <table:table-cell office:value-type="float" office:value="2.78041045477E-016" calcext:value-type="float">
            <text:p>2.78041045477E-16</text:p>
          </table:table-cell>
          <table:table-cell office:value-type="float" office:value="24.454248385" calcext:value-type="float">
            <text:p>24.454248385</text:p>
          </table:table-cell>
          <table:table-cell office:value-type="float" office:value="24.5000829115" calcext:value-type="float">
            <text:p>24.500082911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4.4550781195" calcext:value-type="float">
            <text:p>24.4550781195</text:p>
          </table:table-cell>
          <table:table-cell office:value-type="float" office:value="2.81114150077E-016" calcext:value-type="float">
            <text:p>2.81114150077E-16</text:p>
          </table:table-cell>
          <table:table-cell office:value-type="float" office:value="24.4550781195" calcext:value-type="float">
            <text:p>24.4550781195</text:p>
          </table:table-cell>
          <table:table-cell office:value-type="float" office:value="24.9280747296" calcext:value-type="float">
            <text:p>24.928074729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4.4564307739" calcext:value-type="float">
            <text:p>24.4564307739</text:p>
          </table:table-cell>
          <table:table-cell office:value-type="float" office:value="2.9918917395E-016" calcext:value-type="float">
            <text:p>2.9918917395E-16</text:p>
          </table:table-cell>
          <table:table-cell office:value-type="float" office:value="24.4564307739" calcext:value-type="float">
            <text:p>24.4564307739</text:p>
          </table:table-cell>
          <table:table-cell office:value-type="float" office:value="25.3635431346" calcext:value-type="float">
            <text:p>25.363543134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4.4579397202" calcext:value-type="float">
            <text:p>24.4579397202</text:p>
          </table:table-cell>
          <table:table-cell office:value-type="float" office:value="2.78475359277E-016" calcext:value-type="float">
            <text:p>2.78475359277E-16</text:p>
          </table:table-cell>
          <table:table-cell office:value-type="float" office:value="24.4579397202" calcext:value-type="float">
            <text:p>24.4579397202</text:p>
          </table:table-cell>
          <table:table-cell office:value-type="float" office:value="25.8066187348" calcext:value-type="float">
            <text:p>25.806618734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4.4591781753" calcext:value-type="float">
            <text:p>24.4591781753</text:p>
          </table:table-cell>
          <table:table-cell office:value-type="float" office:value="2.61586019358E-016" calcext:value-type="float">
            <text:p>2.61586019358E-16</text:p>
          </table:table-cell>
          <table:table-cell office:value-type="float" office:value="24.4591781753" calcext:value-type="float">
            <text:p>24.4591781753</text:p>
          </table:table-cell>
          <table:table-cell office:value-type="float" office:value="26.2574344203" calcext:value-type="float">
            <text:p>26.257434420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4.4597168222" calcext:value-type="float">
            <text:p>24.4597168222</text:p>
          </table:table-cell>
          <table:table-cell office:value-type="float" office:value="4.24740317103E-016" calcext:value-type="float">
            <text:p>4.24740317103E-16</text:p>
          </table:table-cell>
          <table:table-cell office:value-type="float" office:value="24.4597168222" calcext:value-type="float">
            <text:p>24.4597168222</text:p>
          </table:table-cell>
          <table:table-cell office:value-type="float" office:value="26.7161254026" calcext:value-type="float">
            <text:p>26.716125402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4.4592382824" calcext:value-type="float">
            <text:p>24.4592382824</text:p>
          </table:table-cell>
          <table:table-cell office:value-type="float" office:value="1.04840744186E-016" calcext:value-type="float">
            <text:p>1.04840744186E-16</text:p>
          </table:table-cell>
          <table:table-cell office:value-type="float" office:value="24.4592382824" calcext:value-type="float">
            <text:p>24.4592382824</text:p>
          </table:table-cell>
          <table:table-cell office:value-type="float" office:value="27.1828292553" calcext:value-type="float">
            <text:p>27.182829255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4.4975985428" calcext:value-type="float">
            <text:p>24.4975985428</text:p>
          </table:table-cell>
          <table:table-cell office:value-type="float" office:value="3.62495755236E-017" calcext:value-type="float">
            <text:p>3.62495755236E-17</text:p>
          </table:table-cell>
          <table:table-cell office:value-type="float" office:value="24.4975985428" calcext:value-type="float">
            <text:p>24.4975985428</text:p>
          </table:table-cell>
          <table:table-cell office:value-type="float" office:value="27.6576859551" calcext:value-type="float">
            <text:p>27.6576859551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4.4416988375" calcext:value-type="float">
            <text:p>24.4416988375</text:p>
          </table:table-cell>
          <table:table-cell office:value-type="float" office:value="-6.63376045068E-018" calcext:value-type="float">
            <text:p>-6.63376045068E-18</text:p>
          </table:table-cell>
          <table:table-cell office:value-type="float" office:value="24.4416988375" calcext:value-type="float">
            <text:p>24.4416988375</text:p>
          </table:table-cell>
          <table:table-cell office:value-type="float" office:value="28.140837924" calcext:value-type="float">
            <text:p>28.14083792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4.4370364106" calcext:value-type="float">
            <text:p>24.4370364106</text:p>
          </table:table-cell>
          <table:table-cell office:value-type="float" office:value="-3.36368562118E-017" calcext:value-type="float">
            <text:p>-3.36368562118E-17</text:p>
          </table:table-cell>
          <table:table-cell office:value-type="float" office:value="24.4370364106" calcext:value-type="float">
            <text:p>24.4370364106</text:p>
          </table:table-cell>
          <table:table-cell office:value-type="float" office:value="28.6324300722" calcext:value-type="float">
            <text:p>28.63243007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7370796781" calcext:value-type="float">
            <text:p>35.7370796781</text:p>
          </table:table-cell>
          <table:table-cell office:value-type="float" office:value="3.21621965748E-016" calcext:value-type="float">
            <text:p>3.21621965748E-16</text:p>
          </table:table-cell>
          <table:table-cell office:value-type="float" office:value="35.7370796781" calcext:value-type="float">
            <text:p>35.7370796781</text:p>
          </table:table-cell>
          <table:table-cell office:value-type="float" office:value="29.1326098409" calcext:value-type="float">
            <text:p>29.1326098409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35.7342437086" calcext:value-type="float">
            <text:p>35.7342437086</text:p>
          </table:table-cell>
          <table:table-cell office:value-type="float" office:value="4.83587619024E-016" calcext:value-type="float">
            <text:p>4.83587619024E-16</text:p>
          </table:table-cell>
          <table:table-cell office:value-type="float" office:value="35.7342437086" calcext:value-type="float">
            <text:p>35.7342437086</text:p>
          </table:table-cell>
          <table:table-cell office:value-type="float" office:value="29.6415272474" calcext:value-type="float">
            <text:p>29.641527247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35.7315423999" calcext:value-type="float">
            <text:p>35.7315423999</text:p>
          </table:table-cell>
          <table:table-cell office:value-type="float" office:value="3.6712114549E-016" calcext:value-type="float">
            <text:p>3.6712114549E-16</text:p>
          </table:table-cell>
          <table:table-cell office:value-type="float" office:value="35.7315423999" calcext:value-type="float">
            <text:p>35.7315423999</text:p>
          </table:table-cell>
          <table:table-cell office:value-type="float" office:value="30.1593349293" calcext:value-type="float">
            <text:p>30.1593349293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35.7289798053" calcext:value-type="float">
            <text:p>35.7289798053</text:p>
          </table:table-cell>
          <table:table-cell office:value-type="float" office:value="3.74078055824E-016" calcext:value-type="float">
            <text:p>3.74078055824E-16</text:p>
          </table:table-cell>
          <table:table-cell office:value-type="float" office:value="35.7289798053" calcext:value-type="float">
            <text:p>35.7289798053</text:p>
          </table:table-cell>
          <table:table-cell office:value-type="float" office:value="30.6861881909" calcext:value-type="float">
            <text:p>30.6861881909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5.7265375424" calcext:value-type="float">
            <text:p>35.7265375424</text:p>
          </table:table-cell>
          <table:table-cell office:value-type="float" office:value="3.95149060439E-016" calcext:value-type="float">
            <text:p>3.95149060439E-16</text:p>
          </table:table-cell>
          <table:table-cell office:value-type="float" office:value="35.7265375424" calcext:value-type="float">
            <text:p>35.7265375424</text:p>
          </table:table-cell>
          <table:table-cell office:value-type="float" office:value="31.2222450493" calcext:value-type="float">
            <text:p>31.2222450493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5.7241669618" calcext:value-type="float">
            <text:p>35.7241669618</text:p>
          </table:table-cell>
          <table:table-cell office:value-type="float" office:value="3.07335659176E-016" calcext:value-type="float">
            <text:p>3.07335659176E-16</text:p>
          </table:table-cell>
          <table:table-cell office:value-type="float" office:value="35.7241669618" calcext:value-type="float">
            <text:p>35.7241669618</text:p>
          </table:table-cell>
          <table:table-cell office:value-type="float" office:value="31.7676662822" calcext:value-type="float">
            <text:p>31.767666282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35.7218585797" calcext:value-type="float">
            <text:p>35.7218585797</text:p>
          </table:table-cell>
          <table:table-cell office:value-type="float" office:value="2.14494697157E-016" calcext:value-type="float">
            <text:p>2.14494697157E-16</text:p>
          </table:table-cell>
          <table:table-cell office:value-type="float" office:value="35.7218585797" calcext:value-type="float">
            <text:p>35.7218585797</text:p>
          </table:table-cell>
          <table:table-cell office:value-type="float" office:value="32.3226154756" calcext:value-type="float">
            <text:p>32.3226154756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35.7196227368" calcext:value-type="float">
            <text:p>35.7196227368</text:p>
          </table:table-cell>
          <table:table-cell office:value-type="float" office:value="2.64897501799E-016" calcext:value-type="float">
            <text:p>2.64897501799E-16</text:p>
          </table:table-cell>
          <table:table-cell office:value-type="float" office:value="35.7196227368" calcext:value-type="float">
            <text:p>35.7196227368</text:p>
          </table:table-cell>
          <table:table-cell office:value-type="float" office:value="32.8872590735" calcext:value-type="float">
            <text:p>32.887259073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5.7174666119" calcext:value-type="float">
            <text:p>35.7174666119</text:p>
          </table:table-cell>
          <table:table-cell office:value-type="float" office:value="3.68160154105E-016" calcext:value-type="float">
            <text:p>3.68160154105E-16</text:p>
          </table:table-cell>
          <table:table-cell office:value-type="float" office:value="35.7174666119" calcext:value-type="float">
            <text:p>35.7174666119</text:p>
          </table:table-cell>
          <table:table-cell office:value-type="float" office:value="33.4617664275" calcext:value-type="float">
            <text:p>33.4617664275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35.7153945738" calcext:value-type="float">
            <text:p>35.7153945738</text:p>
          </table:table-cell>
          <table:table-cell office:value-type="float" office:value="3.93256804791E-016" calcext:value-type="float">
            <text:p>3.93256804791E-16</text:p>
          </table:table-cell>
          <table:table-cell office:value-type="float" office:value="35.7153945738" calcext:value-type="float">
            <text:p>35.7153945738</text:p>
          </table:table-cell>
          <table:table-cell office:value-type="float" office:value="34.0463098474" calcext:value-type="float">
            <text:p>34.046309847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5.7134084201" calcext:value-type="float">
            <text:p>35.7134084201</text:p>
          </table:table-cell>
          <table:table-cell office:value-type="float" office:value="4.41045439359E-016" calcext:value-type="float">
            <text:p>4.41045439359E-16</text:p>
          </table:table-cell>
          <table:table-cell office:value-type="float" office:value="35.7134084201" calcext:value-type="float">
            <text:p>35.7134084201</text:p>
          </table:table-cell>
          <table:table-cell office:value-type="float" office:value="34.6410646531" calcext:value-type="float">
            <text:p>34.641064653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35.7115076563" calcext:value-type="float">
            <text:p>35.7115076563</text:p>
          </table:table-cell>
          <table:table-cell office:value-type="float" office:value="3.05691242089E-016" calcext:value-type="float">
            <text:p>3.05691242089E-16</text:p>
          </table:table-cell>
          <table:table-cell office:value-type="float" office:value="35.7115076563" calcext:value-type="float">
            <text:p>35.7115076563</text:p>
          </table:table-cell>
          <table:table-cell office:value-type="float" office:value="35.2462092274" calcext:value-type="float">
            <text:p>35.2462092274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5.7096899899" calcext:value-type="float">
            <text:p>35.7096899899</text:p>
          </table:table-cell>
          <table:table-cell office:value-type="float" office:value="2.69879474999E-016" calcext:value-type="float">
            <text:p>2.69879474999E-16</text:p>
          </table:table-cell>
          <table:table-cell office:value-type="float" office:value="35.7096899899" calcext:value-type="float">
            <text:p>35.7096899899</text:p>
          </table:table-cell>
          <table:table-cell office:value-type="float" office:value="35.8619250691" calcext:value-type="float">
            <text:p>35.8619250691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35.7079506407" calcext:value-type="float">
            <text:p>35.7079506407</text:p>
          </table:table-cell>
          <table:table-cell office:value-type="float" office:value="5.67149850361E-016" calcext:value-type="float">
            <text:p>5.67149850361E-16</text:p>
          </table:table-cell>
          <table:table-cell office:value-type="float" office:value="35.7079506407" calcext:value-type="float">
            <text:p>35.7079506407</text:p>
          </table:table-cell>
          <table:table-cell office:value-type="float" office:value="36.4883968475" calcext:value-type="float">
            <text:p>36.4883968475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5.7062854822" calcext:value-type="float">
            <text:p>35.7062854822</text:p>
          </table:table-cell>
          <table:table-cell office:value-type="float" office:value="5.66281698132E-016" calcext:value-type="float">
            <text:p>5.66281698132E-16</text:p>
          </table:table-cell>
          <table:table-cell office:value-type="float" office:value="35.7062854822" calcext:value-type="float">
            <text:p>35.7062854822</text:p>
          </table:table-cell>
          <table:table-cell office:value-type="float" office:value="37.1258124581" calcext:value-type="float">
            <text:p>37.125812458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35.7052287259" calcext:value-type="float">
            <text:p>35.7052287259</text:p>
          </table:table-cell>
          <table:table-cell office:value-type="float" office:value="2.62536550526E-016" calcext:value-type="float">
            <text:p>2.62536550526E-16</text:p>
          </table:table-cell>
          <table:table-cell office:value-type="float" office:value="35.7052287259" calcext:value-type="float">
            <text:p>35.7052287259</text:p>
          </table:table-cell>
          <table:table-cell office:value-type="float" office:value="37.7743630786" calcext:value-type="float">
            <text:p>37.7743630786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5.7035606639" calcext:value-type="float">
            <text:p>35.7035606639</text:p>
          </table:table-cell>
          <table:table-cell office:value-type="float" office:value="5.4436458696E-016" calcext:value-type="float">
            <text:p>5.4436458696E-16</text:p>
          </table:table-cell>
          <table:table-cell office:value-type="float" office:value="35.7035606639" calcext:value-type="float">
            <text:p>35.7035606639</text:p>
          </table:table-cell>
          <table:table-cell office:value-type="float" office:value="38.4342432265" calcext:value-type="float">
            <text:p>38.4342432265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5.7026132731" calcext:value-type="float">
            <text:p>35.7026132731</text:p>
          </table:table-cell>
          <table:table-cell office:value-type="float" office:value="5.08130433848E-016" calcext:value-type="float">
            <text:p>5.08130433848E-16</text:p>
          </table:table-cell>
          <table:table-cell office:value-type="float" office:value="35.7026132731" calcext:value-type="float">
            <text:p>35.7026132731</text:p>
          </table:table-cell>
          <table:table-cell office:value-type="float" office:value="39.1056508171" calcext:value-type="float">
            <text:p>39.1056508171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35.7086095433" calcext:value-type="float">
            <text:p>35.7086095433</text:p>
          </table:table-cell>
          <table:table-cell office:value-type="float" office:value="2.46107107879E-016" calcext:value-type="float">
            <text:p>2.46107107879E-16</text:p>
          </table:table-cell>
          <table:table-cell office:value-type="float" office:value="35.7086095433" calcext:value-type="float">
            <text:p>35.7086095433</text:p>
          </table:table-cell>
          <table:table-cell office:value-type="float" office:value="39.7887872234" calcext:value-type="float">
            <text:p>39.7887872234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35.7188096298" calcext:value-type="float">
            <text:p>35.7188096298</text:p>
          </table:table-cell>
          <table:table-cell office:value-type="float" office:value="3.29944301783E-016" calcext:value-type="float">
            <text:p>3.29944301783E-16</text:p>
          </table:table-cell>
          <table:table-cell office:value-type="float" office:value="35.7188096298" calcext:value-type="float">
            <text:p>35.7188096298</text:p>
          </table:table-cell>
          <table:table-cell office:value-type="float" office:value="40.4838573359" calcext:value-type="float">
            <text:p>40.483857335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5.7250099937" calcext:value-type="float">
            <text:p>35.7250099937</text:p>
          </table:table-cell>
          <table:table-cell office:value-type="float" office:value="4.0424451824E-016" calcext:value-type="float">
            <text:p>4.0424451824E-16</text:p>
          </table:table-cell>
          <table:table-cell office:value-type="float" office:value="35.7250099937" calcext:value-type="float">
            <text:p>35.7250099937</text:p>
          </table:table-cell>
          <table:table-cell office:value-type="float" office:value="41.1910696246" calcext:value-type="float">
            <text:p>41.1910696246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35.9133395732" calcext:value-type="float">
            <text:p>35.9133395732</text:p>
          </table:table-cell>
          <table:table-cell office:value-type="float" office:value="1.05340952386E-017" calcext:value-type="float">
            <text:p>1.05340952386E-17</text:p>
          </table:table-cell>
          <table:table-cell office:value-type="float" office:value="35.9133395732" calcext:value-type="float">
            <text:p>35.9133395732</text:p>
          </table:table-cell>
          <table:table-cell office:value-type="float" office:value="41.9106362009" calcext:value-type="float">
            <text:p>41.9106362009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35.6598619923" calcext:value-type="float">
            <text:p>35.6598619923</text:p>
          </table:table-cell>
          <table:table-cell office:value-type="float" office:value="2.08146382935E-016" calcext:value-type="float">
            <text:p>2.08146382935E-16</text:p>
          </table:table-cell>
          <table:table-cell office:value-type="float" office:value="35.6598619923" calcext:value-type="float">
            <text:p>35.6598619923</text:p>
          </table:table-cell>
          <table:table-cell office:value-type="float" office:value="42.642772882" calcext:value-type="float">
            <text:p>42.642772882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35.6389175158" calcext:value-type="float">
            <text:p>35.6389175158</text:p>
          </table:table-cell>
          <table:table-cell office:value-type="float" office:value="1.63818643792E-016" calcext:value-type="float">
            <text:p>1.63818643792E-16</text:p>
          </table:table-cell>
          <table:table-cell office:value-type="float" office:value="35.6389175158" calcext:value-type="float">
            <text:p>35.6389175158</text:p>
          </table:table-cell>
          <table:table-cell office:value-type="float" office:value="43.3876992548" calcext:value-type="float">
            <text:p>43.387699254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5.6221082298" calcext:value-type="float">
            <text:p>35.6221082298</text:p>
          </table:table-cell>
          <table:table-cell office:value-type="float" office:value="2.98306692982E-017" calcext:value-type="float">
            <text:p>2.98306692982E-17</text:p>
          </table:table-cell>
          <table:table-cell office:value-type="float" office:value="35.6221082298" calcext:value-type="float">
            <text:p>35.6221082298</text:p>
          </table:table-cell>
          <table:table-cell office:value-type="float" office:value="44.1456387425" calcext:value-type="float">
            <text:p>44.145638742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5.6078936297" calcext:value-type="float">
            <text:p>35.6078936297</text:p>
          </table:table-cell>
          <table:table-cell office:value-type="float" office:value="5.45780830664E-017" calcext:value-type="float">
            <text:p>5.45780830664E-17</text:p>
          </table:table-cell>
          <table:table-cell office:value-type="float" office:value="35.6078936297" calcext:value-type="float">
            <text:p>35.6078936297</text:p>
          </table:table-cell>
          <table:table-cell office:value-type="float" office:value="44.916818671" calcext:value-type="float">
            <text:p>44.91681867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5.5954867727" calcext:value-type="float">
            <text:p>35.5954867727</text:p>
          </table:table-cell>
          <table:table-cell office:value-type="float" office:value="2.1426462361E-016" calcext:value-type="float">
            <text:p>2.1426462361E-16</text:p>
          </table:table-cell>
          <table:table-cell office:value-type="float" office:value="35.5954867727" calcext:value-type="float">
            <text:p>35.5954867727</text:p>
          </table:table-cell>
          <table:table-cell office:value-type="float" office:value="45.7014703377" calcext:value-type="float">
            <text:p>45.7014703377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35.5844550255" calcext:value-type="float">
            <text:p>35.5844550255</text:p>
          </table:table-cell>
          <table:table-cell office:value-type="float" office:value="1.90101184533E-016" calcext:value-type="float">
            <text:p>1.90101184533E-16</text:p>
          </table:table-cell>
          <table:table-cell office:value-type="float" office:value="35.5844550255" calcext:value-type="float">
            <text:p>35.5844550255</text:p>
          </table:table-cell>
          <table:table-cell office:value-type="float" office:value="46.4998290801" calcext:value-type="float">
            <text:p>46.4998290801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5.5746674951" calcext:value-type="float">
            <text:p>35.5746674951</text:p>
          </table:table-cell>
          <table:table-cell office:value-type="float" office:value="-4.47700875674E-017" calcext:value-type="float">
            <text:p>-4.47700875674E-17</text:p>
          </table:table-cell>
          <table:table-cell office:value-type="float" office:value="35.5746674951" calcext:value-type="float">
            <text:p>35.5746674951</text:p>
          </table:table-cell>
          <table:table-cell office:value-type="float" office:value="47.3121343471" calcext:value-type="float">
            <text:p>47.3121343471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35.5658556713" calcext:value-type="float">
            <text:p>35.5658556713</text:p>
          </table:table-cell>
          <table:table-cell office:value-type="float" office:value="-2.66984059764E-016" calcext:value-type="float">
            <text:p>-2.66984059764E-16</text:p>
          </table:table-cell>
          <table:table-cell office:value-type="float" office:value="35.5658556713" calcext:value-type="float">
            <text:p>35.5658556713</text:p>
          </table:table-cell>
          <table:table-cell office:value-type="float" office:value="48.1386297706" calcext:value-type="float">
            <text:p>48.138629770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5.5577872263" calcext:value-type="float">
            <text:p>35.5577872263</text:p>
          </table:table-cell>
          <table:table-cell office:value-type="float" office:value="6.68092653848E-017" calcext:value-type="float">
            <text:p>6.68092653848E-17</text:p>
          </table:table-cell>
          <table:table-cell office:value-type="float" office:value="35.5577872263" calcext:value-type="float">
            <text:p>35.5577872263</text:p>
          </table:table-cell>
          <table:table-cell office:value-type="float" office:value="48.9795632382" calcext:value-type="float">
            <text:p>48.979563238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35.5502881981" calcext:value-type="float">
            <text:p>35.5502881981</text:p>
          </table:table-cell>
          <table:table-cell office:value-type="float" office:value="1.81497509092E-016" calcext:value-type="float">
            <text:p>1.81497509092E-16</text:p>
          </table:table-cell>
          <table:table-cell office:value-type="float" office:value="35.5502881981" calcext:value-type="float">
            <text:p>35.5502881981</text:p>
          </table:table-cell>
          <table:table-cell office:value-type="float" office:value="49.8351869681" calcext:value-type="float">
            <text:p>49.835186968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35.5432281729" calcext:value-type="float">
            <text:p>35.5432281729</text:p>
          </table:table-cell>
          <table:table-cell office:value-type="float" office:value="1.55624999652E-016" calcext:value-type="float">
            <text:p>1.55624999652E-16</text:p>
          </table:table-cell>
          <table:table-cell office:value-type="float" office:value="35.5432281729" calcext:value-type="float">
            <text:p>35.5432281729</text:p>
          </table:table-cell>
          <table:table-cell office:value-type="float" office:value="50.7057575843" calcext:value-type="float">
            <text:p>50.7057575843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35.5365099142" calcext:value-type="float">
            <text:p>35.5365099142</text:p>
          </table:table-cell>
          <table:table-cell office:value-type="float" office:value="1.34263846949E-016" calcext:value-type="float">
            <text:p>1.34263846949E-16</text:p>
          </table:table-cell>
          <table:table-cell office:value-type="float" office:value="35.5365099142" calcext:value-type="float">
            <text:p>35.5365099142</text:p>
          </table:table-cell>
          <table:table-cell office:value-type="float" office:value="51.5915361941" calcext:value-type="float">
            <text:p>51.5915361941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35.5300625853" calcext:value-type="float">
            <text:p>35.5300625853</text:p>
          </table:table-cell>
          <table:table-cell office:value-type="float" office:value="-1.62450180517E-016" calcext:value-type="float">
            <text:p>-1.62450180517E-16</text:p>
          </table:table-cell>
          <table:table-cell office:value-type="float" office:value="35.5300625853" calcext:value-type="float">
            <text:p>35.5300625853</text:p>
          </table:table-cell>
          <table:table-cell office:value-type="float" office:value="52.4927884657" calcext:value-type="float">
            <text:p>52.4927884657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63.402411389" calcext:value-type="float">
            <text:p>63.402411389</text:p>
          </table:table-cell>
          <table:table-cell office:value-type="float" office:value="0.0000000000000121635807873" calcext:value-type="float">
            <text:p>1.21635807873E-14</text:p>
          </table:table-cell>
          <table:table-cell office:value-type="float" office:value="63.402411389" calcext:value-type="float">
            <text:p>63.402411389</text:p>
          </table:table-cell>
          <table:table-cell office:value-type="float" office:value="53.4097847084" calcext:value-type="float">
            <text:p>53.4097847084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63.3986890725" calcext:value-type="float">
            <text:p>63.3986890725</text:p>
          </table:table-cell>
          <table:table-cell office:value-type="float" office:value="5.10241638088E-016" calcext:value-type="float">
            <text:p>5.10241638088E-16</text:p>
          </table:table-cell>
          <table:table-cell office:value-type="float" office:value="63.3986890725" calcext:value-type="float">
            <text:p>63.3986890725</text:p>
          </table:table-cell>
          <table:table-cell office:value-type="float" office:value="54.3427999536" calcext:value-type="float">
            <text:p>54.3427999536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63.3945162267" calcext:value-type="float">
            <text:p>63.3945162267</text:p>
          </table:table-cell>
          <table:table-cell office:value-type="float" office:value="9.71293693755E-016" calcext:value-type="float">
            <text:p>9.71293693755E-16</text:p>
          </table:table-cell>
          <table:table-cell office:value-type="float" office:value="63.3945162267" calcext:value-type="float">
            <text:p>63.3945162267</text:p>
          </table:table-cell>
          <table:table-cell office:value-type="float" office:value="55.2921140371" calcext:value-type="float">
            <text:p>55.2921140371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63.3906844589" calcext:value-type="float">
            <text:p>63.3906844589</text:p>
          </table:table-cell>
          <table:table-cell office:value-type="float" office:value="5.87606604705E-016" calcext:value-type="float">
            <text:p>5.87606604705E-16</text:p>
          </table:table-cell>
          <table:table-cell office:value-type="float" office:value="63.3906844589" calcext:value-type="float">
            <text:p>63.3906844589</text:p>
          </table:table-cell>
          <table:table-cell office:value-type="float" office:value="56.2580116834" calcext:value-type="float">
            <text:p>56.2580116834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63.3875165544" calcext:value-type="float">
            <text:p>63.3875165544</text:p>
          </table:table-cell>
          <table:table-cell office:value-type="float" office:value="4.93871064819E-016" calcext:value-type="float">
            <text:p>4.93871064819E-16</text:p>
          </table:table-cell>
          <table:table-cell office:value-type="float" office:value="63.3875165544" calcext:value-type="float">
            <text:p>63.3875165544</text:p>
          </table:table-cell>
          <table:table-cell office:value-type="float" office:value="57.2407825904" calcext:value-type="float">
            <text:p>57.240782590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3.3839413256" calcext:value-type="float">
            <text:p>63.3839413256</text:p>
          </table:table-cell>
          <table:table-cell office:value-type="float" office:value="9.30187813962E-016" calcext:value-type="float">
            <text:p>9.30187813962E-16</text:p>
          </table:table-cell>
          <table:table-cell office:value-type="float" office:value="63.3839413256" calcext:value-type="float">
            <text:p>63.3839413256</text:p>
          </table:table-cell>
          <table:table-cell office:value-type="float" office:value="58.2407215173" calcext:value-type="float">
            <text:p>58.2407215173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63.3804891736" calcext:value-type="float">
            <text:p>63.3804891736</text:p>
          </table:table-cell>
          <table:table-cell office:value-type="float" office:value="-8.6734752648E-017" calcext:value-type="float">
            <text:p>-8.6734752648E-17</text:p>
          </table:table-cell>
          <table:table-cell office:value-type="float" office:value="63.3804891736" calcext:value-type="float">
            <text:p>63.3804891736</text:p>
          </table:table-cell>
          <table:table-cell office:value-type="float" office:value="59.2581283719" calcext:value-type="float">
            <text:p>59.2581283719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63.3771374808" calcext:value-type="float">
            <text:p>63.3771374808</text:p>
          </table:table-cell>
          <table:table-cell office:value-type="float" office:value="6.67704255813E-015" calcext:value-type="float">
            <text:p>6.67704255813E-15</text:p>
          </table:table-cell>
          <table:table-cell office:value-type="float" office:value="63.3771374808" calcext:value-type="float">
            <text:p>63.3771374808</text:p>
          </table:table-cell>
          <table:table-cell office:value-type="float" office:value="60.2933083015" calcext:value-type="float">
            <text:p>60.2933083015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63.3738969122" calcext:value-type="float">
            <text:p>63.3738969122</text:p>
          </table:table-cell>
          <table:table-cell office:value-type="float" office:value="1.12874996773E-015" calcext:value-type="float">
            <text:p>1.12874996773E-15</text:p>
          </table:table-cell>
          <table:table-cell office:value-type="float" office:value="63.3738969122" calcext:value-type="float">
            <text:p>63.3738969122</text:p>
          </table:table-cell>
          <table:table-cell office:value-type="float" office:value="61.3465717837" calcext:value-type="float">
            <text:p>61.346571783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63.3707545582" calcext:value-type="float">
            <text:p>63.3707545582</text:p>
          </table:table-cell>
          <table:table-cell office:value-type="float" office:value="7.91092908938E-016" calcext:value-type="float">
            <text:p>7.91092908938E-16</text:p>
          </table:table-cell>
          <table:table-cell office:value-type="float" office:value="63.3707545582" calcext:value-type="float">
            <text:p>63.3707545582</text:p>
          </table:table-cell>
          <table:table-cell office:value-type="float" office:value="62.4182347202" calcext:value-type="float">
            <text:p>62.418234720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63.3676990388" calcext:value-type="float">
            <text:p>63.3676990388</text:p>
          </table:table-cell>
          <table:table-cell office:value-type="float" office:value="7.37132359244E-016" calcext:value-type="float">
            <text:p>7.37132359244E-16</text:p>
          </table:table-cell>
          <table:table-cell office:value-type="float" office:value="63.3676990388" calcext:value-type="float">
            <text:p>63.3676990388</text:p>
          </table:table-cell>
          <table:table-cell office:value-type="float" office:value="63.5086185308" calcext:value-type="float">
            <text:p>63.5086185308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63.3647214642" calcext:value-type="float">
            <text:p>63.3647214642</text:p>
          </table:table-cell>
          <table:table-cell office:value-type="float" office:value="1.15652068188E-015" calcext:value-type="float">
            <text:p>1.15652068188E-15</text:p>
          </table:table-cell>
          <table:table-cell office:value-type="float" office:value="63.3647214642" calcext:value-type="float">
            <text:p>63.3647214642</text:p>
          </table:table-cell>
          <table:table-cell office:value-type="float" office:value="64.6180502503" calcext:value-type="float">
            <text:p>64.6180502503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63.3620548945" calcext:value-type="float">
            <text:p>63.3620548945</text:p>
          </table:table-cell>
          <table:table-cell office:value-type="float" office:value="8.56166023693E-016" calcext:value-type="float">
            <text:p>8.56166023693E-16</text:p>
          </table:table-cell>
          <table:table-cell office:value-type="float" office:value="63.3620548945" calcext:value-type="float">
            <text:p>63.3620548945</text:p>
          </table:table-cell>
          <table:table-cell office:value-type="float" office:value="65.7468626267" calcext:value-type="float">
            <text:p>65.7468626267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63.3631772313" calcext:value-type="float">
            <text:p>63.3631772313</text:p>
          </table:table-cell>
          <table:table-cell office:value-type="float" office:value="4.55803621954E-016" calcext:value-type="float">
            <text:p>4.55803621954E-16</text:p>
          </table:table-cell>
          <table:table-cell office:value-type="float" office:value="63.3631772313" calcext:value-type="float">
            <text:p>63.3631772313</text:p>
          </table:table-cell>
          <table:table-cell office:value-type="float" office:value="66.8953942205" calcext:value-type="float">
            <text:p>66.8953942205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63.4222279729" calcext:value-type="float">
            <text:p>63.4222279729</text:p>
          </table:table-cell>
          <table:table-cell office:value-type="float" office:value="7.05842075806E-016" calcext:value-type="float">
            <text:p>7.05842075806E-16</text:p>
          </table:table-cell>
          <table:table-cell office:value-type="float" office:value="63.4222279729" calcext:value-type="float">
            <text:p>63.4222279729</text:p>
          </table:table-cell>
          <table:table-cell office:value-type="float" office:value="68.0639895066" calcext:value-type="float">
            <text:p>68.063989506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9.2529989775" calcext:value-type="float">
            <text:p>69.2529989775</text:p>
          </table:table-cell>
          <table:table-cell office:value-type="float" office:value="3.80012298387E-016" calcext:value-type="float">
            <text:p>3.80012298387E-16</text:p>
          </table:table-cell>
          <table:table-cell table:number-columns-repeated="2" office:value-type="float" office:value="69.2529989775" calcext:value-type="float">
            <text:p>69.2529989775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69.2831662369" calcext:value-type="float">
            <text:p>69.2831662369</text:p>
          </table:table-cell>
          <table:table-cell office:value-type="float" office:value="6.15918854125E-016" calcext:value-type="float">
            <text:p>6.15918854125E-16</text:p>
          </table:table-cell>
          <table:table-cell office:value-type="float" office:value="69.2831662369" calcext:value-type="float">
            <text:p>69.2831662369</text:p>
          </table:table-cell>
          <table:table-cell office:value-type="float" office:value="70.4627792486" calcext:value-type="float">
            <text:p>70.4627792486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69.2609243823" calcext:value-type="float">
            <text:p>69.2609243823</text:p>
          </table:table-cell>
          <table:table-cell office:value-type="float" office:value="1.03556801625E-015" calcext:value-type="float">
            <text:p>1.03556801625E-15</text:p>
          </table:table-cell>
          <table:table-cell office:value-type="float" office:value="69.2609243823" calcext:value-type="float">
            <text:p>69.2609243823</text:p>
          </table:table-cell>
          <table:table-cell office:value-type="float" office:value="71.6936931648" calcext:value-type="float">
            <text:p>71.6936931648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69.2483558855" calcext:value-type="float">
            <text:p>69.2483558855</text:p>
          </table:table-cell>
          <table:table-cell office:value-type="float" office:value="6.95798591228E-016" calcext:value-type="float">
            <text:p>6.95798591228E-16</text:p>
          </table:table-cell>
          <table:table-cell office:value-type="float" office:value="69.2483558855" calcext:value-type="float">
            <text:p>69.2483558855</text:p>
          </table:table-cell>
          <table:table-cell office:value-type="float" office:value="72.9461099096" calcext:value-type="float">
            <text:p>72.9461099096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69.2395841651" calcext:value-type="float">
            <text:p>69.2395841651</text:p>
          </table:table-cell>
          <table:table-cell office:value-type="float" office:value="5.7476194605E-016" calcext:value-type="float">
            <text:p>5.7476194605E-16</text:p>
          </table:table-cell>
          <table:table-cell office:value-type="float" office:value="69.2395841651" calcext:value-type="float">
            <text:p>69.2395841651</text:p>
          </table:table-cell>
          <table:table-cell office:value-type="float" office:value="74.2204051159" calcext:value-type="float">
            <text:p>74.2204051159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69.2328264438" calcext:value-type="float">
            <text:p>69.2328264438</text:p>
          </table:table-cell>
          <table:table-cell office:value-type="float" office:value="6.45602872053E-016" calcext:value-type="float">
            <text:p>6.45602872053E-16</text:p>
          </table:table-cell>
          <table:table-cell office:value-type="float" office:value="69.2328264438" calcext:value-type="float">
            <text:p>69.2328264438</text:p>
          </table:table-cell>
          <table:table-cell office:value-type="float" office:value="75.5169609784" calcext:value-type="float">
            <text:p>75.5169609784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69.2273071605" calcext:value-type="float">
            <text:p>69.2273071605</text:p>
          </table:table-cell>
          <table:table-cell office:value-type="float" office:value="6.8272562061E-016" calcext:value-type="float">
            <text:p>6.8272562061E-16</text:p>
          </table:table-cell>
          <table:table-cell office:value-type="float" office:value="69.2273071605" calcext:value-type="float">
            <text:p>69.2273071605</text:p>
          </table:table-cell>
          <table:table-cell office:value-type="float" office:value="76.8361663684" calcext:value-type="float">
            <text:p>76.8361663684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69.2225829972" calcext:value-type="float">
            <text:p>69.2225829972</text:p>
          </table:table-cell>
          <table:table-cell office:value-type="float" office:value="7.25177567935E-016" calcext:value-type="float">
            <text:p>7.25177567935E-16</text:p>
          </table:table-cell>
          <table:table-cell office:value-type="float" office:value="69.2225829972" calcext:value-type="float">
            <text:p>69.2225829972</text:p>
          </table:table-cell>
          <table:table-cell office:value-type="float" office:value="78.1784169503" calcext:value-type="float">
            <text:p>78.1784169503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69.2184257869" calcext:value-type="float">
            <text:p>69.2184257869</text:p>
          </table:table-cell>
          <table:table-cell office:value-type="float" office:value="5.18552646993E-016" calcext:value-type="float">
            <text:p>5.18552646993E-16</text:p>
          </table:table-cell>
          <table:table-cell office:value-type="float" office:value="69.2184257869" calcext:value-type="float">
            <text:p>69.2184257869</text:p>
          </table:table-cell>
          <table:table-cell office:value-type="float" office:value="79.5441153004" calcext:value-type="float">
            <text:p>79.5441153004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69.2147064078" calcext:value-type="float">
            <text:p>69.2147064078</text:p>
          </table:table-cell>
          <table:table-cell office:value-type="float" office:value="8.33368113904E-016" calcext:value-type="float">
            <text:p>8.33368113904E-16</text:p>
          </table:table-cell>
          <table:table-cell office:value-type="float" office:value="69.2147064078" calcext:value-type="float">
            <text:p>69.2147064078</text:p>
          </table:table-cell>
          <table:table-cell office:value-type="float" office:value="80.9336710279" calcext:value-type="float">
            <text:p>80.933671027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69.2113405033" calcext:value-type="float">
            <text:p>69.2113405033</text:p>
          </table:table-cell>
          <table:table-cell office:value-type="float" office:value="1.31756145978E-016" calcext:value-type="float">
            <text:p>1.31756145978E-16</text:p>
          </table:table-cell>
          <table:table-cell office:value-type="float" office:value="69.2113405033" calcext:value-type="float">
            <text:p>69.2113405033</text:p>
          </table:table-cell>
          <table:table-cell office:value-type="float" office:value="82.3475008969" calcext:value-type="float">
            <text:p>82.3475008969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69.2082685966" calcext:value-type="float">
            <text:p>69.2082685966</text:p>
          </table:table-cell>
          <table:table-cell office:value-type="float" office:value="5.79463462761E-016" calcext:value-type="float">
            <text:p>5.79463462761E-16</text:p>
          </table:table-cell>
          <table:table-cell office:value-type="float" office:value="69.2082685966" calcext:value-type="float">
            <text:p>69.2082685966</text:p>
          </table:table-cell>
          <table:table-cell office:value-type="float" office:value="83.7860289524" calcext:value-type="float">
            <text:p>83.7860289524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69.205447462" calcext:value-type="float">
            <text:p>69.205447462</text:p>
          </table:table-cell>
          <table:table-cell office:value-type="float" office:value="3.16837492762E-016" calcext:value-type="float">
            <text:p>3.16837492762E-16</text:p>
          </table:table-cell>
          <table:table-cell office:value-type="float" office:value="69.205447462" calcext:value-type="float">
            <text:p>69.205447462</text:p>
          </table:table-cell>
          <table:table-cell office:value-type="float" office:value="85.2496866468" calcext:value-type="float">
            <text:p>85.2496866468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69.2028437146" calcext:value-type="float">
            <text:p>69.2028437146</text:p>
          </table:table-cell>
          <table:table-cell office:value-type="float" office:value="8.91193596173E-016" calcext:value-type="float">
            <text:p>8.91193596173E-16</text:p>
          </table:table-cell>
          <table:table-cell office:value-type="float" office:value="69.2028437146" calcext:value-type="float">
            <text:p>69.2028437146</text:p>
          </table:table-cell>
          <table:table-cell office:value-type="float" office:value="86.7389129697" calcext:value-type="float">
            <text:p>86.7389129697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69.2004298198" calcext:value-type="float">
            <text:p>69.2004298198</text:p>
          </table:table-cell>
          <table:table-cell office:value-type="float" office:value="5.01289583327E-016" calcext:value-type="float">
            <text:p>5.01289583327E-16</text:p>
          </table:table-cell>
          <table:table-cell office:value-type="float" office:value="69.2004298198" calcext:value-type="float">
            <text:p>69.2004298198</text:p>
          </table:table-cell>
          <table:table-cell office:value-type="float" office:value="88.2541545794" calcext:value-type="float">
            <text:p>88.254154579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69.198780239" calcext:value-type="float">
            <text:p>69.198780239</text:p>
          </table:table-cell>
          <table:table-cell office:value-type="float" office:value="5.82876259284E-016" calcext:value-type="float">
            <text:p>5.82876259284E-16</text:p>
          </table:table-cell>
          <table:table-cell office:value-type="float" office:value="69.198780239" calcext:value-type="float">
            <text:p>69.198780239</text:p>
          </table:table-cell>
          <table:table-cell office:value-type="float" office:value="89.7958659367" calcext:value-type="float">
            <text:p>89.7958659367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69.1966741338" calcext:value-type="float">
            <text:p>69.1966741338</text:p>
          </table:table-cell>
          <table:table-cell office:value-type="float" office:value="8.8944054547E-016" calcext:value-type="float">
            <text:p>8.8944054547E-16</text:p>
          </table:table-cell>
          <table:table-cell office:value-type="float" office:value="69.1966741338" calcext:value-type="float">
            <text:p>69.1966741338</text:p>
          </table:table-cell>
          <table:table-cell office:value-type="float" office:value="91.3645094415" calcext:value-type="float">
            <text:p>91.3645094415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69.1957182067" calcext:value-type="float">
            <text:p>69.1957182067</text:p>
          </table:table-cell>
          <table:table-cell office:value-type="float" office:value="7.72486353216E-016" calcext:value-type="float">
            <text:p>7.72486353216E-16</text:p>
          </table:table-cell>
          <table:table-cell office:value-type="float" office:value="69.1957182067" calcext:value-type="float">
            <text:p>69.1957182067</text:p>
          </table:table-cell>
          <table:table-cell office:value-type="float" office:value="92.9605555713" calcext:value-type="float">
            <text:p>92.9605555713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69.1934246813" calcext:value-type="float">
            <text:p>69.1934246813</text:p>
          </table:table-cell>
          <table:table-cell office:value-type="float" office:value="4.66257142842E-016" calcext:value-type="float">
            <text:p>4.66257142842E-16</text:p>
          </table:table-cell>
          <table:table-cell office:value-type="float" office:value="69.1934246813" calcext:value-type="float">
            <text:p>69.1934246813</text:p>
          </table:table-cell>
          <table:table-cell office:value-type="float" office:value="94.5844830225" calcext:value-type="float">
            <text:p>94.5844830225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69.191262863" calcext:value-type="float">
            <text:p>69.191262863</text:p>
          </table:table-cell>
          <table:table-cell office:value-type="float" office:value="4.79571665711E-016" calcext:value-type="float">
            <text:p>4.79571665711E-16</text:p>
          </table:table-cell>
          <table:table-cell office:value-type="float" office:value="69.191262863" calcext:value-type="float">
            <text:p>69.191262863</text:p>
          </table:table-cell>
          <table:table-cell office:value-type="float" office:value="96.2367788537" calcext:value-type="float">
            <text:p>96.236778853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9.189232373" calcext:value-type="float">
            <text:p>69.189232373</text:p>
          </table:table-cell>
          <table:table-cell office:value-type="float" office:value="1.15071828971E-015" calcext:value-type="float">
            <text:p>1.15071828971E-15</text:p>
          </table:table-cell>
          <table:table-cell office:value-type="float" office:value="69.189232373" calcext:value-type="float">
            <text:p>69.189232373</text:p>
          </table:table-cell>
          <table:table-cell office:value-type="float" office:value="97.917938632" calcext:value-type="float">
            <text:p>97.917938632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69.188668251" calcext:value-type="float">
            <text:p>69.188668251</text:p>
          </table:table-cell>
          <table:table-cell office:value-type="float" office:value="1.34391789142E-015" calcext:value-type="float">
            <text:p>1.34391789142E-15</text:p>
          </table:table-cell>
          <table:table-cell office:value-type="float" office:value="69.188668251" calcext:value-type="float">
            <text:p>69.188668251</text:p>
          </table:table-cell>
          <table:table-cell office:value-type="float" office:value="99.6284665815" calcext:value-type="float">
            <text:p>99.6284665815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69.3255629371" calcext:value-type="float">
            <text:p>69.3255629371</text:p>
          </table:table-cell>
          <table:table-cell office:value-type="float" office:value="5.80733221351E-016" calcext:value-type="float">
            <text:p>5.80733221351E-16</text:p>
          </table:table-cell>
          <table:table-cell office:value-type="float" office:value="69.3255629371" calcext:value-type="float">
            <text:p>69.3255629371</text:p>
          </table:table-cell>
          <table:table-cell office:value-type="float" office:value="101.368875735" calcext:value-type="float">
            <text:p>101.368875735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69.3327981255" calcext:value-type="float">
            <text:p>69.3327981255</text:p>
          </table:table-cell>
          <table:table-cell office:value-type="float" office:value="6.98002763024E-017" calcext:value-type="float">
            <text:p>6.98002763024E-17</text:p>
          </table:table-cell>
          <table:table-cell office:value-type="float" office:value="69.3327981255" calcext:value-type="float">
            <text:p>69.3327981255</text:p>
          </table:table-cell>
          <table:table-cell office:value-type="float" office:value="103.139688086" calcext:value-type="float">
            <text:p>103.139688086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69.1439930532" calcext:value-type="float">
            <text:p>69.1439930532</text:p>
          </table:table-cell>
          <table:table-cell office:value-type="float" office:value="5.01482284013E-016" calcext:value-type="float">
            <text:p>5.01482284013E-16</text:p>
          </table:table-cell>
          <table:table-cell office:value-type="float" office:value="69.1439930532" calcext:value-type="float">
            <text:p>69.1439930532</text:p>
          </table:table-cell>
          <table:table-cell office:value-type="float" office:value="104.941434749" calcext:value-type="float">
            <text:p>104.941434749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69.1249901383" calcext:value-type="float">
            <text:p>69.1249901383</text:p>
          </table:table-cell>
          <table:table-cell office:value-type="float" office:value="0.00000000000001039900449" calcext:value-type="float">
            <text:p>1.039900449E-14</text:p>
          </table:table-cell>
          <table:table-cell office:value-type="float" office:value="69.1249901383" calcext:value-type="float">
            <text:p>69.1249901383</text:p>
          </table:table-cell>
          <table:table-cell office:value-type="float" office:value="106.774656115" calcext:value-type="float">
            <text:p>106.77465611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69.1103752617" calcext:value-type="float">
            <text:p>69.1103752617</text:p>
          </table:table-cell>
          <table:table-cell office:value-type="float" office:value="-4.54687568988E-016" calcext:value-type="float">
            <text:p>-4.54687568988E-16</text:p>
          </table:table-cell>
          <table:table-cell office:value-type="float" office:value="69.1103752617" calcext:value-type="float">
            <text:p>69.1103752617</text:p>
          </table:table-cell>
          <table:table-cell office:value-type="float" office:value="108.639902015" calcext:value-type="float">
            <text:p>108.639902015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69.0983825804" calcext:value-type="float">
            <text:p>69.0983825804</text:p>
          </table:table-cell>
          <table:table-cell office:value-type="float" office:value="-2.34938643591E-016" calcext:value-type="float">
            <text:p>-2.34938643591E-16</text:p>
          </table:table-cell>
          <table:table-cell office:value-type="float" office:value="69.0983825804" calcext:value-type="float">
            <text:p>69.0983825804</text:p>
          </table:table-cell>
          <table:table-cell office:value-type="float" office:value="110.537731886" calcext:value-type="float">
            <text:p>110.537731886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69.0881911055" calcext:value-type="float">
            <text:p>69.0881911055</text:p>
          </table:table-cell>
          <table:table-cell office:value-type="float" office:value="2.8783998679E-016" calcext:value-type="float">
            <text:p>2.8783998679E-16</text:p>
          </table:table-cell>
          <table:table-cell office:value-type="float" office:value="69.0881911055" calcext:value-type="float">
            <text:p>69.0881911055</text:p>
          </table:table-cell>
          <table:table-cell office:value-type="float" office:value="112.468714937" calcext:value-type="float">
            <text:p>112.468714937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69.0793733522" calcext:value-type="float">
            <text:p>69.0793733522</text:p>
          </table:table-cell>
          <table:table-cell office:value-type="float" office:value="-3.08319853872E-016" calcext:value-type="float">
            <text:p>-3.08319853872E-16</text:p>
          </table:table-cell>
          <table:table-cell office:value-type="float" office:value="69.0793733522" calcext:value-type="float">
            <text:p>69.0793733522</text:p>
          </table:table-cell>
          <table:table-cell office:value-type="float" office:value="114.43343032" calcext:value-type="float">
            <text:p>114.4334303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9.0717860643" calcext:value-type="float">
            <text:p>69.0717860643</text:p>
          </table:table-cell>
          <table:table-cell office:value-type="float" office:value="-8.18684889941E-016" calcext:value-type="float">
            <text:p>-8.18684889941E-16</text:p>
          </table:table-cell>
          <table:table-cell office:value-type="float" office:value="69.0717860643" calcext:value-type="float">
            <text:p>69.0717860643</text:p>
          </table:table-cell>
          <table:table-cell office:value-type="float" office:value="116.432467306" calcext:value-type="float">
            <text:p>116.432467306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69.0651476407" calcext:value-type="float">
            <text:p>69.0651476407</text:p>
          </table:table-cell>
          <table:table-cell office:value-type="float" office:value="1.34713248512E-016" calcext:value-type="float">
            <text:p>1.34713248512E-16</text:p>
          </table:table-cell>
          <table:table-cell office:value-type="float" office:value="69.0651476407" calcext:value-type="float">
            <text:p>69.0651476407</text:p>
          </table:table-cell>
          <table:table-cell office:value-type="float" office:value="118.466425459" calcext:value-type="float">
            <text:p>118.466425459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69.0592290485" calcext:value-type="float">
            <text:p>69.0592290485</text:p>
          </table:table-cell>
          <table:table-cell office:value-type="float" office:value="-4.46099341439E-016" calcext:value-type="float">
            <text:p>-4.46099341439E-16</text:p>
          </table:table-cell>
          <table:table-cell office:value-type="float" office:value="69.0592290485" calcext:value-type="float">
            <text:p>69.0592290485</text:p>
          </table:table-cell>
          <table:table-cell office:value-type="float" office:value="120.535914816" calcext:value-type="float">
            <text:p>120.535914816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69.0538587205" calcext:value-type="float">
            <text:p>69.0538587205</text:p>
          </table:table-cell>
          <table:table-cell office:value-type="float" office:value="-4.90751235814E-017" calcext:value-type="float">
            <text:p>-4.90751235814E-17</text:p>
          </table:table-cell>
          <table:table-cell office:value-type="float" office:value="69.0538587205" calcext:value-type="float">
            <text:p>69.0538587205</text:p>
          </table:table-cell>
          <table:table-cell office:value-type="float" office:value="122.641556071" calcext:value-type="float">
            <text:p>122.641556071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69.048908035" calcext:value-type="float">
            <text:p>69.048908035</text:p>
          </table:table-cell>
          <table:table-cell office:value-type="float" office:value="-2.08015388643E-016" calcext:value-type="float">
            <text:p>-2.08015388643E-16</text:p>
          </table:table-cell>
          <table:table-cell office:value-type="float" office:value="69.048908035" calcext:value-type="float">
            <text:p>69.048908035</text:p>
          </table:table-cell>
          <table:table-cell office:value-type="float" office:value="124.783980762" calcext:value-type="float">
            <text:p>124.78398076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24.838236936" calcext:value-type="float">
            <text:p>124.838236936</text:p>
          </table:table-cell>
          <table:table-cell office:value-type="float" office:value="1.20047793113E-015" calcext:value-type="float">
            <text:p>1.20047793113E-15</text:p>
          </table:table-cell>
          <table:table-cell office:value-type="float" office:value="124.838236936" calcext:value-type="float">
            <text:p>124.838236936</text:p>
          </table:table-cell>
          <table:table-cell office:value-type="float" office:value="126.963831459" calcext:value-type="float">
            <text:p>126.963831459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24.835758677" calcext:value-type="float">
            <text:p>124.835758677</text:p>
          </table:table-cell>
          <table:table-cell office:value-type="float" office:value="1.65952693191E-015" calcext:value-type="float">
            <text:p>1.65952693191E-15</text:p>
          </table:table-cell>
          <table:table-cell office:value-type="float" office:value="124.835758677" calcext:value-type="float">
            <text:p>124.835758677</text:p>
          </table:table-cell>
          <table:table-cell office:value-type="float" office:value="129.181761956" calcext:value-type="float">
            <text:p>129.181761956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24.833037213" calcext:value-type="float">
            <text:p>124.833037213</text:p>
          </table:table-cell>
          <table:table-cell office:value-type="float" office:value="1.99764435324E-015" calcext:value-type="float">
            <text:p>1.99764435324E-15</text:p>
          </table:table-cell>
          <table:table-cell office:value-type="float" office:value="124.833037213" calcext:value-type="float">
            <text:p>124.833037213</text:p>
          </table:table-cell>
          <table:table-cell office:value-type="float" office:value="131.438437469" calcext:value-type="float">
            <text:p>131.438437469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24.830646949" calcext:value-type="float">
            <text:p>124.830646949</text:p>
          </table:table-cell>
          <table:table-cell office:value-type="float" office:value="1.98732703596E-015" calcext:value-type="float">
            <text:p>1.98732703596E-15</text:p>
          </table:table-cell>
          <table:table-cell office:value-type="float" office:value="124.830646949" calcext:value-type="float">
            <text:p>124.830646949</text:p>
          </table:table-cell>
          <table:table-cell office:value-type="float" office:value="133.734534834" calcext:value-type="float">
            <text:p>133.734534834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24.828588535" calcext:value-type="float">
            <text:p>124.828588535</text:p>
          </table:table-cell>
          <table:table-cell office:value-type="float" office:value="5.09123240578E-016" calcext:value-type="float">
            <text:p>5.09123240578E-16</text:p>
          </table:table-cell>
          <table:table-cell office:value-type="float" office:value="124.828588535" calcext:value-type="float">
            <text:p>124.828588535</text:p>
          </table:table-cell>
          <table:table-cell office:value-type="float" office:value="136.070742712" calcext:value-type="float">
            <text:p>136.07074271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24.82653908" calcext:value-type="float">
            <text:p>124.82653908</text:p>
          </table:table-cell>
          <table:table-cell office:value-type="float" office:value="1.82815800406E-015" calcext:value-type="float">
            <text:p>1.82815800406E-15</text:p>
          </table:table-cell>
          <table:table-cell office:value-type="float" office:value="124.82653908" calcext:value-type="float">
            <text:p>124.82653908</text:p>
          </table:table-cell>
          <table:table-cell office:value-type="float" office:value="138.447761794" calcext:value-type="float">
            <text:p>138.447761794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24.824611625" calcext:value-type="float">
            <text:p>124.824611625</text:p>
          </table:table-cell>
          <table:table-cell office:value-type="float" office:value="1.67503726491E-015" calcext:value-type="float">
            <text:p>1.67503726491E-15</text:p>
          </table:table-cell>
          <table:table-cell office:value-type="float" office:value="124.824611625" calcext:value-type="float">
            <text:p>124.824611625</text:p>
          </table:table-cell>
          <table:table-cell office:value-type="float" office:value="140.866305009" calcext:value-type="float">
            <text:p>140.866305009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24.822780136" calcext:value-type="float">
            <text:p>124.822780136</text:p>
          </table:table-cell>
          <table:table-cell office:value-type="float" office:value="1.58425351547E-017" calcext:value-type="float">
            <text:p>1.58425351547E-17</text:p>
          </table:table-cell>
          <table:table-cell office:value-type="float" office:value="124.822780136" calcext:value-type="float">
            <text:p>124.822780136</text:p>
          </table:table-cell>
          <table:table-cell office:value-type="float" office:value="143.327097742" calcext:value-type="float">
            <text:p>143.327097742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24.821030144" calcext:value-type="float">
            <text:p>124.821030144</text:p>
          </table:table-cell>
          <table:table-cell office:value-type="float" office:value="1.01740536283E-015" calcext:value-type="float">
            <text:p>1.01740536283E-15</text:p>
          </table:table-cell>
          <table:table-cell office:value-type="float" office:value="124.821030144" calcext:value-type="float">
            <text:p>124.821030144</text:p>
          </table:table-cell>
          <table:table-cell office:value-type="float" office:value="145.830878051" calcext:value-type="float">
            <text:p>145.830878051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24.819353408" calcext:value-type="float">
            <text:p>124.819353408</text:p>
          </table:table-cell>
          <table:table-cell office:value-type="float" office:value="1.80602237598E-015" calcext:value-type="float">
            <text:p>1.80602237598E-15</text:p>
          </table:table-cell>
          <table:table-cell office:value-type="float" office:value="124.819353408" calcext:value-type="float">
            <text:p>124.819353408</text:p>
          </table:table-cell>
          <table:table-cell office:value-type="float" office:value="148.378396884" calcext:value-type="float">
            <text:p>148.37839688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24.817746049" calcext:value-type="float">
            <text:p>124.817746049</text:p>
          </table:table-cell>
          <table:table-cell office:value-type="float" office:value="1.37246455091E-015" calcext:value-type="float">
            <text:p>1.37246455091E-15</text:p>
          </table:table-cell>
          <table:table-cell office:value-type="float" office:value="124.817746049" calcext:value-type="float">
            <text:p>124.817746049</text:p>
          </table:table-cell>
          <table:table-cell office:value-type="float" office:value="150.970418311" calcext:value-type="float">
            <text:p>150.970418311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24.816202918" calcext:value-type="float">
            <text:p>124.816202918</text:p>
          </table:table-cell>
          <table:table-cell office:value-type="float" office:value="1.54239133867E-015" calcext:value-type="float">
            <text:p>1.54239133867E-15</text:p>
          </table:table-cell>
          <table:table-cell office:value-type="float" office:value="124.816202918" calcext:value-type="float">
            <text:p>124.816202918</text:p>
          </table:table-cell>
          <table:table-cell office:value-type="float" office:value="153.607719746" calcext:value-type="float">
            <text:p>153.607719746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24.81510293" calcext:value-type="float">
            <text:p>124.81510293</text:p>
          </table:table-cell>
          <table:table-cell office:value-type="float" office:value="1.91677322029E-015" calcext:value-type="float">
            <text:p>1.91677322029E-15</text:p>
          </table:table-cell>
          <table:table-cell office:value-type="float" office:value="124.81510293" calcext:value-type="float">
            <text:p>124.81510293</text:p>
          </table:table-cell>
          <table:table-cell office:value-type="float" office:value="156.291092186" calcext:value-type="float">
            <text:p>156.29109218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24.816971309" calcext:value-type="float">
            <text:p>124.816971309</text:p>
          </table:table-cell>
          <table:table-cell office:value-type="float" office:value="1.54819624329E-015" calcext:value-type="float">
            <text:p>1.54819624329E-15</text:p>
          </table:table-cell>
          <table:table-cell office:value-type="float" office:value="124.816971309" calcext:value-type="float">
            <text:p>124.816971309</text:p>
          </table:table-cell>
          <table:table-cell office:value-type="float" office:value="159.021340445" calcext:value-type="float">
            <text:p>159.021340445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24.813433725" calcext:value-type="float">
            <text:p>124.813433725</text:p>
          </table:table-cell>
          <table:table-cell office:value-type="float" office:value="2.09559036648E-015" calcext:value-type="float">
            <text:p>2.09559036648E-15</text:p>
          </table:table-cell>
          <table:table-cell office:value-type="float" office:value="124.813433725" calcext:value-type="float">
            <text:p>124.813433725</text:p>
          </table:table-cell>
          <table:table-cell office:value-type="float" office:value="161.799283396" calcext:value-type="float">
            <text:p>161.799283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.0870527036" calcext:value-type="float">
            <text:p>70.0870527036</text:p>
          </table:table-cell>
          <table:table-cell office:value-type="float" office:value="-4.7342264086E-016" calcext:value-type="float">
            <text:p>-4.7342264086E-16</text:p>
          </table:table-cell>
          <table:table-cell office:value-type="float" office:value="70.0870527036" calcext:value-type="float">
            <text:p>70.0870527036</text:p>
          </table:table-cell>
          <table:table-cell office:value-type="float" office:value="164.625754217" calcext:value-type="float">
            <text:p>164.625754217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70.0657652763" calcext:value-type="float">
            <text:p>70.0657652763</text:p>
          </table:table-cell>
          <table:table-cell office:value-type="float" office:value="-3.47395594144E-017" calcext:value-type="float">
            <text:p>-3.47395594144E-17</text:p>
          </table:table-cell>
          <table:table-cell office:value-type="float" office:value="70.0657652763" calcext:value-type="float">
            <text:p>70.0657652763</text:p>
          </table:table-cell>
          <table:table-cell office:value-type="float" office:value="167.501600643" calcext:value-type="float">
            <text:p>167.501600643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70.0276078641" calcext:value-type="float">
            <text:p>70.0276078641</text:p>
          </table:table-cell>
          <table:table-cell office:value-type="float" office:value="7.71106232609E-016" calcext:value-type="float">
            <text:p>7.71106232609E-16</text:p>
          </table:table-cell>
          <table:table-cell office:value-type="float" office:value="70.0276078641" calcext:value-type="float">
            <text:p>70.0276078641</text:p>
          </table:table-cell>
          <table:table-cell office:value-type="float" office:value="170.427685214" calcext:value-type="float">
            <text:p>170.427685214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70.0720558869" calcext:value-type="float">
            <text:p>70.0720558869</text:p>
          </table:table-cell>
          <table:table-cell office:value-type="float" office:value="8.55968227684E-016" calcext:value-type="float">
            <text:p>8.55968227684E-16</text:p>
          </table:table-cell>
          <table:table-cell office:value-type="float" office:value="70.0720558869" calcext:value-type="float">
            <text:p>70.0720558869</text:p>
          </table:table-cell>
          <table:table-cell office:value-type="float" office:value="173.404885541" calcext:value-type="float">
            <text:p>173.40488554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70.0716535038" calcext:value-type="float">
            <text:p>70.0716535038</text:p>
          </table:table-cell>
          <table:table-cell office:value-type="float" office:value="7.64282287713E-016" calcext:value-type="float">
            <text:p>7.64282287713E-16</text:p>
          </table:table-cell>
          <table:table-cell office:value-type="float" office:value="70.0716535038" calcext:value-type="float">
            <text:p>70.0716535038</text:p>
          </table:table-cell>
          <table:table-cell office:value-type="float" office:value="176.434094565" calcext:value-type="float">
            <text:p>176.43409456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70.0714275152" calcext:value-type="float">
            <text:p>70.0714275152</text:p>
          </table:table-cell>
          <table:table-cell office:value-type="float" office:value="6.94849430652E-016" calcext:value-type="float">
            <text:p>6.94849430652E-16</text:p>
          </table:table-cell>
          <table:table-cell office:value-type="float" office:value="70.0714275152" calcext:value-type="float">
            <text:p>70.0714275152</text:p>
          </table:table-cell>
          <table:table-cell office:value-type="float" office:value="179.516220825" calcext:value-type="float">
            <text:p>179.51622082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70.071266311" calcext:value-type="float">
            <text:p>70.071266311</text:p>
          </table:table-cell>
          <table:table-cell office:value-type="float" office:value="5.46847047354E-016" calcext:value-type="float">
            <text:p>5.46847047354E-16</text:p>
          </table:table-cell>
          <table:table-cell office:value-type="float" office:value="70.071266311" calcext:value-type="float">
            <text:p>70.071266311</text:p>
          </table:table-cell>
          <table:table-cell office:value-type="float" office:value="182.652188733" calcext:value-type="float">
            <text:p>182.65218873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70.0711389068" calcext:value-type="float">
            <text:p>70.0711389068</text:p>
          </table:table-cell>
          <table:table-cell office:value-type="float" office:value="1.83307688179E-016" calcext:value-type="float">
            <text:p>1.83307688179E-16</text:p>
          </table:table-cell>
          <table:table-cell office:value-type="float" office:value="70.0711389068" calcext:value-type="float">
            <text:p>70.0711389068</text:p>
          </table:table-cell>
          <table:table-cell office:value-type="float" office:value="185.842938847" calcext:value-type="float">
            <text:p>185.84293884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70.071028937" calcext:value-type="float">
            <text:p>70.071028937</text:p>
          </table:table-cell>
          <table:table-cell office:value-type="float" office:value="4.59079270659E-016" calcext:value-type="float">
            <text:p>4.59079270659E-16</text:p>
          </table:table-cell>
          <table:table-cell office:value-type="float" office:value="70.071028937" calcext:value-type="float">
            <text:p>70.071028937</text:p>
          </table:table-cell>
          <table:table-cell office:value-type="float" office:value="189.089428158" calcext:value-type="float">
            <text:p>189.089428158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70.0708922516" calcext:value-type="float">
            <text:p>70.0708922516</text:p>
          </table:table-cell>
          <table:table-cell office:value-type="float" office:value="6.32922123987E-016" calcext:value-type="float">
            <text:p>6.32922123987E-16</text:p>
          </table:table-cell>
          <table:table-cell office:value-type="float" office:value="70.0708922516" calcext:value-type="float">
            <text:p>70.0708922516</text:p>
          </table:table-cell>
          <table:table-cell office:value-type="float" office:value="192.392630373" calcext:value-type="float">
            <text:p>192.39263037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0.070739973" calcext:value-type="float">
            <text:p>70.070739973</text:p>
          </table:table-cell>
          <table:table-cell office:value-type="float" office:value="7.31805144209E-016" calcext:value-type="float">
            <text:p>7.31805144209E-16</text:p>
          </table:table-cell>
          <table:table-cell office:value-type="float" office:value="70.070739973" calcext:value-type="float">
            <text:p>70.070739973</text:p>
          </table:table-cell>
          <table:table-cell office:value-type="float" office:value="195.753536211" calcext:value-type="float">
            <text:p>195.753536211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70.0705853791" calcext:value-type="float">
            <text:p>70.0705853791</text:p>
          </table:table-cell>
          <table:table-cell office:value-type="float" office:value="7.90850346943E-016" calcext:value-type="float">
            <text:p>7.90850346943E-16</text:p>
          </table:table-cell>
          <table:table-cell office:value-type="float" office:value="70.0705853791" calcext:value-type="float">
            <text:p>70.0705853791</text:p>
          </table:table-cell>
          <table:table-cell office:value-type="float" office:value="199.173153694" calcext:value-type="float">
            <text:p>199.173153694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70.070439223" calcext:value-type="float">
            <text:p>70.070439223</text:p>
          </table:table-cell>
          <table:table-cell office:value-type="float" office:value="8.79524030732E-016" calcext:value-type="float">
            <text:p>8.79524030732E-16</text:p>
          </table:table-cell>
          <table:table-cell office:value-type="float" office:value="70.070439223" calcext:value-type="float">
            <text:p>70.070439223</text:p>
          </table:table-cell>
          <table:table-cell office:value-type="float" office:value="202.652508458" calcext:value-type="float">
            <text:p>202.652508458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70.0703096148" calcext:value-type="float">
            <text:p>70.0703096148</text:p>
          </table:table-cell>
          <table:table-cell office:value-type="float" office:value="9.89012678252E-016" calcext:value-type="float">
            <text:p>9.89012678252E-16</text:p>
          </table:table-cell>
          <table:table-cell office:value-type="float" office:value="70.0703096148" calcext:value-type="float">
            <text:p>70.0703096148</text:p>
          </table:table-cell>
          <table:table-cell office:value-type="float" office:value="206.192644051" calcext:value-type="float">
            <text:p>206.192644051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70.0702027808" calcext:value-type="float">
            <text:p>70.0702027808</text:p>
          </table:table-cell>
          <table:table-cell office:value-type="float" office:value="7.23210250139E-016" calcext:value-type="float">
            <text:p>7.23210250139E-16</text:p>
          </table:table-cell>
          <table:table-cell office:value-type="float" office:value="70.0702027808" calcext:value-type="float">
            <text:p>70.0702027808</text:p>
          </table:table-cell>
          <table:table-cell office:value-type="float" office:value="209.794622254" calcext:value-type="float">
            <text:p>209.794622254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70.0707456851" calcext:value-type="float">
            <text:p>70.0707456851</text:p>
          </table:table-cell>
          <table:table-cell office:value-type="float" office:value="6.46509840594E-016" calcext:value-type="float">
            <text:p>6.46509840594E-16</text:p>
          </table:table-cell>
          <table:table-cell office:value-type="float" office:value="70.0707456851" calcext:value-type="float">
            <text:p>70.0707456851</text:p>
          </table:table-cell>
          <table:table-cell office:value-type="float" office:value="213.459523395" calcext:value-type="float">
            <text:p>213.459523395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70.0707228073" calcext:value-type="float">
            <text:p>70.0707228073</text:p>
          </table:table-cell>
          <table:table-cell office:value-type="float" office:value="7.41292967543E-016" calcext:value-type="float">
            <text:p>7.41292967543E-16</text:p>
          </table:table-cell>
          <table:table-cell office:value-type="float" office:value="70.0707228073" calcext:value-type="float">
            <text:p>70.0707228073</text:p>
          </table:table-cell>
          <table:table-cell office:value-type="float" office:value="217.188446675" calcext:value-type="float">
            <text:p>217.188446675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70.0706295152" calcext:value-type="float">
            <text:p>70.0706295152</text:p>
          </table:table-cell>
          <table:table-cell office:value-type="float" office:value="6.71416022494E-016" calcext:value-type="float">
            <text:p>6.71416022494E-16</text:p>
          </table:table-cell>
          <table:table-cell office:value-type="float" office:value="70.0706295152" calcext:value-type="float">
            <text:p>70.0706295152</text:p>
          </table:table-cell>
          <table:table-cell office:value-type="float" office:value="220.982510495" calcext:value-type="float">
            <text:p>220.982510495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70.0704950588" calcext:value-type="float">
            <text:p>70.0704950588</text:p>
          </table:table-cell>
          <table:table-cell office:value-type="float" office:value="3.44970258002E-016" calcext:value-type="float">
            <text:p>3.44970258002E-16</text:p>
          </table:table-cell>
          <table:table-cell office:value-type="float" office:value="70.0704950588" calcext:value-type="float">
            <text:p>70.0704950588</text:p>
          </table:table-cell>
          <table:table-cell office:value-type="float" office:value="224.842852797" calcext:value-type="float">
            <text:p>224.842852797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70.0703866651" calcext:value-type="float">
            <text:p>70.0703866651</text:p>
          </table:table-cell>
          <table:table-cell office:value-type="float" office:value="9.59423225459E-016" calcext:value-type="float">
            <text:p>9.59423225459E-16</text:p>
          </table:table-cell>
          <table:table-cell office:value-type="float" office:value="70.0703866651" calcext:value-type="float">
            <text:p>70.0703866651</text:p>
          </table:table-cell>
          <table:table-cell office:value-type="float" office:value="228.770631397" calcext:value-type="float">
            <text:p>228.77063139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0.0702939098" calcext:value-type="float">
            <text:p>70.0702939098</text:p>
          </table:table-cell>
          <table:table-cell office:value-type="float" office:value="6.82091461823E-016" calcext:value-type="float">
            <text:p>6.82091461823E-16</text:p>
          </table:table-cell>
          <table:table-cell office:value-type="float" office:value="70.0702939098" calcext:value-type="float">
            <text:p>70.0702939098</text:p>
          </table:table-cell>
          <table:table-cell office:value-type="float" office:value="232.767024341" calcext:value-type="float">
            <text:p>232.767024341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70.0716103576" calcext:value-type="float">
            <text:p>70.0716103576</text:p>
          </table:table-cell>
          <table:table-cell office:value-type="float" office:value="7.95772912125E-016" calcext:value-type="float">
            <text:p>7.95772912125E-16</text:p>
          </table:table-cell>
          <table:table-cell office:value-type="float" office:value="70.0716103576" calcext:value-type="float">
            <text:p>70.0716103576</text:p>
          </table:table-cell>
          <table:table-cell office:value-type="float" office:value="236.833230252" calcext:value-type="float">
            <text:p>236.833230252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70.0778049392" calcext:value-type="float">
            <text:p>70.0778049392</text:p>
          </table:table-cell>
          <table:table-cell office:value-type="float" office:value="4.00121917406E-016" calcext:value-type="float">
            <text:p>4.00121917406E-16</text:p>
          </table:table-cell>
          <table:table-cell office:value-type="float" office:value="70.0778049392" calcext:value-type="float">
            <text:p>70.0778049392</text:p>
          </table:table-cell>
          <table:table-cell office:value-type="float" office:value="240.970468693" calcext:value-type="float">
            <text:p>240.970468693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70.0682542181" calcext:value-type="float">
            <text:p>70.0682542181</text:p>
          </table:table-cell>
          <table:table-cell office:value-type="float" office:value="8.46253265272E-016" calcext:value-type="float">
            <text:p>8.46253265272E-16</text:p>
          </table:table-cell>
          <table:table-cell office:value-type="float" office:value="70.0682542181" calcext:value-type="float">
            <text:p>70.0682542181</text:p>
          </table:table-cell>
          <table:table-cell office:value-type="float" office:value="245.179980529" calcext:value-type="float">
            <text:p>245.179980529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70.2541599705" calcext:value-type="float">
            <text:p>70.2541599705</text:p>
          </table:table-cell>
          <table:table-cell office:value-type="float" office:value="5.56893009612E-016" calcext:value-type="float">
            <text:p>5.56893009612E-16</text:p>
          </table:table-cell>
          <table:table-cell office:value-type="float" office:value="70.2541599705" calcext:value-type="float">
            <text:p>70.2541599705</text:p>
          </table:table-cell>
          <table:table-cell office:value-type="float" office:value="249.463028306" calcext:value-type="float">
            <text:p>249.463028306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70.1579655968" calcext:value-type="float">
            <text:p>70.1579655968</text:p>
          </table:table-cell>
          <table:table-cell office:value-type="float" office:value="1.88842333691E-016" calcext:value-type="float">
            <text:p>1.88842333691E-16</text:p>
          </table:table-cell>
          <table:table-cell office:value-type="float" office:value="70.1579655968" calcext:value-type="float">
            <text:p>70.1579655968</text:p>
          </table:table-cell>
          <table:table-cell office:value-type="float" office:value="253.820896622" calcext:value-type="float">
            <text:p>253.820896622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70.0569881979" calcext:value-type="float">
            <text:p>70.0569881979</text:p>
          </table:table-cell>
          <table:table-cell office:value-type="float" office:value="1.17869403055E-016" calcext:value-type="float">
            <text:p>1.17869403055E-16</text:p>
          </table:table-cell>
          <table:table-cell office:value-type="float" office:value="70.0569881979" calcext:value-type="float">
            <text:p>70.0569881979</text:p>
          </table:table-cell>
          <table:table-cell office:value-type="float" office:value="258.254892516" calcext:value-type="float">
            <text:p>258.254892516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70.0530142141" calcext:value-type="float">
            <text:p>70.0530142141</text:p>
          </table:table-cell>
          <table:table-cell office:value-type="float" office:value="-4.29159892808E-016" calcext:value-type="float">
            <text:p>-4.29159892808E-16</text:p>
          </table:table-cell>
          <table:table-cell office:value-type="float" office:value="70.0530142141" calcext:value-type="float">
            <text:p>70.0530142141</text:p>
          </table:table-cell>
          <table:table-cell office:value-type="float" office:value="262.766345861" calcext:value-type="float">
            <text:p>262.76634586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70.0495235553" calcext:value-type="float">
            <text:p>70.0495235553</text:p>
          </table:table-cell>
          <table:table-cell office:value-type="float" office:value="-5.33969206375E-017" calcext:value-type="float">
            <text:p>-5.33969206375E-17</text:p>
          </table:table-cell>
          <table:table-cell office:value-type="float" office:value="70.0495235553" calcext:value-type="float">
            <text:p>70.0495235553</text:p>
          </table:table-cell>
          <table:table-cell office:value-type="float" office:value="267.35660976" calcext:value-type="float">
            <text:p>267.35660976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70.0463234466" calcext:value-type="float">
            <text:p>70.0463234466</text:p>
          </table:table-cell>
          <table:table-cell office:value-type="float" office:value="-6.68816656739E-016" calcext:value-type="float">
            <text:p>-6.68816656739E-16</text:p>
          </table:table-cell>
          <table:table-cell office:value-type="float" office:value="70.0463234466" calcext:value-type="float">
            <text:p>70.0463234466</text:p>
          </table:table-cell>
          <table:table-cell office:value-type="float" office:value="272.027060955" calcext:value-type="float">
            <text:p>272.02706095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0.04334084" calcext:value-type="float">
            <text:p>70.04334084</text:p>
          </table:table-cell>
          <table:table-cell office:value-type="float" office:value="-8.4002463506E-017" calcext:value-type="float">
            <text:p>-8.4002463506E-17</text:p>
          </table:table-cell>
          <table:table-cell office:value-type="float" office:value="70.04334084" calcext:value-type="float">
            <text:p>70.04334084</text:p>
          </table:table-cell>
          <table:table-cell office:value-type="float" office:value="276.779100237" calcext:value-type="float">
            <text:p>276.779100237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70.0406016675" calcext:value-type="float">
            <text:p>70.0406016675</text:p>
          </table:table-cell>
          <table:table-cell office:value-type="float" office:value="-9.08679800867E-017" calcext:value-type="float">
            <text:p>-9.08679800867E-17</text:p>
          </table:table-cell>
          <table:table-cell office:value-type="float" office:value="70.0406016675" calcext:value-type="float">
            <text:p>70.0406016675</text:p>
          </table:table-cell>
          <table:table-cell office:value-type="float" office:value="281.614152868" calcext:value-type="float">
            <text:p>281.614152868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70.0382233099" calcext:value-type="float">
            <text:p>70.0382233099</text:p>
          </table:table-cell>
          <table:table-cell office:value-type="float" office:value="-2.42241239385E-016" calcext:value-type="float">
            <text:p>-2.42241239385E-16</text:p>
          </table:table-cell>
          <table:table-cell office:value-type="float" office:value="70.0382233099" calcext:value-type="float">
            <text:p>70.0382233099</text:p>
          </table:table-cell>
          <table:table-cell office:value-type="float" office:value="286.533669007" calcext:value-type="float">
            <text:p>286.533669007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70.0360984278" calcext:value-type="float">
            <text:p>70.0360984278</text:p>
          </table:table-cell>
          <table:table-cell office:value-type="float" office:value="-6.6895646983E-016" calcext:value-type="float">
            <text:p>-6.6895646983E-16</text:p>
          </table:table-cell>
          <table:table-cell office:value-type="float" office:value="70.0360984278" calcext:value-type="float">
            <text:p>70.0360984278</text:p>
          </table:table-cell>
          <table:table-cell office:value-type="float" office:value="291.539124148" calcext:value-type="float">
            <text:p>291.539124148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70.0341324586" calcext:value-type="float">
            <text:p>70.0341324586</text:p>
          </table:table-cell>
          <table:table-cell office:value-type="float" office:value="2.35113650781E-016" calcext:value-type="float">
            <text:p>2.35113650781E-16</text:p>
          </table:table-cell>
          <table:table-cell office:value-type="float" office:value="70.0341324586" calcext:value-type="float">
            <text:p>70.0341324586</text:p>
          </table:table-cell>
          <table:table-cell office:value-type="float" office:value="296.632019559" calcext:value-type="float">
            <text:p>296.632019559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26.8924055" calcext:value-type="float">
            <text:p>126.8924055</text:p>
          </table:table-cell>
          <table:table-cell office:value-type="float" office:value="6.95368380437E-016" calcext:value-type="float">
            <text:p>6.95368380437E-16</text:p>
          </table:table-cell>
          <table:table-cell office:value-type="float" office:value="126.8924055" calcext:value-type="float">
            <text:p>126.8924055</text:p>
          </table:table-cell>
          <table:table-cell office:value-type="float" office:value="301.813882732" calcext:value-type="float">
            <text:p>301.81388273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26.892219953" calcext:value-type="float">
            <text:p>126.892219953</text:p>
          </table:table-cell>
          <table:table-cell office:value-type="float" office:value="7.28373721167E-016" calcext:value-type="float">
            <text:p>7.28373721167E-16</text:p>
          </table:table-cell>
          <table:table-cell office:value-type="float" office:value="126.892219953" calcext:value-type="float">
            <text:p>126.892219953</text:p>
          </table:table-cell>
          <table:table-cell office:value-type="float" office:value="307.086267845" calcext:value-type="float">
            <text:p>307.086267845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26.891911358" calcext:value-type="float">
            <text:p>126.891911358</text:p>
          </table:table-cell>
          <table:table-cell office:value-type="float" office:value="1.7703043585E-015" calcext:value-type="float">
            <text:p>1.7703043585E-15</text:p>
          </table:table-cell>
          <table:table-cell office:value-type="float" office:value="126.891911358" calcext:value-type="float">
            <text:p>126.891911358</text:p>
          </table:table-cell>
          <table:table-cell office:value-type="float" office:value="312.450756226" calcext:value-type="float">
            <text:p>312.450756226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26.89181153" calcext:value-type="float">
            <text:p>126.89181153</text:p>
          </table:table-cell>
          <table:table-cell office:value-type="float" office:value="1.88862240424E-015" calcext:value-type="float">
            <text:p>1.88862240424E-15</text:p>
          </table:table-cell>
          <table:table-cell office:value-type="float" office:value="126.89181153" calcext:value-type="float">
            <text:p>126.89181153</text:p>
          </table:table-cell>
          <table:table-cell office:value-type="float" office:value="317.908956826" calcext:value-type="float">
            <text:p>317.908956826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126.891916185" calcext:value-type="float">
            <text:p>126.891916185</text:p>
          </table:table-cell>
          <table:table-cell office:value-type="float" office:value="2.39548769364E-015" calcext:value-type="float">
            <text:p>2.39548769364E-15</text:p>
          </table:table-cell>
          <table:table-cell office:value-type="float" office:value="126.891916185" calcext:value-type="float">
            <text:p>126.891916185</text:p>
          </table:table-cell>
          <table:table-cell office:value-type="float" office:value="323.462506703" calcext:value-type="float">
            <text:p>323.46250670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26.891910831" calcext:value-type="float">
            <text:p>126.891910831</text:p>
          </table:table-cell>
          <table:table-cell office:value-type="float" office:value="1.76928719562E-015" calcext:value-type="float">
            <text:p>1.76928719562E-15</text:p>
          </table:table-cell>
          <table:table-cell office:value-type="float" office:value="126.891910831" calcext:value-type="float">
            <text:p>126.891910831</text:p>
          </table:table-cell>
          <table:table-cell office:value-type="float" office:value="329.113071513" calcext:value-type="float">
            <text:p>329.113071513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26.891916746" calcext:value-type="float">
            <text:p>126.891916746</text:p>
          </table:table-cell>
          <table:table-cell office:value-type="float" office:value="1.69057649334E-015" calcext:value-type="float">
            <text:p>1.69057649334E-15</text:p>
          </table:table-cell>
          <table:table-cell office:value-type="float" office:value="126.891916746" calcext:value-type="float">
            <text:p>126.891916746</text:p>
          </table:table-cell>
          <table:table-cell office:value-type="float" office:value="334.86234601" calcext:value-type="float">
            <text:p>334.86234601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26.891922979" calcext:value-type="float">
            <text:p>126.891922979</text:p>
          </table:table-cell>
          <table:table-cell office:value-type="float" office:value="1.76669079543E-015" calcext:value-type="float">
            <text:p>1.76669079543E-15</text:p>
          </table:table-cell>
          <table:table-cell office:value-type="float" office:value="126.891922979" calcext:value-type="float">
            <text:p>126.891922979</text:p>
          </table:table-cell>
          <table:table-cell office:value-type="float" office:value="340.712054553" calcext:value-type="float">
            <text:p>340.712054553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26.891926049" calcext:value-type="float">
            <text:p>126.891926049</text:p>
          </table:table-cell>
          <table:table-cell office:value-type="float" office:value="3.03577437055E-016" calcext:value-type="float">
            <text:p>3.03577437055E-16</text:p>
          </table:table-cell>
          <table:table-cell office:value-type="float" office:value="126.891926049" calcext:value-type="float">
            <text:p>126.891926049</text:p>
          </table:table-cell>
          <table:table-cell office:value-type="float" office:value="346.663951623" calcext:value-type="float">
            <text:p>346.663951623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126.891926795" calcext:value-type="float">
            <text:p>126.891926795</text:p>
          </table:table-cell>
          <table:table-cell office:value-type="float" office:value="2.5957071184E-016" calcext:value-type="float">
            <text:p>2.5957071184E-16</text:p>
          </table:table-cell>
          <table:table-cell office:value-type="float" office:value="126.891926795" calcext:value-type="float">
            <text:p>126.891926795</text:p>
          </table:table-cell>
          <table:table-cell office:value-type="float" office:value="352.719822351" calcext:value-type="float">
            <text:p>352.719822351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26.891913593" calcext:value-type="float">
            <text:p>126.891913593</text:p>
          </table:table-cell>
          <table:table-cell office:value-type="float" office:value="1.1744472613E-015" calcext:value-type="float">
            <text:p>1.1744472613E-15</text:p>
          </table:table-cell>
          <table:table-cell office:value-type="float" office:value="126.891913593" calcext:value-type="float">
            <text:p>126.891913593</text:p>
          </table:table-cell>
          <table:table-cell office:value-type="float" office:value="358.881483053" calcext:value-type="float">
            <text:p>358.881483053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26.891892895" calcext:value-type="float">
            <text:p>126.891892895</text:p>
          </table:table-cell>
          <table:table-cell office:value-type="float" office:value="2.1441750958E-015" calcext:value-type="float">
            <text:p>2.1441750958E-15</text:p>
          </table:table-cell>
          <table:table-cell office:value-type="float" office:value="126.891892895" calcext:value-type="float">
            <text:p>126.891892895</text:p>
          </table:table-cell>
          <table:table-cell office:value-type="float" office:value="365.150781773" calcext:value-type="float">
            <text:p>365.150781773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126.892400153" calcext:value-type="float">
            <text:p>126.892400153</text:p>
          </table:table-cell>
          <table:table-cell office:value-type="float" office:value="1.42016133025E-015" calcext:value-type="float">
            <text:p>1.42016133025E-15</text:p>
          </table:table-cell>
          <table:table-cell office:value-type="float" office:value="126.892400153" calcext:value-type="float">
            <text:p>126.892400153</text:p>
          </table:table-cell>
          <table:table-cell office:value-type="float" office:value="371.529598839" calcext:value-type="float">
            <text:p>371.529598839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26.892203825" calcext:value-type="float">
            <text:p>126.892203825</text:p>
          </table:table-cell>
          <table:table-cell office:value-type="float" office:value="7.88536326828E-016" calcext:value-type="float">
            <text:p>7.88536326828E-16</text:p>
          </table:table-cell>
          <table:table-cell office:value-type="float" office:value="126.892203825" calcext:value-type="float">
            <text:p>126.892203825</text:p>
          </table:table-cell>
          <table:table-cell office:value-type="float" office:value="378.019847427" calcext:value-type="float">
            <text:p>378.019847427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26.891897103" calcext:value-type="float">
            <text:p>126.891897103</text:p>
          </table:table-cell>
          <table:table-cell office:value-type="float" office:value="6.74024313929E-015" calcext:value-type="float">
            <text:p>6.74024313929E-15</text:p>
          </table:table-cell>
          <table:table-cell office:value-type="float" office:value="126.891897103" calcext:value-type="float">
            <text:p>126.891897103</text:p>
          </table:table-cell>
          <table:table-cell office:value-type="float" office:value="384.623474132" calcext:value-type="float">
            <text:p>384.62347413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0.0126760175" calcext:value-type="float">
            <text:p>70.0126760175</text:p>
          </table:table-cell>
          <table:table-cell office:value-type="float" office:value="-2.20056288896E-016" calcext:value-type="float">
            <text:p>-2.20056288896E-16</text:p>
          </table:table-cell>
          <table:table-cell office:value-type="float" office:value="70.0126760175" calcext:value-type="float">
            <text:p>70.0126760175</text:p>
          </table:table-cell>
          <table:table-cell office:value-type="float" office:value="391.342459558" calcext:value-type="float">
            <text:p>391.3424595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1:17:00.096918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1:42:47.086398067</dc:date>
    <meta:editing-duration>PT6M56S</meta:editing-duration>
    <meta:editing-cycles>2</meta:editing-cycles>
    <meta:generator>LibreOffice/5.1.6.2$Linux_X86_64 LibreOffice_project/10m0$Build-2</meta:generator>
    <meta:document-statistic meta:table-count="1" meta:cell-count="1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13cm" svg:y="0.316cm" chart:style-name="ch2">
          <text:p>Matched Impedance m=0.5 n=0.7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138cm" svg:y="2.337cm" svg:width="9.314cm" svg:height="4.989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-3.06648038066E-017">
                <text:p>-3.06648038066E-017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5.15538385946">
                <text:p>5.15538385946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264772">
                <text:p>11.7028264772</text:p>
              </table:table-cell>
              <table:table-cell office:value-type="float" office:value="-2.84142659662E-017">
                <text:p>-2.84142659662E-017</text:p>
              </table:table-cell>
              <table:table-cell office:value-type="float" office:value="11.7028264772">
                <text:p>11.7028264772</text:p>
              </table:table-cell>
              <table:table-cell office:value-type="float" office:value="5.2454432327">
                <text:p>5.2454432327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7560233">
                <text:p>11.7027560233</text:p>
              </table:table-cell>
              <table:table-cell office:value-type="float" office:value="-4.09390387388E-017">
                <text:p>-4.09390387388E-017</text:p>
              </table:table-cell>
              <table:table-cell office:value-type="float" office:value="11.7027560233">
                <text:p>11.7027560233</text:p>
              </table:table-cell>
              <table:table-cell office:value-type="float" office:value="5.33707585266">
                <text:p>5.33707585266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6650021">
                <text:p>11.7026650021</text:p>
              </table:table-cell>
              <table:table-cell office:value-type="float" office:value="-3.95041894993E-017">
                <text:p>-3.95041894993E-017</text:p>
              </table:table-cell>
              <table:table-cell office:value-type="float" office:value="11.7026650021">
                <text:p>11.7026650021</text:p>
              </table:table-cell>
              <table:table-cell office:value-type="float" office:value="5.43030920236">
                <text:p>5.43030920236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5694058">
                <text:p>11.7025694058</text:p>
              </table:table-cell>
              <table:table-cell office:value-type="float" office:value="-2.96675891549E-017">
                <text:p>-2.96675891549E-017</text:p>
              </table:table-cell>
              <table:table-cell office:value-type="float" office:value="11.7025694058">
                <text:p>11.7025694058</text:p>
              </table:table-cell>
              <table:table-cell office:value-type="float" office:value="5.52517124495">
                <text:p>5.52517124495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4810245">
                <text:p>11.7024810245</text:p>
              </table:table-cell>
              <table:table-cell office:value-type="float" office:value="-2.81166755081E-017">
                <text:p>-2.81166755081E-017</text:p>
              </table:table-cell>
              <table:table-cell office:value-type="float" office:value="11.7024810245">
                <text:p>11.7024810245</text:p>
              </table:table-cell>
              <table:table-cell office:value-type="float" office:value="5.62169043206">
                <text:p>5.62169043206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4080098">
                <text:p>11.7024080098</text:p>
              </table:table-cell>
              <table:table-cell office:value-type="float" office:value="-1.48763292205E-017">
                <text:p>-1.48763292205E-017</text:p>
              </table:table-cell>
              <table:table-cell office:value-type="float" office:value="11.7024080098">
                <text:p>11.7024080098</text:p>
              </table:table-cell>
              <table:table-cell office:value-type="float" office:value="5.71989571234">
                <text:p>5.71989571234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3554101">
                <text:p>11.7023554101</text:p>
              </table:table-cell>
              <table:table-cell office:value-type="float" office:value="-7.70930758028E-018">
                <text:p>-7.70930758028E-018</text:p>
              </table:table-cell>
              <table:table-cell office:value-type="float" office:value="11.7023554101">
                <text:p>11.7023554101</text:p>
              </table:table-cell>
              <table:table-cell office:value-type="float" office:value="5.81981654014">
                <text:p>5.81981654014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3256712">
                <text:p>11.7023256712</text:p>
              </table:table-cell>
              <table:table-cell office:value-type="float" office:value="1.91056851211E-017">
                <text:p>1.91056851211E-017</text:p>
              </table:table-cell>
              <table:table-cell office:value-type="float" office:value="11.7023256712">
                <text:p>11.7023256712</text:p>
              </table:table-cell>
              <table:table-cell office:value-type="float" office:value="5.92148288435">
                <text:p>5.92148288435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3191134">
                <text:p>11.7023191134</text:p>
              </table:table-cell>
              <table:table-cell office:value-type="float" office:value="1.62602561464E-017">
                <text:p>1.62602561464E-017</text:p>
              </table:table-cell>
              <table:table-cell office:value-type="float" office:value="11.7023191134">
                <text:p>11.7023191134</text:p>
              </table:table-cell>
              <table:table-cell office:value-type="float" office:value="6.02492523738">
                <text:p>6.0249252373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3343396">
                <text:p>11.7023343396</text:p>
              </table:table-cell>
              <table:table-cell office:value-type="float" office:value="3.06253142989E-017">
                <text:p>3.06253142989E-017</text:p>
              </table:table-cell>
              <table:table-cell office:value-type="float" office:value="11.7023343396">
                <text:p>11.7023343396</text:p>
              </table:table-cell>
              <table:table-cell office:value-type="float" office:value="6.13017462433">
                <text:p>6.13017462433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3686387">
                <text:p>11.7023686387</text:p>
              </table:table-cell>
              <table:table-cell office:value-type="float" office:value="2.84004557919E-017">
                <text:p>2.84004557919E-017</text:p>
              </table:table-cell>
              <table:table-cell office:value-type="float" office:value="11.7023686387">
                <text:p>11.7023686387</text:p>
              </table:table-cell>
              <table:table-cell office:value-type="float" office:value="6.23726261226">
                <text:p>6.23726261226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4183581">
                <text:p>11.7024183581</text:p>
              </table:table-cell>
              <table:table-cell office:value-type="float" office:value="2.8155462386E-017">
                <text:p>2.8155462386E-017</text:p>
              </table:table-cell>
              <table:table-cell office:value-type="float" office:value="11.7024183581">
                <text:p>11.7024183581</text:p>
              </table:table-cell>
              <table:table-cell office:value-type="float" office:value="6.34622131969">
                <text:p>6.34622131969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4792065">
                <text:p>11.7024792065</text:p>
              </table:table-cell>
              <table:table-cell office:value-type="float" office:value="4.50473801269E-017">
                <text:p>4.50473801269E-017</text:p>
              </table:table-cell>
              <table:table-cell office:value-type="float" office:value="11.7024792065">
                <text:p>11.7024792065</text:p>
              </table:table-cell>
              <table:table-cell office:value-type="float" office:value="6.45708342619">
                <text:p>6.45708342619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5466007">
                <text:p>11.7025466007</text:p>
              </table:table-cell>
              <table:table-cell office:value-type="float" office:value="5.31557802759E-017">
                <text:p>5.31557802759E-017</text:p>
              </table:table-cell>
              <table:table-cell office:value-type="float" office:value="11.7025466007">
                <text:p>11.7025466007</text:p>
              </table:table-cell>
              <table:table-cell office:value-type="float" office:value="6.56988218224">
                <text:p>6.5698821822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6158832">
                <text:p>11.7026158832</text:p>
              </table:table-cell>
              <table:table-cell office:value-type="float" office:value="5.84018746672E-017">
                <text:p>5.84018746672E-017</text:p>
              </table:table-cell>
              <table:table-cell office:value-type="float" office:value="11.7026158832">
                <text:p>11.7026158832</text:p>
              </table:table-cell>
              <table:table-cell office:value-type="float" office:value="6.68465141916">
                <text:p>6.68465141916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6825783">
                <text:p>11.7026825783</text:p>
              </table:table-cell>
              <table:table-cell office:value-type="float" office:value="4.92364197984E-017">
                <text:p>4.92364197984E-017</text:p>
              </table:table-cell>
              <table:table-cell office:value-type="float" office:value="11.7026825783">
                <text:p>11.7026825783</text:p>
              </table:table-cell>
              <table:table-cell office:value-type="float" office:value="6.80142555928">
                <text:p>6.80142555928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7426007">
                <text:p>11.7027426007</text:p>
              </table:table-cell>
              <table:table-cell office:value-type="float" office:value="5.94175560819E-017">
                <text:p>5.94175560819E-017</text:p>
              </table:table-cell>
              <table:table-cell office:value-type="float" office:value="11.7027426007">
                <text:p>11.7027426007</text:p>
              </table:table-cell>
              <table:table-cell office:value-type="float" office:value="6.92023962622">
                <text:p>6.9202396262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7923978">
                <text:p>11.7027923978</text:p>
              </table:table-cell>
              <table:table-cell office:value-type="float" office:value="6.37411889598E-017">
                <text:p>6.37411889598E-017</text:p>
              </table:table-cell>
              <table:table-cell office:value-type="float" office:value="11.7027923978">
                <text:p>11.7027923978</text:p>
              </table:table-cell>
              <table:table-cell office:value-type="float" office:value="7.04112925547">
                <text:p>7.04112925547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291213">
                <text:p>11.7028291213</text:p>
              </table:table-cell>
              <table:table-cell office:value-type="float" office:value="6.21320787132E-017">
                <text:p>6.21320787132E-017</text:p>
              </table:table-cell>
              <table:table-cell office:value-type="float" office:value="11.7028291213">
                <text:p>11.7028291213</text:p>
              </table:table-cell>
              <table:table-cell office:value-type="float" office:value="7.16413070501">
                <text:p>7.1641307050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07076">
                <text:p>11.7028507076</text:p>
              </table:table-cell>
              <table:table-cell office:value-type="float" office:value="7.18359879031E-017">
                <text:p>7.18359879031E-017</text:p>
              </table:table-cell>
              <table:table-cell office:value-type="float" office:value="11.7028507076">
                <text:p>11.7028507076</text:p>
              </table:table-cell>
              <table:table-cell office:value-type="float" office:value="7.28928086622">
                <text:p>7.28928086622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9562">
                <text:p>11.7028559562</text:p>
              </table:table-cell>
              <table:table-cell office:value-type="float" office:value="6.17812652373E-017">
                <text:p>6.17812652373E-017</text:p>
              </table:table-cell>
              <table:table-cell office:value-type="float" office:value="11.7028559562">
                <text:p>11.7028559562</text:p>
              </table:table-cell>
              <table:table-cell office:value-type="float" office:value="7.41661727493">
                <text:p>7.41661727493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445871">
                <text:p>11.7028445871</text:p>
              </table:table-cell>
              <table:table-cell office:value-type="float" office:value="7.30727723382E-017">
                <text:p>7.30727723382E-017</text:p>
              </table:table-cell>
              <table:table-cell office:value-type="float" office:value="11.7028445871">
                <text:p>11.7028445871</text:p>
              </table:table-cell>
              <table:table-cell office:value-type="float" office:value="7.54617812269">
                <text:p>7.54617812269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279281">
                <text:p>11.7028279281</text:p>
              </table:table-cell>
              <table:table-cell office:value-type="float" office:value="6.15102512701E-017">
                <text:p>6.15102512701E-017</text:p>
              </table:table-cell>
              <table:table-cell office:value-type="float" office:value="11.7028279281">
                <text:p>11.7028279281</text:p>
              </table:table-cell>
              <table:table-cell office:value-type="float" office:value="7.67800226821">
                <text:p>7.6780022682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9791434">
                <text:p>11.7029791434</text:p>
              </table:table-cell>
              <table:table-cell office:value-type="float" office:value="6.33955613352E-017">
                <text:p>6.33955613352E-017</text:p>
              </table:table-cell>
              <table:table-cell office:value-type="float" office:value="11.7029791434">
                <text:p>11.7029791434</text:p>
              </table:table-cell>
              <table:table-cell office:value-type="float" office:value="7.81212924902">
                <text:p>7.8121292490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32788146">
                <text:p>11.7032788146</text:p>
              </table:table-cell>
              <table:table-cell office:value-type="float" office:value="6.06820765437E-017">
                <text:p>6.06820765437E-017</text:p>
              </table:table-cell>
              <table:table-cell office:value-type="float" office:value="11.7032788146">
                <text:p>11.7032788146</text:p>
              </table:table-cell>
              <table:table-cell office:value-type="float" office:value="7.94859929335">
                <text:p>7.9485992933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1.7036419161">
                <text:p>11.7036419161</text:p>
              </table:table-cell>
              <table:table-cell office:value-type="float" office:value="6.44271134858E-017">
                <text:p>6.44271134858E-017</text:p>
              </table:table-cell>
              <table:table-cell office:value-type="float" office:value="11.7036419161">
                <text:p>11.7036419161</text:p>
              </table:table-cell>
              <table:table-cell office:value-type="float" office:value="8.08745333216">
                <text:p>8.08745333216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1.7040049663">
                <text:p>11.7040049663</text:p>
              </table:table-cell>
              <table:table-cell office:value-type="float" office:value="5.56785018376E-017">
                <text:p>5.56785018376E-017</text:p>
              </table:table-cell>
              <table:table-cell office:value-type="float" office:value="11.7040049663">
                <text:p>11.7040049663</text:p>
              </table:table-cell>
              <table:table-cell office:value-type="float" office:value="8.22873301143">
                <text:p>8.22873301143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1.7043232248">
                <text:p>11.7043232248</text:p>
              </table:table-cell>
              <table:table-cell office:value-type="float" office:value="6.11009527842E-017">
                <text:p>6.11009527842E-017</text:p>
              </table:table-cell>
              <table:table-cell office:value-type="float" office:value="11.7043232248">
                <text:p>11.7043232248</text:p>
              </table:table-cell>
              <table:table-cell office:value-type="float" office:value="8.37248070467">
                <text:p>8.37248070467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1.7045680771">
                <text:p>11.7045680771</text:p>
              </table:table-cell>
              <table:table-cell office:value-type="float" office:value="4.22754986608E-017">
                <text:p>4.22754986608E-017</text:p>
              </table:table-cell>
              <table:table-cell office:value-type="float" office:value="11.7045680771">
                <text:p>11.7045680771</text:p>
              </table:table-cell>
              <table:table-cell office:value-type="float" office:value="8.51873952561">
                <text:p>8.5187395256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1.704724405">
                <text:p>11.704724405</text:p>
              </table:table-cell>
              <table:table-cell office:value-type="float" office:value="5.39509444995E-017">
                <text:p>5.39509444995E-017</text:p>
              </table:table-cell>
              <table:table-cell office:value-type="float" office:value="11.704724405">
                <text:p>11.704724405</text:p>
              </table:table-cell>
              <table:table-cell office:value-type="float" office:value="8.6675533411">
                <text:p>8.6675533411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1.7047882079">
                <text:p>11.7047882079</text:p>
              </table:table-cell>
              <table:table-cell office:value-type="float" office:value="5.78024142355E-017">
                <text:p>5.78024142355E-017</text:p>
              </table:table-cell>
              <table:table-cell office:value-type="float" office:value="11.7047882079">
                <text:p>11.7047882079</text:p>
              </table:table-cell>
              <table:table-cell office:value-type="float" office:value="8.81896678435">
                <text:p>8.8189667843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1.7047642944">
                <text:p>11.7047642944</text:p>
              </table:table-cell>
              <table:table-cell office:value-type="float" office:value="5.50184690531E-017">
                <text:p>5.50184690531E-017</text:p>
              </table:table-cell>
              <table:table-cell office:value-type="float" office:value="11.7047642944">
                <text:p>11.7047642944</text:p>
              </table:table-cell>
              <table:table-cell office:value-type="float" office:value="8.97302526823">
                <text:p>8.97302526823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1.7046639726">
                <text:p>11.7046639726</text:p>
              </table:table-cell>
              <table:table-cell office:value-type="float" office:value="4.50589116475E-017">
                <text:p>4.50589116475E-017</text:p>
              </table:table-cell>
              <table:table-cell office:value-type="float" office:value="11.7046639726">
                <text:p>11.7046639726</text:p>
              </table:table-cell>
              <table:table-cell office:value-type="float" office:value="9.12977499895">
                <text:p>9.1297749989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1.7045030819">
                <text:p>11.7045030819</text:p>
              </table:table-cell>
              <table:table-cell office:value-type="float" office:value="6.10176662567E-017">
                <text:p>6.10176662567E-017</text:p>
              </table:table-cell>
              <table:table-cell office:value-type="float" office:value="11.7045030819">
                <text:p>11.7045030819</text:p>
              </table:table-cell>
              <table:table-cell office:value-type="float" office:value="9.28926298988">
                <text:p>9.2892629898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1.7042998947">
                <text:p>11.7042998947</text:p>
              </table:table-cell>
              <table:table-cell office:value-type="float" office:value="3.70337426679E-017">
                <text:p>3.70337426679E-017</text:p>
              </table:table-cell>
              <table:table-cell office:value-type="float" office:value="11.7042998947">
                <text:p>11.7042998947</text:p>
              </table:table-cell>
              <table:table-cell office:value-type="float" office:value="9.45153707568">
                <text:p>9.45153707568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4.0377386625">
                <text:p>14.0377386625</text:p>
              </table:table-cell>
              <table:table-cell office:value-type="float" office:value="9.75620426492E-017">
                <text:p>9.75620426492E-017</text:p>
              </table:table-cell>
              <table:table-cell office:value-type="float" office:value="14.0377386625">
                <text:p>14.0377386625</text:p>
              </table:table-cell>
              <table:table-cell office:value-type="float" office:value="9.61664592662">
                <text:p>9.61664592662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4.0338099645">
                <text:p>14.0338099645</text:p>
              </table:table-cell>
              <table:table-cell office:value-type="float" office:value="1.004417338E-016">
                <text:p>1.004417338E-016</text:p>
              </table:table-cell>
              <table:table-cell office:value-type="float" office:value="14.0338099645">
                <text:p>14.0338099645</text:p>
              </table:table-cell>
              <table:table-cell office:value-type="float" office:value="9.7846390632">
                <text:p>9.7846390632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4.0306085835">
                <text:p>14.0306085835</text:p>
              </table:table-cell>
              <table:table-cell office:value-type="float" office:value="8.49788100896E-017">
                <text:p>8.49788100896E-017</text:p>
              </table:table-cell>
              <table:table-cell office:value-type="float" office:value="14.0306085835">
                <text:p>14.0306085835</text:p>
              </table:table-cell>
              <table:table-cell office:value-type="float" office:value="9.95556687099">
                <text:p>9.95556687099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4.0293443846">
                <text:p>14.0293443846</text:p>
              </table:table-cell>
              <table:table-cell office:value-type="float" office:value="8.29731094552E-017">
                <text:p>8.29731094552E-017</text:p>
              </table:table-cell>
              <table:table-cell office:value-type="float" office:value="14.0293443846">
                <text:p>14.0293443846</text:p>
              </table:table-cell>
              <table:table-cell office:value-type="float" office:value="10.1294806157">
                <text:p>10.129480615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4.0287916718">
                <text:p>14.0287916718</text:p>
              </table:table-cell>
              <table:table-cell office:value-type="float" office:value="9.56043137033E-017">
                <text:p>9.56043137033E-017</text:p>
              </table:table-cell>
              <table:table-cell office:value-type="float" office:value="14.0287916718">
                <text:p>14.0287916718</text:p>
              </table:table-cell>
              <table:table-cell office:value-type="float" office:value="10.3064324588">
                <text:p>10.306432458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4.0283193113">
                <text:p>14.0283193113</text:p>
              </table:table-cell>
              <table:table-cell office:value-type="float" office:value="9.54712177412E-017">
                <text:p>9.54712177412E-017</text:p>
              </table:table-cell>
              <table:table-cell office:value-type="float" office:value="14.0283193113">
                <text:p>14.0283193113</text:p>
              </table:table-cell>
              <table:table-cell office:value-type="float" office:value="10.4864754726">
                <text:p>10.4864754726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4.0279040695">
                <text:p>14.0279040695</text:p>
              </table:table-cell>
              <table:table-cell office:value-type="float" office:value="9.07037897719E-017">
                <text:p>9.07037897719E-017</text:p>
              </table:table-cell>
              <table:table-cell office:value-type="float" office:value="14.0279040695">
                <text:p>14.0279040695</text:p>
              </table:table-cell>
              <table:table-cell office:value-type="float" office:value="10.6696636569">
                <text:p>10.6696636569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4.0275322202">
                <text:p>14.0275322202</text:p>
              </table:table-cell>
              <table:table-cell office:value-type="float" office:value="8.46957652528E-017">
                <text:p>8.46957652528E-017</text:p>
              </table:table-cell>
              <table:table-cell office:value-type="float" office:value="14.0275322202">
                <text:p>14.0275322202</text:p>
              </table:table-cell>
              <table:table-cell office:value-type="float" office:value="10.8560519546">
                <text:p>10.8560519546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4.0271941541">
                <text:p>14.0271941541</text:p>
              </table:table-cell>
              <table:table-cell office:value-type="float" office:value="9.14333382545E-017">
                <text:p>9.14333382545E-017</text:p>
              </table:table-cell>
              <table:table-cell office:value-type="float" office:value="14.0271941541">
                <text:p>14.0271941541</text:p>
              </table:table-cell>
              <table:table-cell office:value-type="float" office:value="11.0456962685">
                <text:p>11.045696268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4.0268832405">
                <text:p>14.0268832405</text:p>
              </table:table-cell>
              <table:table-cell office:value-type="float" office:value="9.57295415895E-017">
                <text:p>9.57295415895E-017</text:p>
              </table:table-cell>
              <table:table-cell office:value-type="float" office:value="14.0268832405">
                <text:p>14.0268832405</text:p>
              </table:table-cell>
              <table:table-cell office:value-type="float" office:value="11.2386534779">
                <text:p>11.2386534779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4.0265945564">
                <text:p>14.0265945564</text:p>
              </table:table-cell>
              <table:table-cell office:value-type="float" office:value="9.45487757126E-017">
                <text:p>9.45487757126E-017</text:p>
              </table:table-cell>
              <table:table-cell office:value-type="float" office:value="14.0265945564">
                <text:p>14.0265945564</text:p>
              </table:table-cell>
              <table:table-cell office:value-type="float" office:value="11.4349814558">
                <text:p>11.4349814558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4.0263243706">
                <text:p>14.0263243706</text:p>
              </table:table-cell>
              <table:table-cell office:value-type="float" office:value="1.01334618709E-016">
                <text:p>1.01334618709E-016</text:p>
              </table:table-cell>
              <table:table-cell office:value-type="float" office:value="14.0263243706">
                <text:p>14.0263243706</text:p>
              </table:table-cell>
              <table:table-cell office:value-type="float" office:value="11.6347390861">
                <text:p>11.6347390861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4.026069767">
                <text:p>14.026069767</text:p>
              </table:table-cell>
              <table:table-cell office:value-type="float" office:value="8.29992540943E-017">
                <text:p>8.29992540943E-017</text:p>
              </table:table-cell>
              <table:table-cell office:value-type="float" office:value="14.026069767">
                <text:p>14.026069767</text:p>
              </table:table-cell>
              <table:table-cell office:value-type="float" office:value="11.8379862813">
                <text:p>11.8379862813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4.0258284521">
                <text:p>14.0258284521</text:p>
              </table:table-cell>
              <table:table-cell office:value-type="float" office:value="7.3427190086E-017">
                <text:p>7.3427190086E-017</text:p>
              </table:table-cell>
              <table:table-cell office:value-type="float" office:value="14.0258284521">
                <text:p>14.0258284521</text:p>
              </table:table-cell>
              <table:table-cell office:value-type="float" office:value="12.0447840008">
                <text:p>12.044784000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4.28690224">
                <text:p>14.28690224</text:p>
              </table:table-cell>
              <table:table-cell office:value-type="float" office:value="1.00042743769E-016">
                <text:p>1.00042743769E-016</text:p>
              </table:table-cell>
              <table:table-cell office:value-type="float" office:value="14.28690224">
                <text:p>14.28690224</text:p>
              </table:table-cell>
              <table:table-cell office:value-type="float" office:value="12.2551942685">
                <text:p>12.2551942685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4.2867086103">
                <text:p>14.2867086103</text:p>
              </table:table-cell>
              <table:table-cell office:value-type="float" office:value="1.23973602577E-016">
                <text:p>1.23973602577E-016</text:p>
              </table:table-cell>
              <table:table-cell office:value-type="float" office:value="14.2867086103">
                <text:p>14.2867086103</text:p>
              </table:table-cell>
              <table:table-cell office:value-type="float" office:value="12.469280192">
                <text:p>12.469280192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4.2865982714">
                <text:p>14.2865982714</text:p>
              </table:table-cell>
              <table:table-cell office:value-type="float" office:value="9.21999542313E-017">
                <text:p>9.21999542313E-017</text:p>
              </table:table-cell>
              <table:table-cell office:value-type="float" office:value="14.2865982714">
                <text:p>14.2865982714</text:p>
              </table:table-cell>
              <table:table-cell office:value-type="float" office:value="12.6871059814">
                <text:p>12.6871059814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14.2865329322">
                <text:p>14.2865329322</text:p>
              </table:table-cell>
              <table:table-cell office:value-type="float" office:value="8.19741703551E-017">
                <text:p>8.19741703551E-017</text:p>
              </table:table-cell>
              <table:table-cell office:value-type="float" office:value="14.2865329322">
                <text:p>14.2865329322</text:p>
              </table:table-cell>
              <table:table-cell office:value-type="float" office:value="12.9087369684">
                <text:p>12.9087369684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4.2864978432">
                <text:p>14.2864978432</text:p>
              </table:table-cell>
              <table:table-cell office:value-type="float" office:value="9.83670865245E-017">
                <text:p>9.83670865245E-017</text:p>
              </table:table-cell>
              <table:table-cell office:value-type="float" office:value="14.2864978432">
                <text:p>14.2864978432</text:p>
              </table:table-cell>
              <table:table-cell office:value-type="float" office:value="13.1342396259">
                <text:p>13.134239625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4.2864999623">
                <text:p>14.2864999623</text:p>
              </table:table-cell>
              <table:table-cell office:value-type="float" office:value="8.16983177772E-017">
                <text:p>8.16983177772E-017</text:p>
              </table:table-cell>
              <table:table-cell office:value-type="float" office:value="14.2864999623">
                <text:p>14.2864999623</text:p>
              </table:table-cell>
              <table:table-cell office:value-type="float" office:value="13.3636815881">
                <text:p>13.3636815881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4.2865384928">
                <text:p>14.2865384928</text:p>
              </table:table-cell>
              <table:table-cell office:value-type="float" office:value="1.19411462649E-016">
                <text:p>1.19411462649E-016</text:p>
              </table:table-cell>
              <table:table-cell office:value-type="float" office:value="14.2865384928">
                <text:p>14.2865384928</text:p>
              </table:table-cell>
              <table:table-cell office:value-type="float" office:value="13.5971316707">
                <text:p>13.5971316707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14.2866059913">
                <text:p>14.2866059913</text:p>
              </table:table-cell>
              <table:table-cell office:value-type="float" office:value="9.94888511432E-017">
                <text:p>9.94888511432E-017</text:p>
              </table:table-cell>
              <table:table-cell office:value-type="float" office:value="14.2866059913">
                <text:p>14.2866059913</text:p>
              </table:table-cell>
              <table:table-cell office:value-type="float" office:value="13.8346598916">
                <text:p>13.8346598916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4.2866896415">
                <text:p>14.2866896415</text:p>
              </table:table-cell>
              <table:table-cell office:value-type="float" office:value="1.21320672589E-016">
                <text:p>1.21320672589E-016</text:p>
              </table:table-cell>
              <table:table-cell office:value-type="float" office:value="14.2866896415">
                <text:p>14.2866896415</text:p>
              </table:table-cell>
              <table:table-cell office:value-type="float" office:value="14.0763374917">
                <text:p>14.076337491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14.2867727009">
                <text:p>14.2867727009</text:p>
              </table:table-cell>
              <table:table-cell office:value-type="float" office:value="1.111488238E-016">
                <text:p>1.111488238E-016</text:p>
              </table:table-cell>
              <table:table-cell office:value-type="float" office:value="14.2867727009">
                <text:p>14.2867727009</text:p>
              </table:table-cell>
              <table:table-cell office:value-type="float" office:value="14.3222369565">
                <text:p>14.322236956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4.286835938">
                <text:p>14.286835938</text:p>
              </table:table-cell>
              <table:table-cell office:value-type="float" office:value="7.09262511177E-017">
                <text:p>7.09262511177E-017</text:p>
              </table:table-cell>
              <table:table-cell office:value-type="float" office:value="14.286835938">
                <text:p>14.286835938</text:p>
              </table:table-cell>
              <table:table-cell office:value-type="float" office:value="14.5724320378">
                <text:p>14.5724320378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14.286859362">
                <text:p>14.286859362</text:p>
              </table:table-cell>
              <table:table-cell office:value-type="float" office:value="1.17814866783E-016">
                <text:p>1.17814866783E-016</text:p>
              </table:table-cell>
              <table:table-cell office:value-type="float" office:value="14.286859362">
                <text:p>14.286859362</text:p>
              </table:table-cell>
              <table:table-cell office:value-type="float" office:value="14.8269977756">
                <text:p>14.8269977756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4.2868238319">
                <text:p>14.2868238319</text:p>
              </table:table-cell>
              <table:table-cell office:value-type="float" office:value="8.4684942564E-017">
                <text:p>8.4684942564E-017</text:p>
              </table:table-cell>
              <table:table-cell office:value-type="float" office:value="14.2868238319">
                <text:p>14.2868238319</text:p>
              </table:table-cell>
              <table:table-cell office:value-type="float" office:value="15.086010521">
                <text:p>15.086010521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14.2867130299">
                <text:p>14.2867130299</text:p>
              </table:table-cell>
              <table:table-cell office:value-type="float" office:value="9.56660613415E-017">
                <text:p>9.56660613415E-017</text:p>
              </table:table-cell>
              <table:table-cell office:value-type="float" office:value="14.2867130299">
                <text:p>14.2867130299</text:p>
              </table:table-cell>
              <table:table-cell office:value-type="float" office:value="15.3495479586">
                <text:p>15.3495479586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4.2865161453">
                <text:p>14.2865161453</text:p>
              </table:table-cell>
              <table:table-cell office:value-type="float" office:value="7.83805142984E-017">
                <text:p>7.83805142984E-017</text:p>
              </table:table-cell>
              <table:table-cell office:value-type="float" office:value="14.2865161453">
                <text:p>14.2865161453</text:p>
              </table:table-cell>
              <table:table-cell office:value-type="float" office:value="15.6176891303">
                <text:p>15.617689130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4.3031035128">
                <text:p>14.3031035128</text:p>
              </table:table-cell>
              <table:table-cell office:value-type="float" office:value="1.0586915114E-016">
                <text:p>1.0586915114E-016</text:p>
              </table:table-cell>
              <table:table-cell office:value-type="float" office:value="14.3031035128">
                <text:p>14.3031035128</text:p>
              </table:table-cell>
              <table:table-cell office:value-type="float" office:value="15.8905144587">
                <text:p>15.8905144587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4.2855681467">
                <text:p>14.2855681467</text:p>
              </table:table-cell>
              <table:table-cell office:value-type="float" office:value="8.38405156209E-017">
                <text:p>8.38405156209E-017</text:p>
              </table:table-cell>
              <table:table-cell office:value-type="float" office:value="14.2855681467">
                <text:p>14.2855681467</text:p>
              </table:table-cell>
              <table:table-cell office:value-type="float" office:value="16.1681057713">
                <text:p>16.1681057713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4.2798571358">
                <text:p>14.2798571358</text:p>
              </table:table-cell>
              <table:table-cell office:value-type="float" office:value="4.79743494122E-017">
                <text:p>4.79743494122E-017</text:p>
              </table:table-cell>
              <table:table-cell office:value-type="float" office:value="14.2798571358">
                <text:p>14.2798571358</text:p>
              </table:table-cell>
              <table:table-cell office:value-type="float" office:value="16.4505463251">
                <text:p>16.4505463251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4.2786017077">
                <text:p>14.2786017077</text:p>
              </table:table-cell>
              <table:table-cell office:value-type="float" office:value="2.44313387551E-017">
                <text:p>2.44313387551E-017</text:p>
              </table:table-cell>
              <table:table-cell office:value-type="float" office:value="14.2786017077">
                <text:p>14.2786017077</text:p>
              </table:table-cell>
              <table:table-cell office:value-type="float" office:value="16.7379208314">
                <text:p>16.7379208314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4.2775113957">
                <text:p>14.2775113957</text:p>
              </table:table-cell>
              <table:table-cell office:value-type="float" office:value="-1.83631128494E-017">
                <text:p>-1.83631128494E-017</text:p>
              </table:table-cell>
              <table:table-cell office:value-type="float" office:value="14.2775113957">
                <text:p>14.2775113957</text:p>
              </table:table-cell>
              <table:table-cell office:value-type="float" office:value="17.0303154815">
                <text:p>17.030315481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4.2765427475">
                <text:p>14.2765427475</text:p>
              </table:table-cell>
              <table:table-cell office:value-type="float" office:value="7.91530708822E-018">
                <text:p>7.91530708822E-018</text:p>
              </table:table-cell>
              <table:table-cell office:value-type="float" office:value="14.2765427475">
                <text:p>14.2765427475</text:p>
              </table:table-cell>
              <table:table-cell office:value-type="float" office:value="17.3278179721">
                <text:p>17.3278179721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4.2756682443">
                <text:p>14.2756682443</text:p>
              </table:table-cell>
              <table:table-cell office:value-type="float" office:value="4.80077081884E-017">
                <text:p>4.80077081884E-017</text:p>
              </table:table-cell>
              <table:table-cell office:value-type="float" office:value="14.2756682443">
                <text:p>14.2756682443</text:p>
              </table:table-cell>
              <table:table-cell office:value-type="float" office:value="17.6305175321">
                <text:p>17.6305175321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4.274868792">
                <text:p>14.274868792</text:p>
              </table:table-cell>
              <table:table-cell office:value-type="float" office:value="4.32235452761E-017">
                <text:p>4.32235452761E-017</text:p>
              </table:table-cell>
              <table:table-cell office:value-type="float" office:value="14.274868792">
                <text:p>14.274868792</text:p>
              </table:table-cell>
              <table:table-cell office:value-type="float" office:value="17.9385049492">
                <text:p>17.9385049492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4.2741309157">
                <text:p>14.2741309157</text:p>
              </table:table-cell>
              <table:table-cell office:value-type="float" office:value="4.28417298493E-017">
                <text:p>4.28417298493E-017</text:p>
              </table:table-cell>
              <table:table-cell office:value-type="float" office:value="14.2741309157">
                <text:p>14.2741309157</text:p>
              </table:table-cell>
              <table:table-cell office:value-type="float" office:value="18.2518725968">
                <text:p>18.2518725968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4.2734445302">
                <text:p>14.2734445302</text:p>
              </table:table-cell>
              <table:table-cell office:value-type="float" office:value="5.06427291484E-017">
                <text:p>5.06427291484E-017</text:p>
              </table:table-cell>
              <table:table-cell office:value-type="float" office:value="14.2734445302">
                <text:p>14.2734445302</text:p>
              </table:table-cell>
              <table:table-cell office:value-type="float" office:value="18.5707144622">
                <text:p>18.570714462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4.2728223435">
                <text:p>14.2728223435</text:p>
              </table:table-cell>
              <table:table-cell office:value-type="float" office:value="4.41258510235E-017">
                <text:p>4.41258510235E-017</text:p>
              </table:table-cell>
              <table:table-cell office:value-type="float" office:value="14.2728223435">
                <text:p>14.2728223435</text:p>
              </table:table-cell>
              <table:table-cell office:value-type="float" office:value="18.8951261744">
                <text:p>18.895126174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14.272432406">
                <text:p>14.272432406</text:p>
              </table:table-cell>
              <table:table-cell office:value-type="float" office:value="4.00683124646E-018">
                <text:p>4.00683124646E-018</text:p>
              </table:table-cell>
              <table:table-cell office:value-type="float" office:value="14.272432406">
                <text:p>14.272432406</text:p>
              </table:table-cell>
              <table:table-cell office:value-type="float" office:value="19.2252050332">
                <text:p>19.2252050332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14.2722255515">
                <text:p>14.2722255515</text:p>
              </table:table-cell>
              <table:table-cell office:value-type="float" office:value="2.14628763895E-017">
                <text:p>2.14628763895E-017</text:p>
              </table:table-cell>
              <table:table-cell office:value-type="float" office:value="14.2722255515">
                <text:p>14.2722255515</text:p>
              </table:table-cell>
              <table:table-cell office:value-type="float" office:value="19.5610500377">
                <text:p>19.561050037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4.2721121491">
                <text:p>14.2721121491</text:p>
              </table:table-cell>
              <table:table-cell office:value-type="float" office:value="2.36007343221E-017">
                <text:p>2.36007343221E-017</text:p>
              </table:table-cell>
              <table:table-cell office:value-type="float" office:value="14.2721121491">
                <text:p>14.2721121491</text:p>
              </table:table-cell>
              <table:table-cell office:value-type="float" office:value="19.9027619168">
                <text:p>19.9027619168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14.2720236277">
                <text:p>14.2720236277</text:p>
              </table:table-cell>
              <table:table-cell office:value-type="float" office:value="2.31923234261E-017">
                <text:p>2.31923234261E-017</text:p>
              </table:table-cell>
              <table:table-cell office:value-type="float" office:value="14.2720236277">
                <text:p>14.2720236277</text:p>
              </table:table-cell>
              <table:table-cell office:value-type="float" office:value="20.250443159">
                <text:p>20.25044315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4.2719101172">
                <text:p>14.2719101172</text:p>
              </table:table-cell>
              <table:table-cell office:value-type="float" office:value="1.21051359453E-017">
                <text:p>1.21051359453E-017</text:p>
              </table:table-cell>
              <table:table-cell office:value-type="float" office:value="14.2719101172">
                <text:p>14.2719101172</text:p>
              </table:table-cell>
              <table:table-cell office:value-type="float" office:value="20.6041980429">
                <text:p>20.604198042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14.2717377037">
                <text:p>14.2717377037</text:p>
              </table:table-cell>
              <table:table-cell office:value-type="float" office:value="-9.26552612895E-018">
                <text:p>-9.26552612895E-018</text:p>
              </table:table-cell>
              <table:table-cell office:value-type="float" office:value="14.2717377037">
                <text:p>14.2717377037</text:p>
              </table:table-cell>
              <table:table-cell office:value-type="float" office:value="20.964132669">
                <text:p>20.964132669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14.2714859046">
                <text:p>14.2714859046</text:p>
              </table:table-cell>
              <table:table-cell office:value-type="float" office:value="1.57112684682E-017">
                <text:p>1.57112684682E-017</text:p>
              </table:table-cell>
              <table:table-cell office:value-type="float" office:value="14.2714859046">
                <text:p>14.2714859046</text:p>
              </table:table-cell>
              <table:table-cell office:value-type="float" office:value="21.3303549912">
                <text:p>21.3303549912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14.2711456425">
                <text:p>14.2711456425</text:p>
              </table:table-cell>
              <table:table-cell office:value-type="float" office:value="8.8526078021E-017">
                <text:p>8.8526078021E-017</text:p>
              </table:table-cell>
              <table:table-cell office:value-type="float" office:value="14.2711456425">
                <text:p>14.2711456425</text:p>
              </table:table-cell>
              <table:table-cell office:value-type="float" office:value="21.7029748491">
                <text:p>21.702974849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4.2707170286">
                <text:p>14.2707170286</text:p>
              </table:table-cell>
              <table:table-cell office:value-type="float" office:value="4.40884191658E-017">
                <text:p>4.40884191658E-017</text:p>
              </table:table-cell>
              <table:table-cell office:value-type="float" office:value="14.2707170286">
                <text:p>14.2707170286</text:p>
              </table:table-cell>
              <table:table-cell office:value-type="float" office:value="22.0821040014">
                <text:p>22.082104001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4.2702074512">
                <text:p>14.2702074512</text:p>
              </table:table-cell>
              <table:table-cell office:value-type="float" office:value="2.36613450995E-017">
                <text:p>2.36613450995E-017</text:p>
              </table:table-cell>
              <table:table-cell office:value-type="float" office:value="14.2702074512">
                <text:p>14.2702074512</text:p>
              </table:table-cell>
              <table:table-cell office:value-type="float" office:value="22.4678561589">
                <text:p>22.4678561589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4.4560725136">
                <text:p>24.4560725136</text:p>
              </table:table-cell>
              <table:table-cell office:value-type="float" office:value="2.98008425745E-016">
                <text:p>2.98008425745E-016</text:p>
              </table:table-cell>
              <table:table-cell office:value-type="float" office:value="24.4560725136">
                <text:p>24.4560725136</text:p>
              </table:table-cell>
              <table:table-cell office:value-type="float" office:value="22.8603470187">
                <text:p>22.8603470187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24.4552563985">
                <text:p>24.4552563985</text:p>
              </table:table-cell>
              <table:table-cell office:value-type="float" office:value="2.07776535676E-016">
                <text:p>2.07776535676E-016</text:p>
              </table:table-cell>
              <table:table-cell office:value-type="float" office:value="24.4552563985">
                <text:p>24.4552563985</text:p>
              </table:table-cell>
              <table:table-cell office:value-type="float" office:value="23.2596942992">
                <text:p>23.259694299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4.4546238371">
                <text:p>24.4546238371</text:p>
              </table:table-cell>
              <table:table-cell office:value-type="float" office:value="3.02236776329E-016">
                <text:p>3.02236776329E-016</text:p>
              </table:table-cell>
              <table:table-cell office:value-type="float" office:value="24.4546238371">
                <text:p>24.4546238371</text:p>
              </table:table-cell>
              <table:table-cell office:value-type="float" office:value="23.6660177753">
                <text:p>23.6660177753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24.4541959548">
                <text:p>24.4541959548</text:p>
              </table:table-cell>
              <table:table-cell office:value-type="float" office:value="2.79551823642E-016">
                <text:p>2.79551823642E-016</text:p>
              </table:table-cell>
              <table:table-cell office:value-type="float" office:value="24.4541959548">
                <text:p>24.4541959548</text:p>
              </table:table-cell>
              <table:table-cell office:value-type="float" office:value="24.0794393141">
                <text:p>24.079439314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4.454248385">
                <text:p>24.454248385</text:p>
              </table:table-cell>
              <table:table-cell office:value-type="float" office:value="2.78041045477E-016">
                <text:p>2.78041045477E-016</text:p>
              </table:table-cell>
              <table:table-cell office:value-type="float" office:value="24.454248385">
                <text:p>24.454248385</text:p>
              </table:table-cell>
              <table:table-cell office:value-type="float" office:value="24.5000829115">
                <text:p>24.500082911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24.4550781195">
                <text:p>24.4550781195</text:p>
              </table:table-cell>
              <table:table-cell office:value-type="float" office:value="2.81114150077E-016">
                <text:p>2.81114150077E-016</text:p>
              </table:table-cell>
              <table:table-cell office:value-type="float" office:value="24.4550781195">
                <text:p>24.4550781195</text:p>
              </table:table-cell>
              <table:table-cell office:value-type="float" office:value="24.9280747296">
                <text:p>24.928074729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4.4564307739">
                <text:p>24.4564307739</text:p>
              </table:table-cell>
              <table:table-cell office:value-type="float" office:value="2.9918917395E-016">
                <text:p>2.9918917395E-016</text:p>
              </table:table-cell>
              <table:table-cell office:value-type="float" office:value="24.4564307739">
                <text:p>24.4564307739</text:p>
              </table:table-cell>
              <table:table-cell office:value-type="float" office:value="25.3635431346">
                <text:p>25.363543134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24.4579397202">
                <text:p>24.4579397202</text:p>
              </table:table-cell>
              <table:table-cell office:value-type="float" office:value="2.78475359277E-016">
                <text:p>2.78475359277E-016</text:p>
              </table:table-cell>
              <table:table-cell office:value-type="float" office:value="24.4579397202">
                <text:p>24.4579397202</text:p>
              </table:table-cell>
              <table:table-cell office:value-type="float" office:value="25.8066187348">
                <text:p>25.8066187348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4.4591781753">
                <text:p>24.4591781753</text:p>
              </table:table-cell>
              <table:table-cell office:value-type="float" office:value="2.61586019358E-016">
                <text:p>2.61586019358E-016</text:p>
              </table:table-cell>
              <table:table-cell office:value-type="float" office:value="24.4591781753">
                <text:p>24.4591781753</text:p>
              </table:table-cell>
              <table:table-cell office:value-type="float" office:value="26.2574344203">
                <text:p>26.257434420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4.4597168222">
                <text:p>24.4597168222</text:p>
              </table:table-cell>
              <table:table-cell office:value-type="float" office:value="4.24740317103E-016">
                <text:p>4.24740317103E-016</text:p>
              </table:table-cell>
              <table:table-cell office:value-type="float" office:value="24.4597168222">
                <text:p>24.4597168222</text:p>
              </table:table-cell>
              <table:table-cell office:value-type="float" office:value="26.7161254026">
                <text:p>26.7161254026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4.4592382824">
                <text:p>24.4592382824</text:p>
              </table:table-cell>
              <table:table-cell office:value-type="float" office:value="1.04840744186E-016">
                <text:p>1.04840744186E-016</text:p>
              </table:table-cell>
              <table:table-cell office:value-type="float" office:value="24.4592382824">
                <text:p>24.4592382824</text:p>
              </table:table-cell>
              <table:table-cell office:value-type="float" office:value="27.1828292553">
                <text:p>27.182829255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24.4975985428">
                <text:p>24.4975985428</text:p>
              </table:table-cell>
              <table:table-cell office:value-type="float" office:value="3.62495755236E-017">
                <text:p>3.62495755236E-017</text:p>
              </table:table-cell>
              <table:table-cell office:value-type="float" office:value="24.4975985428">
                <text:p>24.4975985428</text:p>
              </table:table-cell>
              <table:table-cell office:value-type="float" office:value="27.6576859551">
                <text:p>27.6576859551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24.4416988375">
                <text:p>24.4416988375</text:p>
              </table:table-cell>
              <table:table-cell office:value-type="float" office:value="-6.63376045068E-018">
                <text:p>-6.63376045068E-018</text:p>
              </table:table-cell>
              <table:table-cell office:value-type="float" office:value="24.4416988375">
                <text:p>24.4416988375</text:p>
              </table:table-cell>
              <table:table-cell office:value-type="float" office:value="28.140837924">
                <text:p>28.14083792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24.4370364106">
                <text:p>24.4370364106</text:p>
              </table:table-cell>
              <table:table-cell office:value-type="float" office:value="-3.36368562118E-017">
                <text:p>-3.36368562118E-017</text:p>
              </table:table-cell>
              <table:table-cell office:value-type="float" office:value="24.4370364106">
                <text:p>24.4370364106</text:p>
              </table:table-cell>
              <table:table-cell office:value-type="float" office:value="28.6324300722">
                <text:p>28.632430072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5.7370796781">
                <text:p>35.7370796781</text:p>
              </table:table-cell>
              <table:table-cell office:value-type="float" office:value="3.21621965748E-016">
                <text:p>3.21621965748E-016</text:p>
              </table:table-cell>
              <table:table-cell office:value-type="float" office:value="35.7370796781">
                <text:p>35.7370796781</text:p>
              </table:table-cell>
              <table:table-cell office:value-type="float" office:value="29.1326098409">
                <text:p>29.1326098409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35.7342437086">
                <text:p>35.7342437086</text:p>
              </table:table-cell>
              <table:table-cell office:value-type="float" office:value="4.83587619024E-016">
                <text:p>4.83587619024E-016</text:p>
              </table:table-cell>
              <table:table-cell office:value-type="float" office:value="35.7342437086">
                <text:p>35.7342437086</text:p>
              </table:table-cell>
              <table:table-cell office:value-type="float" office:value="29.6415272474">
                <text:p>29.6415272474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35.7315423999">
                <text:p>35.7315423999</text:p>
              </table:table-cell>
              <table:table-cell office:value-type="float" office:value="3.6712114549E-016">
                <text:p>3.6712114549E-016</text:p>
              </table:table-cell>
              <table:table-cell office:value-type="float" office:value="35.7315423999">
                <text:p>35.7315423999</text:p>
              </table:table-cell>
              <table:table-cell office:value-type="float" office:value="30.1593349293">
                <text:p>30.1593349293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35.7289798053">
                <text:p>35.7289798053</text:p>
              </table:table-cell>
              <table:table-cell office:value-type="float" office:value="3.74078055824E-016">
                <text:p>3.74078055824E-016</text:p>
              </table:table-cell>
              <table:table-cell office:value-type="float" office:value="35.7289798053">
                <text:p>35.7289798053</text:p>
              </table:table-cell>
              <table:table-cell office:value-type="float" office:value="30.6861881909">
                <text:p>30.6861881909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35.7265375424">
                <text:p>35.7265375424</text:p>
              </table:table-cell>
              <table:table-cell office:value-type="float" office:value="3.95149060439E-016">
                <text:p>3.95149060439E-016</text:p>
              </table:table-cell>
              <table:table-cell office:value-type="float" office:value="35.7265375424">
                <text:p>35.7265375424</text:p>
              </table:table-cell>
              <table:table-cell office:value-type="float" office:value="31.2222450493">
                <text:p>31.2222450493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35.7241669618">
                <text:p>35.7241669618</text:p>
              </table:table-cell>
              <table:table-cell office:value-type="float" office:value="3.07335659176E-016">
                <text:p>3.07335659176E-016</text:p>
              </table:table-cell>
              <table:table-cell office:value-type="float" office:value="35.7241669618">
                <text:p>35.7241669618</text:p>
              </table:table-cell>
              <table:table-cell office:value-type="float" office:value="31.7676662822">
                <text:p>31.7676662822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35.7218585797">
                <text:p>35.7218585797</text:p>
              </table:table-cell>
              <table:table-cell office:value-type="float" office:value="2.14494697157E-016">
                <text:p>2.14494697157E-016</text:p>
              </table:table-cell>
              <table:table-cell office:value-type="float" office:value="35.7218585797">
                <text:p>35.7218585797</text:p>
              </table:table-cell>
              <table:table-cell office:value-type="float" office:value="32.3226154756">
                <text:p>32.3226154756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35.7196227368">
                <text:p>35.7196227368</text:p>
              </table:table-cell>
              <table:table-cell office:value-type="float" office:value="2.64897501799E-016">
                <text:p>2.64897501799E-016</text:p>
              </table:table-cell>
              <table:table-cell office:value-type="float" office:value="35.7196227368">
                <text:p>35.7196227368</text:p>
              </table:table-cell>
              <table:table-cell office:value-type="float" office:value="32.8872590735">
                <text:p>32.887259073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35.7174666119">
                <text:p>35.7174666119</text:p>
              </table:table-cell>
              <table:table-cell office:value-type="float" office:value="3.68160154105E-016">
                <text:p>3.68160154105E-016</text:p>
              </table:table-cell>
              <table:table-cell office:value-type="float" office:value="35.7174666119">
                <text:p>35.7174666119</text:p>
              </table:table-cell>
              <table:table-cell office:value-type="float" office:value="33.4617664275">
                <text:p>33.4617664275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35.7153945738">
                <text:p>35.7153945738</text:p>
              </table:table-cell>
              <table:table-cell office:value-type="float" office:value="3.93256804791E-016">
                <text:p>3.93256804791E-016</text:p>
              </table:table-cell>
              <table:table-cell office:value-type="float" office:value="35.7153945738">
                <text:p>35.7153945738</text:p>
              </table:table-cell>
              <table:table-cell office:value-type="float" office:value="34.0463098474">
                <text:p>34.0463098474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35.7134084201">
                <text:p>35.7134084201</text:p>
              </table:table-cell>
              <table:table-cell office:value-type="float" office:value="4.41045439359E-016">
                <text:p>4.41045439359E-016</text:p>
              </table:table-cell>
              <table:table-cell office:value-type="float" office:value="35.7134084201">
                <text:p>35.7134084201</text:p>
              </table:table-cell>
              <table:table-cell office:value-type="float" office:value="34.6410646531">
                <text:p>34.6410646531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35.7115076563">
                <text:p>35.7115076563</text:p>
              </table:table-cell>
              <table:table-cell office:value-type="float" office:value="3.05691242089E-016">
                <text:p>3.05691242089E-016</text:p>
              </table:table-cell>
              <table:table-cell office:value-type="float" office:value="35.7115076563">
                <text:p>35.7115076563</text:p>
              </table:table-cell>
              <table:table-cell office:value-type="float" office:value="35.2462092274">
                <text:p>35.2462092274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35.7096899899">
                <text:p>35.7096899899</text:p>
              </table:table-cell>
              <table:table-cell office:value-type="float" office:value="2.69879474999E-016">
                <text:p>2.69879474999E-016</text:p>
              </table:table-cell>
              <table:table-cell office:value-type="float" office:value="35.7096899899">
                <text:p>35.7096899899</text:p>
              </table:table-cell>
              <table:table-cell office:value-type="float" office:value="35.8619250691">
                <text:p>35.8619250691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35.7079506407">
                <text:p>35.7079506407</text:p>
              </table:table-cell>
              <table:table-cell office:value-type="float" office:value="5.67149850361E-016">
                <text:p>5.67149850361E-016</text:p>
              </table:table-cell>
              <table:table-cell office:value-type="float" office:value="35.7079506407">
                <text:p>35.7079506407</text:p>
              </table:table-cell>
              <table:table-cell office:value-type="float" office:value="36.4883968475">
                <text:p>36.488396847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35.7062854822">
                <text:p>35.7062854822</text:p>
              </table:table-cell>
              <table:table-cell office:value-type="float" office:value="5.66281698132E-016">
                <text:p>5.66281698132E-016</text:p>
              </table:table-cell>
              <table:table-cell office:value-type="float" office:value="35.7062854822">
                <text:p>35.7062854822</text:p>
              </table:table-cell>
              <table:table-cell office:value-type="float" office:value="37.1258124581">
                <text:p>37.1258124581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35.7052287259">
                <text:p>35.7052287259</text:p>
              </table:table-cell>
              <table:table-cell office:value-type="float" office:value="2.62536550526E-016">
                <text:p>2.62536550526E-016</text:p>
              </table:table-cell>
              <table:table-cell office:value-type="float" office:value="35.7052287259">
                <text:p>35.7052287259</text:p>
              </table:table-cell>
              <table:table-cell office:value-type="float" office:value="37.7743630786">
                <text:p>37.7743630786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35.7035606639">
                <text:p>35.7035606639</text:p>
              </table:table-cell>
              <table:table-cell office:value-type="float" office:value="5.4436458696E-016">
                <text:p>5.4436458696E-016</text:p>
              </table:table-cell>
              <table:table-cell office:value-type="float" office:value="35.7035606639">
                <text:p>35.7035606639</text:p>
              </table:table-cell>
              <table:table-cell office:value-type="float" office:value="38.4342432265">
                <text:p>38.4342432265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35.7026132731">
                <text:p>35.7026132731</text:p>
              </table:table-cell>
              <table:table-cell office:value-type="float" office:value="5.08130433848E-016">
                <text:p>5.08130433848E-016</text:p>
              </table:table-cell>
              <table:table-cell office:value-type="float" office:value="35.7026132731">
                <text:p>35.7026132731</text:p>
              </table:table-cell>
              <table:table-cell office:value-type="float" office:value="39.1056508171">
                <text:p>39.1056508171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35.7086095433">
                <text:p>35.7086095433</text:p>
              </table:table-cell>
              <table:table-cell office:value-type="float" office:value="2.46107107879E-016">
                <text:p>2.46107107879E-016</text:p>
              </table:table-cell>
              <table:table-cell office:value-type="float" office:value="35.7086095433">
                <text:p>35.7086095433</text:p>
              </table:table-cell>
              <table:table-cell office:value-type="float" office:value="39.7887872234">
                <text:p>39.7887872234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35.7188096298">
                <text:p>35.7188096298</text:p>
              </table:table-cell>
              <table:table-cell office:value-type="float" office:value="3.29944301783E-016">
                <text:p>3.29944301783E-016</text:p>
              </table:table-cell>
              <table:table-cell office:value-type="float" office:value="35.7188096298">
                <text:p>35.7188096298</text:p>
              </table:table-cell>
              <table:table-cell office:value-type="float" office:value="40.4838573359">
                <text:p>40.483857335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5.7250099937">
                <text:p>35.7250099937</text:p>
              </table:table-cell>
              <table:table-cell office:value-type="float" office:value="4.0424451824E-016">
                <text:p>4.0424451824E-016</text:p>
              </table:table-cell>
              <table:table-cell office:value-type="float" office:value="35.7250099937">
                <text:p>35.7250099937</text:p>
              </table:table-cell>
              <table:table-cell office:value-type="float" office:value="41.1910696246">
                <text:p>41.1910696246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35.9133395732">
                <text:p>35.9133395732</text:p>
              </table:table-cell>
              <table:table-cell office:value-type="float" office:value="1.05340952386E-017">
                <text:p>1.05340952386E-017</text:p>
              </table:table-cell>
              <table:table-cell office:value-type="float" office:value="35.9133395732">
                <text:p>35.9133395732</text:p>
              </table:table-cell>
              <table:table-cell office:value-type="float" office:value="41.9106362009">
                <text:p>41.9106362009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35.6598619923">
                <text:p>35.6598619923</text:p>
              </table:table-cell>
              <table:table-cell office:value-type="float" office:value="2.08146382935E-016">
                <text:p>2.08146382935E-016</text:p>
              </table:table-cell>
              <table:table-cell office:value-type="float" office:value="35.6598619923">
                <text:p>35.6598619923</text:p>
              </table:table-cell>
              <table:table-cell office:value-type="float" office:value="42.642772882">
                <text:p>42.642772882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35.6389175158">
                <text:p>35.6389175158</text:p>
              </table:table-cell>
              <table:table-cell office:value-type="float" office:value="1.63818643792E-016">
                <text:p>1.63818643792E-016</text:p>
              </table:table-cell>
              <table:table-cell office:value-type="float" office:value="35.6389175158">
                <text:p>35.6389175158</text:p>
              </table:table-cell>
              <table:table-cell office:value-type="float" office:value="43.3876992548">
                <text:p>43.3876992548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35.6221082298">
                <text:p>35.6221082298</text:p>
              </table:table-cell>
              <table:table-cell office:value-type="float" office:value="2.98306692982E-017">
                <text:p>2.98306692982E-017</text:p>
              </table:table-cell>
              <table:table-cell office:value-type="float" office:value="35.6221082298">
                <text:p>35.6221082298</text:p>
              </table:table-cell>
              <table:table-cell office:value-type="float" office:value="44.1456387425">
                <text:p>44.1456387425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35.6078936297">
                <text:p>35.6078936297</text:p>
              </table:table-cell>
              <table:table-cell office:value-type="float" office:value="5.45780830664E-017">
                <text:p>5.45780830664E-017</text:p>
              </table:table-cell>
              <table:table-cell office:value-type="float" office:value="35.6078936297">
                <text:p>35.6078936297</text:p>
              </table:table-cell>
              <table:table-cell office:value-type="float" office:value="44.916818671">
                <text:p>44.916818671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35.5954867727">
                <text:p>35.5954867727</text:p>
              </table:table-cell>
              <table:table-cell office:value-type="float" office:value="2.1426462361E-016">
                <text:p>2.1426462361E-016</text:p>
              </table:table-cell>
              <table:table-cell office:value-type="float" office:value="35.5954867727">
                <text:p>35.5954867727</text:p>
              </table:table-cell>
              <table:table-cell office:value-type="float" office:value="45.7014703377">
                <text:p>45.7014703377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35.5844550255">
                <text:p>35.5844550255</text:p>
              </table:table-cell>
              <table:table-cell office:value-type="float" office:value="1.90101184533E-016">
                <text:p>1.90101184533E-016</text:p>
              </table:table-cell>
              <table:table-cell office:value-type="float" office:value="35.5844550255">
                <text:p>35.5844550255</text:p>
              </table:table-cell>
              <table:table-cell office:value-type="float" office:value="46.4998290801">
                <text:p>46.4998290801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35.5746674951">
                <text:p>35.5746674951</text:p>
              </table:table-cell>
              <table:table-cell office:value-type="float" office:value="-4.47700875674E-017">
                <text:p>-4.47700875674E-017</text:p>
              </table:table-cell>
              <table:table-cell office:value-type="float" office:value="35.5746674951">
                <text:p>35.5746674951</text:p>
              </table:table-cell>
              <table:table-cell office:value-type="float" office:value="47.3121343471">
                <text:p>47.3121343471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35.5658556713">
                <text:p>35.5658556713</text:p>
              </table:table-cell>
              <table:table-cell office:value-type="float" office:value="-2.66984059764E-016">
                <text:p>-2.66984059764E-016</text:p>
              </table:table-cell>
              <table:table-cell office:value-type="float" office:value="35.5658556713">
                <text:p>35.5658556713</text:p>
              </table:table-cell>
              <table:table-cell office:value-type="float" office:value="48.1386297706">
                <text:p>48.138629770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5.5577872263">
                <text:p>35.5577872263</text:p>
              </table:table-cell>
              <table:table-cell office:value-type="float" office:value="6.68092653848E-017">
                <text:p>6.68092653848E-017</text:p>
              </table:table-cell>
              <table:table-cell office:value-type="float" office:value="35.5577872263">
                <text:p>35.5577872263</text:p>
              </table:table-cell>
              <table:table-cell office:value-type="float" office:value="48.9795632382">
                <text:p>48.9795632382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35.5502881981">
                <text:p>35.5502881981</text:p>
              </table:table-cell>
              <table:table-cell office:value-type="float" office:value="1.81497509092E-016">
                <text:p>1.81497509092E-016</text:p>
              </table:table-cell>
              <table:table-cell office:value-type="float" office:value="35.5502881981">
                <text:p>35.5502881981</text:p>
              </table:table-cell>
              <table:table-cell office:value-type="float" office:value="49.8351869681">
                <text:p>49.8351869681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35.5432281729">
                <text:p>35.5432281729</text:p>
              </table:table-cell>
              <table:table-cell office:value-type="float" office:value="1.55624999652E-016">
                <text:p>1.55624999652E-016</text:p>
              </table:table-cell>
              <table:table-cell office:value-type="float" office:value="35.5432281729">
                <text:p>35.5432281729</text:p>
              </table:table-cell>
              <table:table-cell office:value-type="float" office:value="50.7057575843">
                <text:p>50.7057575843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35.5365099142">
                <text:p>35.5365099142</text:p>
              </table:table-cell>
              <table:table-cell office:value-type="float" office:value="1.34263846949E-016">
                <text:p>1.34263846949E-016</text:p>
              </table:table-cell>
              <table:table-cell office:value-type="float" office:value="35.5365099142">
                <text:p>35.5365099142</text:p>
              </table:table-cell>
              <table:table-cell office:value-type="float" office:value="51.5915361941">
                <text:p>51.5915361941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35.5300625853">
                <text:p>35.5300625853</text:p>
              </table:table-cell>
              <table:table-cell office:value-type="float" office:value="-1.62450180517E-016">
                <text:p>-1.62450180517E-016</text:p>
              </table:table-cell>
              <table:table-cell office:value-type="float" office:value="35.5300625853">
                <text:p>35.5300625853</text:p>
              </table:table-cell>
              <table:table-cell office:value-type="float" office:value="52.4927884657">
                <text:p>52.4927884657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63.402411389">
                <text:p>63.402411389</text:p>
              </table:table-cell>
              <table:table-cell office:value-type="float" office:value="0.0000000000000121635807873">
                <text:p>0.0000000000000121635807873</text:p>
              </table:table-cell>
              <table:table-cell office:value-type="float" office:value="63.402411389">
                <text:p>63.402411389</text:p>
              </table:table-cell>
              <table:table-cell office:value-type="float" office:value="53.4097847084">
                <text:p>53.4097847084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63.3986890725">
                <text:p>63.3986890725</text:p>
              </table:table-cell>
              <table:table-cell office:value-type="float" office:value="5.10241638088E-016">
                <text:p>5.10241638088E-016</text:p>
              </table:table-cell>
              <table:table-cell office:value-type="float" office:value="63.3986890725">
                <text:p>63.3986890725</text:p>
              </table:table-cell>
              <table:table-cell office:value-type="float" office:value="54.3427999536">
                <text:p>54.3427999536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63.3945162267">
                <text:p>63.3945162267</text:p>
              </table:table-cell>
              <table:table-cell office:value-type="float" office:value="9.71293693755E-016">
                <text:p>9.71293693755E-016</text:p>
              </table:table-cell>
              <table:table-cell office:value-type="float" office:value="63.3945162267">
                <text:p>63.3945162267</text:p>
              </table:table-cell>
              <table:table-cell office:value-type="float" office:value="55.2921140371">
                <text:p>55.2921140371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63.3906844589">
                <text:p>63.3906844589</text:p>
              </table:table-cell>
              <table:table-cell office:value-type="float" office:value="5.87606604705E-016">
                <text:p>5.87606604705E-016</text:p>
              </table:table-cell>
              <table:table-cell office:value-type="float" office:value="63.3906844589">
                <text:p>63.3906844589</text:p>
              </table:table-cell>
              <table:table-cell office:value-type="float" office:value="56.2580116834">
                <text:p>56.2580116834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63.3875165544">
                <text:p>63.3875165544</text:p>
              </table:table-cell>
              <table:table-cell office:value-type="float" office:value="4.93871064819E-016">
                <text:p>4.93871064819E-016</text:p>
              </table:table-cell>
              <table:table-cell office:value-type="float" office:value="63.3875165544">
                <text:p>63.3875165544</text:p>
              </table:table-cell>
              <table:table-cell office:value-type="float" office:value="57.2407825904">
                <text:p>57.240782590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63.3839413256">
                <text:p>63.3839413256</text:p>
              </table:table-cell>
              <table:table-cell office:value-type="float" office:value="9.30187813962E-016">
                <text:p>9.30187813962E-016</text:p>
              </table:table-cell>
              <table:table-cell office:value-type="float" office:value="63.3839413256">
                <text:p>63.3839413256</text:p>
              </table:table-cell>
              <table:table-cell office:value-type="float" office:value="58.2407215173">
                <text:p>58.2407215173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63.3804891736">
                <text:p>63.3804891736</text:p>
              </table:table-cell>
              <table:table-cell office:value-type="float" office:value="-8.6734752648E-017">
                <text:p>-8.6734752648E-017</text:p>
              </table:table-cell>
              <table:table-cell office:value-type="float" office:value="63.3804891736">
                <text:p>63.3804891736</text:p>
              </table:table-cell>
              <table:table-cell office:value-type="float" office:value="59.2581283719">
                <text:p>59.2581283719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63.3771374808">
                <text:p>63.3771374808</text:p>
              </table:table-cell>
              <table:table-cell office:value-type="float" office:value="6.67704255813E-015">
                <text:p>6.67704255813E-015</text:p>
              </table:table-cell>
              <table:table-cell office:value-type="float" office:value="63.3771374808">
                <text:p>63.3771374808</text:p>
              </table:table-cell>
              <table:table-cell office:value-type="float" office:value="60.2933083015">
                <text:p>60.2933083015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63.3738969122">
                <text:p>63.3738969122</text:p>
              </table:table-cell>
              <table:table-cell office:value-type="float" office:value="1.12874996773E-015">
                <text:p>1.12874996773E-015</text:p>
              </table:table-cell>
              <table:table-cell office:value-type="float" office:value="63.3738969122">
                <text:p>63.3738969122</text:p>
              </table:table-cell>
              <table:table-cell office:value-type="float" office:value="61.3465717837">
                <text:p>61.3465717837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63.3707545582">
                <text:p>63.3707545582</text:p>
              </table:table-cell>
              <table:table-cell office:value-type="float" office:value="7.91092908938E-016">
                <text:p>7.91092908938E-016</text:p>
              </table:table-cell>
              <table:table-cell office:value-type="float" office:value="63.3707545582">
                <text:p>63.3707545582</text:p>
              </table:table-cell>
              <table:table-cell office:value-type="float" office:value="62.4182347202">
                <text:p>62.4182347202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63.3676990388">
                <text:p>63.3676990388</text:p>
              </table:table-cell>
              <table:table-cell office:value-type="float" office:value="7.37132359244E-016">
                <text:p>7.37132359244E-016</text:p>
              </table:table-cell>
              <table:table-cell office:value-type="float" office:value="63.3676990388">
                <text:p>63.3676990388</text:p>
              </table:table-cell>
              <table:table-cell office:value-type="float" office:value="63.5086185308">
                <text:p>63.5086185308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63.3647214642">
                <text:p>63.3647214642</text:p>
              </table:table-cell>
              <table:table-cell office:value-type="float" office:value="1.15652068188E-015">
                <text:p>1.15652068188E-015</text:p>
              </table:table-cell>
              <table:table-cell office:value-type="float" office:value="63.3647214642">
                <text:p>63.3647214642</text:p>
              </table:table-cell>
              <table:table-cell office:value-type="float" office:value="64.6180502503">
                <text:p>64.6180502503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63.3620548945">
                <text:p>63.3620548945</text:p>
              </table:table-cell>
              <table:table-cell office:value-type="float" office:value="8.56166023693E-016">
                <text:p>8.56166023693E-016</text:p>
              </table:table-cell>
              <table:table-cell office:value-type="float" office:value="63.3620548945">
                <text:p>63.3620548945</text:p>
              </table:table-cell>
              <table:table-cell office:value-type="float" office:value="65.7468626267">
                <text:p>65.7468626267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63.3631772313">
                <text:p>63.3631772313</text:p>
              </table:table-cell>
              <table:table-cell office:value-type="float" office:value="4.55803621954E-016">
                <text:p>4.55803621954E-016</text:p>
              </table:table-cell>
              <table:table-cell office:value-type="float" office:value="63.3631772313">
                <text:p>63.3631772313</text:p>
              </table:table-cell>
              <table:table-cell office:value-type="float" office:value="66.8953942205">
                <text:p>66.8953942205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63.4222279729">
                <text:p>63.4222279729</text:p>
              </table:table-cell>
              <table:table-cell office:value-type="float" office:value="7.05842075806E-016">
                <text:p>7.05842075806E-016</text:p>
              </table:table-cell>
              <table:table-cell office:value-type="float" office:value="63.4222279729">
                <text:p>63.4222279729</text:p>
              </table:table-cell>
              <table:table-cell office:value-type="float" office:value="68.0639895066">
                <text:p>68.063989506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69.2529989775">
                <text:p>69.2529989775</text:p>
              </table:table-cell>
              <table:table-cell office:value-type="float" office:value="3.80012298387E-016">
                <text:p>3.80012298387E-016</text:p>
              </table:table-cell>
              <table:table-cell office:value-type="float" office:value="69.2529989775">
                <text:p>69.2529989775</text:p>
              </table:table-cell>
              <table:table-cell office:value-type="float" office:value="69.2529989775">
                <text:p>69.2529989775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69.2831662369">
                <text:p>69.2831662369</text:p>
              </table:table-cell>
              <table:table-cell office:value-type="float" office:value="6.15918854125E-016">
                <text:p>6.15918854125E-016</text:p>
              </table:table-cell>
              <table:table-cell office:value-type="float" office:value="69.2831662369">
                <text:p>69.2831662369</text:p>
              </table:table-cell>
              <table:table-cell office:value-type="float" office:value="70.4627792486">
                <text:p>70.4627792486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69.2609243823">
                <text:p>69.2609243823</text:p>
              </table:table-cell>
              <table:table-cell office:value-type="float" office:value="1.03556801625E-015">
                <text:p>1.03556801625E-015</text:p>
              </table:table-cell>
              <table:table-cell office:value-type="float" office:value="69.2609243823">
                <text:p>69.2609243823</text:p>
              </table:table-cell>
              <table:table-cell office:value-type="float" office:value="71.6936931648">
                <text:p>71.6936931648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69.2483558855">
                <text:p>69.2483558855</text:p>
              </table:table-cell>
              <table:table-cell office:value-type="float" office:value="6.95798591228E-016">
                <text:p>6.95798591228E-016</text:p>
              </table:table-cell>
              <table:table-cell office:value-type="float" office:value="69.2483558855">
                <text:p>69.2483558855</text:p>
              </table:table-cell>
              <table:table-cell office:value-type="float" office:value="72.9461099096">
                <text:p>72.9461099096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69.2395841651">
                <text:p>69.2395841651</text:p>
              </table:table-cell>
              <table:table-cell office:value-type="float" office:value="5.7476194605E-016">
                <text:p>5.7476194605E-016</text:p>
              </table:table-cell>
              <table:table-cell office:value-type="float" office:value="69.2395841651">
                <text:p>69.2395841651</text:p>
              </table:table-cell>
              <table:table-cell office:value-type="float" office:value="74.2204051159">
                <text:p>74.2204051159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69.2328264438">
                <text:p>69.2328264438</text:p>
              </table:table-cell>
              <table:table-cell office:value-type="float" office:value="6.45602872053E-016">
                <text:p>6.45602872053E-016</text:p>
              </table:table-cell>
              <table:table-cell office:value-type="float" office:value="69.2328264438">
                <text:p>69.2328264438</text:p>
              </table:table-cell>
              <table:table-cell office:value-type="float" office:value="75.5169609784">
                <text:p>75.5169609784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69.2273071605">
                <text:p>69.2273071605</text:p>
              </table:table-cell>
              <table:table-cell office:value-type="float" office:value="6.8272562061E-016">
                <text:p>6.8272562061E-016</text:p>
              </table:table-cell>
              <table:table-cell office:value-type="float" office:value="69.2273071605">
                <text:p>69.2273071605</text:p>
              </table:table-cell>
              <table:table-cell office:value-type="float" office:value="76.8361663684">
                <text:p>76.8361663684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69.2225829972">
                <text:p>69.2225829972</text:p>
              </table:table-cell>
              <table:table-cell office:value-type="float" office:value="7.25177567935E-016">
                <text:p>7.25177567935E-016</text:p>
              </table:table-cell>
              <table:table-cell office:value-type="float" office:value="69.2225829972">
                <text:p>69.2225829972</text:p>
              </table:table-cell>
              <table:table-cell office:value-type="float" office:value="78.1784169503">
                <text:p>78.1784169503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69.2184257869">
                <text:p>69.2184257869</text:p>
              </table:table-cell>
              <table:table-cell office:value-type="float" office:value="5.18552646993E-016">
                <text:p>5.18552646993E-016</text:p>
              </table:table-cell>
              <table:table-cell office:value-type="float" office:value="69.2184257869">
                <text:p>69.2184257869</text:p>
              </table:table-cell>
              <table:table-cell office:value-type="float" office:value="79.5441153004">
                <text:p>79.5441153004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69.2147064078">
                <text:p>69.2147064078</text:p>
              </table:table-cell>
              <table:table-cell office:value-type="float" office:value="8.33368113904E-016">
                <text:p>8.33368113904E-016</text:p>
              </table:table-cell>
              <table:table-cell office:value-type="float" office:value="69.2147064078">
                <text:p>69.2147064078</text:p>
              </table:table-cell>
              <table:table-cell office:value-type="float" office:value="80.9336710279">
                <text:p>80.933671027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69.2113405033">
                <text:p>69.2113405033</text:p>
              </table:table-cell>
              <table:table-cell office:value-type="float" office:value="1.31756145978E-016">
                <text:p>1.31756145978E-016</text:p>
              </table:table-cell>
              <table:table-cell office:value-type="float" office:value="69.2113405033">
                <text:p>69.2113405033</text:p>
              </table:table-cell>
              <table:table-cell office:value-type="float" office:value="82.3475008969">
                <text:p>82.3475008969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69.2082685966">
                <text:p>69.2082685966</text:p>
              </table:table-cell>
              <table:table-cell office:value-type="float" office:value="5.79463462761E-016">
                <text:p>5.79463462761E-016</text:p>
              </table:table-cell>
              <table:table-cell office:value-type="float" office:value="69.2082685966">
                <text:p>69.2082685966</text:p>
              </table:table-cell>
              <table:table-cell office:value-type="float" office:value="83.7860289524">
                <text:p>83.7860289524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69.205447462">
                <text:p>69.205447462</text:p>
              </table:table-cell>
              <table:table-cell office:value-type="float" office:value="3.16837492762E-016">
                <text:p>3.16837492762E-016</text:p>
              </table:table-cell>
              <table:table-cell office:value-type="float" office:value="69.205447462">
                <text:p>69.205447462</text:p>
              </table:table-cell>
              <table:table-cell office:value-type="float" office:value="85.2496866468">
                <text:p>85.2496866468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69.2028437146">
                <text:p>69.2028437146</text:p>
              </table:table-cell>
              <table:table-cell office:value-type="float" office:value="8.91193596173E-016">
                <text:p>8.91193596173E-016</text:p>
              </table:table-cell>
              <table:table-cell office:value-type="float" office:value="69.2028437146">
                <text:p>69.2028437146</text:p>
              </table:table-cell>
              <table:table-cell office:value-type="float" office:value="86.7389129697">
                <text:p>86.7389129697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69.2004298198">
                <text:p>69.2004298198</text:p>
              </table:table-cell>
              <table:table-cell office:value-type="float" office:value="5.01289583327E-016">
                <text:p>5.01289583327E-016</text:p>
              </table:table-cell>
              <table:table-cell office:value-type="float" office:value="69.2004298198">
                <text:p>69.2004298198</text:p>
              </table:table-cell>
              <table:table-cell office:value-type="float" office:value="88.2541545794">
                <text:p>88.2541545794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69.198780239">
                <text:p>69.198780239</text:p>
              </table:table-cell>
              <table:table-cell office:value-type="float" office:value="5.82876259284E-016">
                <text:p>5.82876259284E-016</text:p>
              </table:table-cell>
              <table:table-cell office:value-type="float" office:value="69.198780239">
                <text:p>69.198780239</text:p>
              </table:table-cell>
              <table:table-cell office:value-type="float" office:value="89.7958659367">
                <text:p>89.7958659367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69.1966741338">
                <text:p>69.1966741338</text:p>
              </table:table-cell>
              <table:table-cell office:value-type="float" office:value="8.8944054547E-016">
                <text:p>8.8944054547E-016</text:p>
              </table:table-cell>
              <table:table-cell office:value-type="float" office:value="69.1966741338">
                <text:p>69.1966741338</text:p>
              </table:table-cell>
              <table:table-cell office:value-type="float" office:value="91.3645094415">
                <text:p>91.3645094415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69.1957182067">
                <text:p>69.1957182067</text:p>
              </table:table-cell>
              <table:table-cell office:value-type="float" office:value="7.72486353216E-016">
                <text:p>7.72486353216E-016</text:p>
              </table:table-cell>
              <table:table-cell office:value-type="float" office:value="69.1957182067">
                <text:p>69.1957182067</text:p>
              </table:table-cell>
              <table:table-cell office:value-type="float" office:value="92.9605555713">
                <text:p>92.9605555713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69.1934246813">
                <text:p>69.1934246813</text:p>
              </table:table-cell>
              <table:table-cell office:value-type="float" office:value="4.66257142842E-016">
                <text:p>4.66257142842E-016</text:p>
              </table:table-cell>
              <table:table-cell office:value-type="float" office:value="69.1934246813">
                <text:p>69.1934246813</text:p>
              </table:table-cell>
              <table:table-cell office:value-type="float" office:value="94.5844830225">
                <text:p>94.5844830225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69.191262863">
                <text:p>69.191262863</text:p>
              </table:table-cell>
              <table:table-cell office:value-type="float" office:value="4.79571665711E-016">
                <text:p>4.79571665711E-016</text:p>
              </table:table-cell>
              <table:table-cell office:value-type="float" office:value="69.191262863">
                <text:p>69.191262863</text:p>
              </table:table-cell>
              <table:table-cell office:value-type="float" office:value="96.2367788537">
                <text:p>96.236778853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69.189232373">
                <text:p>69.189232373</text:p>
              </table:table-cell>
              <table:table-cell office:value-type="float" office:value="1.15071828971E-015">
                <text:p>1.15071828971E-015</text:p>
              </table:table-cell>
              <table:table-cell office:value-type="float" office:value="69.189232373">
                <text:p>69.189232373</text:p>
              </table:table-cell>
              <table:table-cell office:value-type="float" office:value="97.917938632">
                <text:p>97.917938632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69.188668251">
                <text:p>69.188668251</text:p>
              </table:table-cell>
              <table:table-cell office:value-type="float" office:value="1.34391789142E-015">
                <text:p>1.34391789142E-015</text:p>
              </table:table-cell>
              <table:table-cell office:value-type="float" office:value="69.188668251">
                <text:p>69.188668251</text:p>
              </table:table-cell>
              <table:table-cell office:value-type="float" office:value="99.6284665815">
                <text:p>99.628466581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69.3255629371">
                <text:p>69.3255629371</text:p>
              </table:table-cell>
              <table:table-cell office:value-type="float" office:value="5.80733221351E-016">
                <text:p>5.80733221351E-016</text:p>
              </table:table-cell>
              <table:table-cell office:value-type="float" office:value="69.3255629371">
                <text:p>69.3255629371</text:p>
              </table:table-cell>
              <table:table-cell office:value-type="float" office:value="101.368875735">
                <text:p>101.368875735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69.3327981255">
                <text:p>69.3327981255</text:p>
              </table:table-cell>
              <table:table-cell office:value-type="float" office:value="6.98002763024E-017">
                <text:p>6.98002763024E-017</text:p>
              </table:table-cell>
              <table:table-cell office:value-type="float" office:value="69.3327981255">
                <text:p>69.3327981255</text:p>
              </table:table-cell>
              <table:table-cell office:value-type="float" office:value="103.139688086">
                <text:p>103.139688086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69.1439930532">
                <text:p>69.1439930532</text:p>
              </table:table-cell>
              <table:table-cell office:value-type="float" office:value="5.01482284013E-016">
                <text:p>5.01482284013E-016</text:p>
              </table:table-cell>
              <table:table-cell office:value-type="float" office:value="69.1439930532">
                <text:p>69.1439930532</text:p>
              </table:table-cell>
              <table:table-cell office:value-type="float" office:value="104.941434749">
                <text:p>104.941434749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69.1249901383">
                <text:p>69.1249901383</text:p>
              </table:table-cell>
              <table:table-cell office:value-type="float" office:value="0.00000000000001039900449">
                <text:p>0.00000000000001039900449</text:p>
              </table:table-cell>
              <table:table-cell office:value-type="float" office:value="69.1249901383">
                <text:p>69.1249901383</text:p>
              </table:table-cell>
              <table:table-cell office:value-type="float" office:value="106.774656115">
                <text:p>106.77465611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69.1103752617">
                <text:p>69.1103752617</text:p>
              </table:table-cell>
              <table:table-cell office:value-type="float" office:value="-4.54687568988E-016">
                <text:p>-4.54687568988E-016</text:p>
              </table:table-cell>
              <table:table-cell office:value-type="float" office:value="69.1103752617">
                <text:p>69.1103752617</text:p>
              </table:table-cell>
              <table:table-cell office:value-type="float" office:value="108.639902015">
                <text:p>108.639902015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69.0983825804">
                <text:p>69.0983825804</text:p>
              </table:table-cell>
              <table:table-cell office:value-type="float" office:value="-2.34938643591E-016">
                <text:p>-2.34938643591E-016</text:p>
              </table:table-cell>
              <table:table-cell office:value-type="float" office:value="69.0983825804">
                <text:p>69.0983825804</text:p>
              </table:table-cell>
              <table:table-cell office:value-type="float" office:value="110.537731886">
                <text:p>110.537731886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69.0881911055">
                <text:p>69.0881911055</text:p>
              </table:table-cell>
              <table:table-cell office:value-type="float" office:value="2.8783998679E-016">
                <text:p>2.8783998679E-016</text:p>
              </table:table-cell>
              <table:table-cell office:value-type="float" office:value="69.0881911055">
                <text:p>69.0881911055</text:p>
              </table:table-cell>
              <table:table-cell office:value-type="float" office:value="112.468714937">
                <text:p>112.468714937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69.0793733522">
                <text:p>69.0793733522</text:p>
              </table:table-cell>
              <table:table-cell office:value-type="float" office:value="-3.08319853872E-016">
                <text:p>-3.08319853872E-016</text:p>
              </table:table-cell>
              <table:table-cell office:value-type="float" office:value="69.0793733522">
                <text:p>69.0793733522</text:p>
              </table:table-cell>
              <table:table-cell office:value-type="float" office:value="114.43343032">
                <text:p>114.4334303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69.0717860643">
                <text:p>69.0717860643</text:p>
              </table:table-cell>
              <table:table-cell office:value-type="float" office:value="-8.18684889941E-016">
                <text:p>-8.18684889941E-016</text:p>
              </table:table-cell>
              <table:table-cell office:value-type="float" office:value="69.0717860643">
                <text:p>69.0717860643</text:p>
              </table:table-cell>
              <table:table-cell office:value-type="float" office:value="116.432467306">
                <text:p>116.432467306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69.0651476407">
                <text:p>69.0651476407</text:p>
              </table:table-cell>
              <table:table-cell office:value-type="float" office:value="1.34713248512E-016">
                <text:p>1.34713248512E-016</text:p>
              </table:table-cell>
              <table:table-cell office:value-type="float" office:value="69.0651476407">
                <text:p>69.0651476407</text:p>
              </table:table-cell>
              <table:table-cell office:value-type="float" office:value="118.466425459">
                <text:p>118.466425459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69.0592290485">
                <text:p>69.0592290485</text:p>
              </table:table-cell>
              <table:table-cell office:value-type="float" office:value="-4.46099341439E-016">
                <text:p>-4.46099341439E-016</text:p>
              </table:table-cell>
              <table:table-cell office:value-type="float" office:value="69.0592290485">
                <text:p>69.0592290485</text:p>
              </table:table-cell>
              <table:table-cell office:value-type="float" office:value="120.535914816">
                <text:p>120.535914816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69.0538587205">
                <text:p>69.0538587205</text:p>
              </table:table-cell>
              <table:table-cell office:value-type="float" office:value="-4.90751235814E-017">
                <text:p>-4.90751235814E-017</text:p>
              </table:table-cell>
              <table:table-cell office:value-type="float" office:value="69.0538587205">
                <text:p>69.0538587205</text:p>
              </table:table-cell>
              <table:table-cell office:value-type="float" office:value="122.641556071">
                <text:p>122.641556071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69.048908035">
                <text:p>69.048908035</text:p>
              </table:table-cell>
              <table:table-cell office:value-type="float" office:value="-2.08015388643E-016">
                <text:p>-2.08015388643E-016</text:p>
              </table:table-cell>
              <table:table-cell office:value-type="float" office:value="69.048908035">
                <text:p>69.048908035</text:p>
              </table:table-cell>
              <table:table-cell office:value-type="float" office:value="124.783980762">
                <text:p>124.783980762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24.838236936">
                <text:p>124.838236936</text:p>
              </table:table-cell>
              <table:table-cell office:value-type="float" office:value="1.20047793113E-015">
                <text:p>1.20047793113E-015</text:p>
              </table:table-cell>
              <table:table-cell office:value-type="float" office:value="124.838236936">
                <text:p>124.838236936</text:p>
              </table:table-cell>
              <table:table-cell office:value-type="float" office:value="126.963831459">
                <text:p>126.963831459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124.835758677">
                <text:p>124.835758677</text:p>
              </table:table-cell>
              <table:table-cell office:value-type="float" office:value="1.65952693191E-015">
                <text:p>1.65952693191E-015</text:p>
              </table:table-cell>
              <table:table-cell office:value-type="float" office:value="124.835758677">
                <text:p>124.835758677</text:p>
              </table:table-cell>
              <table:table-cell office:value-type="float" office:value="129.181761956">
                <text:p>129.181761956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124.833037213">
                <text:p>124.833037213</text:p>
              </table:table-cell>
              <table:table-cell office:value-type="float" office:value="1.99764435324E-015">
                <text:p>1.99764435324E-015</text:p>
              </table:table-cell>
              <table:table-cell office:value-type="float" office:value="124.833037213">
                <text:p>124.833037213</text:p>
              </table:table-cell>
              <table:table-cell office:value-type="float" office:value="131.438437469">
                <text:p>131.438437469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24.830646949">
                <text:p>124.830646949</text:p>
              </table:table-cell>
              <table:table-cell office:value-type="float" office:value="1.98732703596E-015">
                <text:p>1.98732703596E-015</text:p>
              </table:table-cell>
              <table:table-cell office:value-type="float" office:value="124.830646949">
                <text:p>124.830646949</text:p>
              </table:table-cell>
              <table:table-cell office:value-type="float" office:value="133.734534834">
                <text:p>133.734534834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124.828588535">
                <text:p>124.828588535</text:p>
              </table:table-cell>
              <table:table-cell office:value-type="float" office:value="5.09123240578E-016">
                <text:p>5.09123240578E-016</text:p>
              </table:table-cell>
              <table:table-cell office:value-type="float" office:value="124.828588535">
                <text:p>124.828588535</text:p>
              </table:table-cell>
              <table:table-cell office:value-type="float" office:value="136.070742712">
                <text:p>136.07074271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24.82653908">
                <text:p>124.82653908</text:p>
              </table:table-cell>
              <table:table-cell office:value-type="float" office:value="1.82815800406E-015">
                <text:p>1.82815800406E-015</text:p>
              </table:table-cell>
              <table:table-cell office:value-type="float" office:value="124.82653908">
                <text:p>124.82653908</text:p>
              </table:table-cell>
              <table:table-cell office:value-type="float" office:value="138.447761794">
                <text:p>138.447761794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124.824611625">
                <text:p>124.824611625</text:p>
              </table:table-cell>
              <table:table-cell office:value-type="float" office:value="1.67503726491E-015">
                <text:p>1.67503726491E-015</text:p>
              </table:table-cell>
              <table:table-cell office:value-type="float" office:value="124.824611625">
                <text:p>124.824611625</text:p>
              </table:table-cell>
              <table:table-cell office:value-type="float" office:value="140.866305009">
                <text:p>140.866305009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124.822780136">
                <text:p>124.822780136</text:p>
              </table:table-cell>
              <table:table-cell office:value-type="float" office:value="1.58425351547E-017">
                <text:p>1.58425351547E-017</text:p>
              </table:table-cell>
              <table:table-cell office:value-type="float" office:value="124.822780136">
                <text:p>124.822780136</text:p>
              </table:table-cell>
              <table:table-cell office:value-type="float" office:value="143.327097742">
                <text:p>143.327097742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124.821030144">
                <text:p>124.821030144</text:p>
              </table:table-cell>
              <table:table-cell office:value-type="float" office:value="1.01740536283E-015">
                <text:p>1.01740536283E-015</text:p>
              </table:table-cell>
              <table:table-cell office:value-type="float" office:value="124.821030144">
                <text:p>124.821030144</text:p>
              </table:table-cell>
              <table:table-cell office:value-type="float" office:value="145.830878051">
                <text:p>145.830878051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24.819353408">
                <text:p>124.819353408</text:p>
              </table:table-cell>
              <table:table-cell office:value-type="float" office:value="1.80602237598E-015">
                <text:p>1.80602237598E-015</text:p>
              </table:table-cell>
              <table:table-cell office:value-type="float" office:value="124.819353408">
                <text:p>124.819353408</text:p>
              </table:table-cell>
              <table:table-cell office:value-type="float" office:value="148.378396884">
                <text:p>148.378396884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24.817746049">
                <text:p>124.817746049</text:p>
              </table:table-cell>
              <table:table-cell office:value-type="float" office:value="1.37246455091E-015">
                <text:p>1.37246455091E-015</text:p>
              </table:table-cell>
              <table:table-cell office:value-type="float" office:value="124.817746049">
                <text:p>124.817746049</text:p>
              </table:table-cell>
              <table:table-cell office:value-type="float" office:value="150.970418311">
                <text:p>150.970418311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124.816202918">
                <text:p>124.816202918</text:p>
              </table:table-cell>
              <table:table-cell office:value-type="float" office:value="1.54239133867E-015">
                <text:p>1.54239133867E-015</text:p>
              </table:table-cell>
              <table:table-cell office:value-type="float" office:value="124.816202918">
                <text:p>124.816202918</text:p>
              </table:table-cell>
              <table:table-cell office:value-type="float" office:value="153.607719746">
                <text:p>153.607719746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124.81510293">
                <text:p>124.81510293</text:p>
              </table:table-cell>
              <table:table-cell office:value-type="float" office:value="1.91677322029E-015">
                <text:p>1.91677322029E-015</text:p>
              </table:table-cell>
              <table:table-cell office:value-type="float" office:value="124.81510293">
                <text:p>124.81510293</text:p>
              </table:table-cell>
              <table:table-cell office:value-type="float" office:value="156.291092186">
                <text:p>156.291092186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24.816971309">
                <text:p>124.816971309</text:p>
              </table:table-cell>
              <table:table-cell office:value-type="float" office:value="1.54819624329E-015">
                <text:p>1.54819624329E-015</text:p>
              </table:table-cell>
              <table:table-cell office:value-type="float" office:value="124.816971309">
                <text:p>124.816971309</text:p>
              </table:table-cell>
              <table:table-cell office:value-type="float" office:value="159.021340445">
                <text:p>159.021340445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124.813433725">
                <text:p>124.813433725</text:p>
              </table:table-cell>
              <table:table-cell office:value-type="float" office:value="2.09559036648E-015">
                <text:p>2.09559036648E-015</text:p>
              </table:table-cell>
              <table:table-cell office:value-type="float" office:value="124.813433725">
                <text:p>124.813433725</text:p>
              </table:table-cell>
              <table:table-cell office:value-type="float" office:value="161.799283396">
                <text:p>161.79928339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0.0870527036">
                <text:p>70.0870527036</text:p>
              </table:table-cell>
              <table:table-cell office:value-type="float" office:value="-4.7342264086E-016">
                <text:p>-4.7342264086E-016</text:p>
              </table:table-cell>
              <table:table-cell office:value-type="float" office:value="70.0870527036">
                <text:p>70.0870527036</text:p>
              </table:table-cell>
              <table:table-cell office:value-type="float" office:value="164.625754217">
                <text:p>164.625754217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70.0657652763">
                <text:p>70.0657652763</text:p>
              </table:table-cell>
              <table:table-cell office:value-type="float" office:value="-3.47395594144E-017">
                <text:p>-3.47395594144E-017</text:p>
              </table:table-cell>
              <table:table-cell office:value-type="float" office:value="70.0657652763">
                <text:p>70.0657652763</text:p>
              </table:table-cell>
              <table:table-cell office:value-type="float" office:value="167.501600643">
                <text:p>167.501600643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70.0276078641">
                <text:p>70.0276078641</text:p>
              </table:table-cell>
              <table:table-cell office:value-type="float" office:value="7.71106232609E-016">
                <text:p>7.71106232609E-016</text:p>
              </table:table-cell>
              <table:table-cell office:value-type="float" office:value="70.0276078641">
                <text:p>70.0276078641</text:p>
              </table:table-cell>
              <table:table-cell office:value-type="float" office:value="170.427685214">
                <text:p>170.427685214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70.0720558869">
                <text:p>70.0720558869</text:p>
              </table:table-cell>
              <table:table-cell office:value-type="float" office:value="8.55968227684E-016">
                <text:p>8.55968227684E-016</text:p>
              </table:table-cell>
              <table:table-cell office:value-type="float" office:value="70.0720558869">
                <text:p>70.0720558869</text:p>
              </table:table-cell>
              <table:table-cell office:value-type="float" office:value="173.404885541">
                <text:p>173.404885541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70.0716535038">
                <text:p>70.0716535038</text:p>
              </table:table-cell>
              <table:table-cell office:value-type="float" office:value="7.64282287713E-016">
                <text:p>7.64282287713E-016</text:p>
              </table:table-cell>
              <table:table-cell office:value-type="float" office:value="70.0716535038">
                <text:p>70.0716535038</text:p>
              </table:table-cell>
              <table:table-cell office:value-type="float" office:value="176.434094565">
                <text:p>176.434094565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70.0714275152">
                <text:p>70.0714275152</text:p>
              </table:table-cell>
              <table:table-cell office:value-type="float" office:value="6.94849430652E-016">
                <text:p>6.94849430652E-016</text:p>
              </table:table-cell>
              <table:table-cell office:value-type="float" office:value="70.0714275152">
                <text:p>70.0714275152</text:p>
              </table:table-cell>
              <table:table-cell office:value-type="float" office:value="179.516220825">
                <text:p>179.51622082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70.071266311">
                <text:p>70.071266311</text:p>
              </table:table-cell>
              <table:table-cell office:value-type="float" office:value="5.46847047354E-016">
                <text:p>5.46847047354E-016</text:p>
              </table:table-cell>
              <table:table-cell office:value-type="float" office:value="70.071266311">
                <text:p>70.071266311</text:p>
              </table:table-cell>
              <table:table-cell office:value-type="float" office:value="182.652188733">
                <text:p>182.652188733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70.0711389068">
                <text:p>70.0711389068</text:p>
              </table:table-cell>
              <table:table-cell office:value-type="float" office:value="1.83307688179E-016">
                <text:p>1.83307688179E-016</text:p>
              </table:table-cell>
              <table:table-cell office:value-type="float" office:value="70.0711389068">
                <text:p>70.0711389068</text:p>
              </table:table-cell>
              <table:table-cell office:value-type="float" office:value="185.842938847">
                <text:p>185.842938847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70.071028937">
                <text:p>70.071028937</text:p>
              </table:table-cell>
              <table:table-cell office:value-type="float" office:value="4.59079270659E-016">
                <text:p>4.59079270659E-016</text:p>
              </table:table-cell>
              <table:table-cell office:value-type="float" office:value="70.071028937">
                <text:p>70.071028937</text:p>
              </table:table-cell>
              <table:table-cell office:value-type="float" office:value="189.089428158">
                <text:p>189.089428158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70.0708922516">
                <text:p>70.0708922516</text:p>
              </table:table-cell>
              <table:table-cell office:value-type="float" office:value="6.32922123987E-016">
                <text:p>6.32922123987E-016</text:p>
              </table:table-cell>
              <table:table-cell office:value-type="float" office:value="70.0708922516">
                <text:p>70.0708922516</text:p>
              </table:table-cell>
              <table:table-cell office:value-type="float" office:value="192.392630373">
                <text:p>192.39263037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70.070739973">
                <text:p>70.070739973</text:p>
              </table:table-cell>
              <table:table-cell office:value-type="float" office:value="7.31805144209E-016">
                <text:p>7.31805144209E-016</text:p>
              </table:table-cell>
              <table:table-cell office:value-type="float" office:value="70.070739973">
                <text:p>70.070739973</text:p>
              </table:table-cell>
              <table:table-cell office:value-type="float" office:value="195.753536211">
                <text:p>195.753536211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70.0705853791">
                <text:p>70.0705853791</text:p>
              </table:table-cell>
              <table:table-cell office:value-type="float" office:value="7.90850346943E-016">
                <text:p>7.90850346943E-016</text:p>
              </table:table-cell>
              <table:table-cell office:value-type="float" office:value="70.0705853791">
                <text:p>70.0705853791</text:p>
              </table:table-cell>
              <table:table-cell office:value-type="float" office:value="199.173153694">
                <text:p>199.173153694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70.070439223">
                <text:p>70.070439223</text:p>
              </table:table-cell>
              <table:table-cell office:value-type="float" office:value="8.79524030732E-016">
                <text:p>8.79524030732E-016</text:p>
              </table:table-cell>
              <table:table-cell office:value-type="float" office:value="70.070439223">
                <text:p>70.070439223</text:p>
              </table:table-cell>
              <table:table-cell office:value-type="float" office:value="202.652508458">
                <text:p>202.652508458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70.0703096148">
                <text:p>70.0703096148</text:p>
              </table:table-cell>
              <table:table-cell office:value-type="float" office:value="9.89012678252E-016">
                <text:p>9.89012678252E-016</text:p>
              </table:table-cell>
              <table:table-cell office:value-type="float" office:value="70.0703096148">
                <text:p>70.0703096148</text:p>
              </table:table-cell>
              <table:table-cell office:value-type="float" office:value="206.192644051">
                <text:p>206.192644051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70.0702027808">
                <text:p>70.0702027808</text:p>
              </table:table-cell>
              <table:table-cell office:value-type="float" office:value="7.23210250139E-016">
                <text:p>7.23210250139E-016</text:p>
              </table:table-cell>
              <table:table-cell office:value-type="float" office:value="70.0702027808">
                <text:p>70.0702027808</text:p>
              </table:table-cell>
              <table:table-cell office:value-type="float" office:value="209.794622254">
                <text:p>209.794622254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70.0707456851">
                <text:p>70.0707456851</text:p>
              </table:table-cell>
              <table:table-cell office:value-type="float" office:value="6.46509840594E-016">
                <text:p>6.46509840594E-016</text:p>
              </table:table-cell>
              <table:table-cell office:value-type="float" office:value="70.0707456851">
                <text:p>70.0707456851</text:p>
              </table:table-cell>
              <table:table-cell office:value-type="float" office:value="213.459523395">
                <text:p>213.45952339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70.0707228073">
                <text:p>70.0707228073</text:p>
              </table:table-cell>
              <table:table-cell office:value-type="float" office:value="7.41292967543E-016">
                <text:p>7.41292967543E-016</text:p>
              </table:table-cell>
              <table:table-cell office:value-type="float" office:value="70.0707228073">
                <text:p>70.0707228073</text:p>
              </table:table-cell>
              <table:table-cell office:value-type="float" office:value="217.188446675">
                <text:p>217.188446675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70.0706295152">
                <text:p>70.0706295152</text:p>
              </table:table-cell>
              <table:table-cell office:value-type="float" office:value="6.71416022494E-016">
                <text:p>6.71416022494E-016</text:p>
              </table:table-cell>
              <table:table-cell office:value-type="float" office:value="70.0706295152">
                <text:p>70.0706295152</text:p>
              </table:table-cell>
              <table:table-cell office:value-type="float" office:value="220.982510495">
                <text:p>220.98251049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70.0704950588">
                <text:p>70.0704950588</text:p>
              </table:table-cell>
              <table:table-cell office:value-type="float" office:value="3.44970258002E-016">
                <text:p>3.44970258002E-016</text:p>
              </table:table-cell>
              <table:table-cell office:value-type="float" office:value="70.0704950588">
                <text:p>70.0704950588</text:p>
              </table:table-cell>
              <table:table-cell office:value-type="float" office:value="224.842852797">
                <text:p>224.842852797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70.0703866651">
                <text:p>70.0703866651</text:p>
              </table:table-cell>
              <table:table-cell office:value-type="float" office:value="9.59423225459E-016">
                <text:p>9.59423225459E-016</text:p>
              </table:table-cell>
              <table:table-cell office:value-type="float" office:value="70.0703866651">
                <text:p>70.0703866651</text:p>
              </table:table-cell>
              <table:table-cell office:value-type="float" office:value="228.770631397">
                <text:p>228.770631397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70.0702939098">
                <text:p>70.0702939098</text:p>
              </table:table-cell>
              <table:table-cell office:value-type="float" office:value="6.82091461823E-016">
                <text:p>6.82091461823E-016</text:p>
              </table:table-cell>
              <table:table-cell office:value-type="float" office:value="70.0702939098">
                <text:p>70.0702939098</text:p>
              </table:table-cell>
              <table:table-cell office:value-type="float" office:value="232.767024341">
                <text:p>232.767024341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70.0716103576">
                <text:p>70.0716103576</text:p>
              </table:table-cell>
              <table:table-cell office:value-type="float" office:value="7.95772912125E-016">
                <text:p>7.95772912125E-016</text:p>
              </table:table-cell>
              <table:table-cell office:value-type="float" office:value="70.0716103576">
                <text:p>70.0716103576</text:p>
              </table:table-cell>
              <table:table-cell office:value-type="float" office:value="236.833230252">
                <text:p>236.833230252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70.0778049392">
                <text:p>70.0778049392</text:p>
              </table:table-cell>
              <table:table-cell office:value-type="float" office:value="4.00121917406E-016">
                <text:p>4.00121917406E-016</text:p>
              </table:table-cell>
              <table:table-cell office:value-type="float" office:value="70.0778049392">
                <text:p>70.0778049392</text:p>
              </table:table-cell>
              <table:table-cell office:value-type="float" office:value="240.970468693">
                <text:p>240.970468693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70.0682542181">
                <text:p>70.0682542181</text:p>
              </table:table-cell>
              <table:table-cell office:value-type="float" office:value="8.46253265272E-016">
                <text:p>8.46253265272E-016</text:p>
              </table:table-cell>
              <table:table-cell office:value-type="float" office:value="70.0682542181">
                <text:p>70.0682542181</text:p>
              </table:table-cell>
              <table:table-cell office:value-type="float" office:value="245.179980529">
                <text:p>245.179980529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70.2541599705">
                <text:p>70.2541599705</text:p>
              </table:table-cell>
              <table:table-cell office:value-type="float" office:value="5.56893009612E-016">
                <text:p>5.56893009612E-016</text:p>
              </table:table-cell>
              <table:table-cell office:value-type="float" office:value="70.2541599705">
                <text:p>70.2541599705</text:p>
              </table:table-cell>
              <table:table-cell office:value-type="float" office:value="249.463028306">
                <text:p>249.463028306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70.1579655968">
                <text:p>70.1579655968</text:p>
              </table:table-cell>
              <table:table-cell office:value-type="float" office:value="1.88842333691E-016">
                <text:p>1.88842333691E-016</text:p>
              </table:table-cell>
              <table:table-cell office:value-type="float" office:value="70.1579655968">
                <text:p>70.1579655968</text:p>
              </table:table-cell>
              <table:table-cell office:value-type="float" office:value="253.820896622">
                <text:p>253.820896622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70.0569881979">
                <text:p>70.0569881979</text:p>
              </table:table-cell>
              <table:table-cell office:value-type="float" office:value="1.17869403055E-016">
                <text:p>1.17869403055E-016</text:p>
              </table:table-cell>
              <table:table-cell office:value-type="float" office:value="70.0569881979">
                <text:p>70.0569881979</text:p>
              </table:table-cell>
              <table:table-cell office:value-type="float" office:value="258.254892516">
                <text:p>258.254892516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70.0530142141">
                <text:p>70.0530142141</text:p>
              </table:table-cell>
              <table:table-cell office:value-type="float" office:value="-4.29159892808E-016">
                <text:p>-4.29159892808E-016</text:p>
              </table:table-cell>
              <table:table-cell office:value-type="float" office:value="70.0530142141">
                <text:p>70.0530142141</text:p>
              </table:table-cell>
              <table:table-cell office:value-type="float" office:value="262.766345861">
                <text:p>262.766345861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70.0495235553">
                <text:p>70.0495235553</text:p>
              </table:table-cell>
              <table:table-cell office:value-type="float" office:value="-5.33969206375E-017">
                <text:p>-5.33969206375E-017</text:p>
              </table:table-cell>
              <table:table-cell office:value-type="float" office:value="70.0495235553">
                <text:p>70.0495235553</text:p>
              </table:table-cell>
              <table:table-cell office:value-type="float" office:value="267.35660976">
                <text:p>267.35660976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70.0463234466">
                <text:p>70.0463234466</text:p>
              </table:table-cell>
              <table:table-cell office:value-type="float" office:value="-6.68816656739E-016">
                <text:p>-6.68816656739E-016</text:p>
              </table:table-cell>
              <table:table-cell office:value-type="float" office:value="70.0463234466">
                <text:p>70.0463234466</text:p>
              </table:table-cell>
              <table:table-cell office:value-type="float" office:value="272.027060955">
                <text:p>272.02706095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70.04334084">
                <text:p>70.04334084</text:p>
              </table:table-cell>
              <table:table-cell office:value-type="float" office:value="-8.4002463506E-017">
                <text:p>-8.4002463506E-017</text:p>
              </table:table-cell>
              <table:table-cell office:value-type="float" office:value="70.04334084">
                <text:p>70.04334084</text:p>
              </table:table-cell>
              <table:table-cell office:value-type="float" office:value="276.779100237">
                <text:p>276.779100237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70.0406016675">
                <text:p>70.0406016675</text:p>
              </table:table-cell>
              <table:table-cell office:value-type="float" office:value="-9.08679800867E-017">
                <text:p>-9.08679800867E-017</text:p>
              </table:table-cell>
              <table:table-cell office:value-type="float" office:value="70.0406016675">
                <text:p>70.0406016675</text:p>
              </table:table-cell>
              <table:table-cell office:value-type="float" office:value="281.614152868">
                <text:p>281.614152868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70.0382233099">
                <text:p>70.0382233099</text:p>
              </table:table-cell>
              <table:table-cell office:value-type="float" office:value="-2.42241239385E-016">
                <text:p>-2.42241239385E-016</text:p>
              </table:table-cell>
              <table:table-cell office:value-type="float" office:value="70.0382233099">
                <text:p>70.0382233099</text:p>
              </table:table-cell>
              <table:table-cell office:value-type="float" office:value="286.533669007">
                <text:p>286.533669007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70.0360984278">
                <text:p>70.0360984278</text:p>
              </table:table-cell>
              <table:table-cell office:value-type="float" office:value="-6.6895646983E-016">
                <text:p>-6.6895646983E-016</text:p>
              </table:table-cell>
              <table:table-cell office:value-type="float" office:value="70.0360984278">
                <text:p>70.0360984278</text:p>
              </table:table-cell>
              <table:table-cell office:value-type="float" office:value="291.539124148">
                <text:p>291.539124148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70.0341324586">
                <text:p>70.0341324586</text:p>
              </table:table-cell>
              <table:table-cell office:value-type="float" office:value="2.35113650781E-016">
                <text:p>2.35113650781E-016</text:p>
              </table:table-cell>
              <table:table-cell office:value-type="float" office:value="70.0341324586">
                <text:p>70.0341324586</text:p>
              </table:table-cell>
              <table:table-cell office:value-type="float" office:value="296.632019559">
                <text:p>296.632019559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26.8924055">
                <text:p>126.8924055</text:p>
              </table:table-cell>
              <table:table-cell office:value-type="float" office:value="6.95368380437E-016">
                <text:p>6.95368380437E-016</text:p>
              </table:table-cell>
              <table:table-cell office:value-type="float" office:value="126.8924055">
                <text:p>126.8924055</text:p>
              </table:table-cell>
              <table:table-cell office:value-type="float" office:value="301.813882732">
                <text:p>301.813882732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126.892219953">
                <text:p>126.892219953</text:p>
              </table:table-cell>
              <table:table-cell office:value-type="float" office:value="7.28373721167E-016">
                <text:p>7.28373721167E-016</text:p>
              </table:table-cell>
              <table:table-cell office:value-type="float" office:value="126.892219953">
                <text:p>126.892219953</text:p>
              </table:table-cell>
              <table:table-cell office:value-type="float" office:value="307.086267845">
                <text:p>307.086267845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126.891911358">
                <text:p>126.891911358</text:p>
              </table:table-cell>
              <table:table-cell office:value-type="float" office:value="1.7703043585E-015">
                <text:p>1.7703043585E-015</text:p>
              </table:table-cell>
              <table:table-cell office:value-type="float" office:value="126.891911358">
                <text:p>126.891911358</text:p>
              </table:table-cell>
              <table:table-cell office:value-type="float" office:value="312.450756226">
                <text:p>312.450756226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26.89181153">
                <text:p>126.89181153</text:p>
              </table:table-cell>
              <table:table-cell office:value-type="float" office:value="1.88862240424E-015">
                <text:p>1.88862240424E-015</text:p>
              </table:table-cell>
              <table:table-cell office:value-type="float" office:value="126.89181153">
                <text:p>126.89181153</text:p>
              </table:table-cell>
              <table:table-cell office:value-type="float" office:value="317.908956826">
                <text:p>317.908956826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126.891916185">
                <text:p>126.891916185</text:p>
              </table:table-cell>
              <table:table-cell office:value-type="float" office:value="2.39548769364E-015">
                <text:p>2.39548769364E-015</text:p>
              </table:table-cell>
              <table:table-cell office:value-type="float" office:value="126.891916185">
                <text:p>126.891916185</text:p>
              </table:table-cell>
              <table:table-cell office:value-type="float" office:value="323.462506703">
                <text:p>323.46250670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26.891910831">
                <text:p>126.891910831</text:p>
              </table:table-cell>
              <table:table-cell office:value-type="float" office:value="1.76928719562E-015">
                <text:p>1.76928719562E-015</text:p>
              </table:table-cell>
              <table:table-cell office:value-type="float" office:value="126.891910831">
                <text:p>126.891910831</text:p>
              </table:table-cell>
              <table:table-cell office:value-type="float" office:value="329.113071513">
                <text:p>329.113071513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126.891916746">
                <text:p>126.891916746</text:p>
              </table:table-cell>
              <table:table-cell office:value-type="float" office:value="1.69057649334E-015">
                <text:p>1.69057649334E-015</text:p>
              </table:table-cell>
              <table:table-cell office:value-type="float" office:value="126.891916746">
                <text:p>126.891916746</text:p>
              </table:table-cell>
              <table:table-cell office:value-type="float" office:value="334.86234601">
                <text:p>334.86234601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126.891922979">
                <text:p>126.891922979</text:p>
              </table:table-cell>
              <table:table-cell office:value-type="float" office:value="1.76669079543E-015">
                <text:p>1.76669079543E-015</text:p>
              </table:table-cell>
              <table:table-cell office:value-type="float" office:value="126.891922979">
                <text:p>126.891922979</text:p>
              </table:table-cell>
              <table:table-cell office:value-type="float" office:value="340.712054553">
                <text:p>340.712054553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126.891926049">
                <text:p>126.891926049</text:p>
              </table:table-cell>
              <table:table-cell office:value-type="float" office:value="3.03577437055E-016">
                <text:p>3.03577437055E-016</text:p>
              </table:table-cell>
              <table:table-cell office:value-type="float" office:value="126.891926049">
                <text:p>126.891926049</text:p>
              </table:table-cell>
              <table:table-cell office:value-type="float" office:value="346.663951623">
                <text:p>346.663951623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26.891926795">
                <text:p>126.891926795</text:p>
              </table:table-cell>
              <table:table-cell office:value-type="float" office:value="2.5957071184E-016">
                <text:p>2.5957071184E-016</text:p>
              </table:table-cell>
              <table:table-cell office:value-type="float" office:value="126.891926795">
                <text:p>126.891926795</text:p>
              </table:table-cell>
              <table:table-cell office:value-type="float" office:value="352.719822351">
                <text:p>352.719822351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126.891913593">
                <text:p>126.891913593</text:p>
              </table:table-cell>
              <table:table-cell office:value-type="float" office:value="1.1744472613E-015">
                <text:p>1.1744472613E-015</text:p>
              </table:table-cell>
              <table:table-cell office:value-type="float" office:value="126.891913593">
                <text:p>126.891913593</text:p>
              </table:table-cell>
              <table:table-cell office:value-type="float" office:value="358.881483053">
                <text:p>358.881483053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126.891892895">
                <text:p>126.891892895</text:p>
              </table:table-cell>
              <table:table-cell office:value-type="float" office:value="2.1441750958E-015">
                <text:p>2.1441750958E-015</text:p>
              </table:table-cell>
              <table:table-cell office:value-type="float" office:value="126.891892895">
                <text:p>126.891892895</text:p>
              </table:table-cell>
              <table:table-cell office:value-type="float" office:value="365.150781773">
                <text:p>365.150781773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126.892400153">
                <text:p>126.892400153</text:p>
              </table:table-cell>
              <table:table-cell office:value-type="float" office:value="1.42016133025E-015">
                <text:p>1.42016133025E-015</text:p>
              </table:table-cell>
              <table:table-cell office:value-type="float" office:value="126.892400153">
                <text:p>126.892400153</text:p>
              </table:table-cell>
              <table:table-cell office:value-type="float" office:value="371.529598839">
                <text:p>371.529598839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26.892203825">
                <text:p>126.892203825</text:p>
              </table:table-cell>
              <table:table-cell office:value-type="float" office:value="7.88536326828E-016">
                <text:p>7.88536326828E-016</text:p>
              </table:table-cell>
              <table:table-cell office:value-type="float" office:value="126.892203825">
                <text:p>126.892203825</text:p>
              </table:table-cell>
              <table:table-cell office:value-type="float" office:value="378.019847427">
                <text:p>378.019847427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126.891897103">
                <text:p>126.891897103</text:p>
              </table:table-cell>
              <table:table-cell office:value-type="float" office:value="6.74024313929E-015">
                <text:p>6.74024313929E-015</text:p>
              </table:table-cell>
              <table:table-cell office:value-type="float" office:value="126.891897103">
                <text:p>126.891897103</text:p>
              </table:table-cell>
              <table:table-cell office:value-type="float" office:value="384.623474132">
                <text:p>384.62347413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70.0126760175">
                <text:p>70.0126760175</text:p>
              </table:table-cell>
              <table:table-cell office:value-type="float" office:value="-2.20056288896E-016">
                <text:p>-2.20056288896E-016</text:p>
              </table:table-cell>
              <table:table-cell office:value-type="float" office:value="70.0126760175">
                <text:p>70.0126760175</text:p>
              </table:table-cell>
              <table:table-cell office:value-type="float" office:value="391.342459558">
                <text:p>391.342459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